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668.0" calcext:value-type="float">
            <text:p>278668.0</text:p>
          </table:table-cell>
          <table:table-cell office:value-type="float" office:value="136.07" calcext:value-type="float">
            <text:p>136.07</text:p>
          </table:table-cell>
          <table:table-cell office:value-type="float" office:value="918.273512173" calcext:value-type="float">
            <text:p>918.2735121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3-09</text:p>
          </table:table-cell>
          <table:table-cell office:value-type="float" office:value="1.52595498926e+12" calcext:value-type="float">
            <text:p>1.52595498926e+12</text:p>
          </table:table-cell>
          <table:table-cell office:value-type="string" calcext:value-type="string">
            <text:p>Thu May 10 17:53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244.0" calcext:value-type="float">
            <text:p>278244.0</text:p>
          </table:table-cell>
          <table:table-cell office:value-type="float" office:value="271.72" calcext:value-type="float">
            <text:p>271.72</text:p>
          </table:table-cell>
          <table:table-cell office:value-type="float" office:value="919.683590012" calcext:value-type="float">
            <text:p>919.6835900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5-20</text:p>
          </table:table-cell>
          <table:table-cell office:value-type="float" office:value="1.52595512038e+12" calcext:value-type="float">
            <text:p>1.52595512038e+12</text:p>
          </table:table-cell>
          <table:table-cell office:value-type="string" calcext:value-type="string">
            <text:p>Thu May 10 17:55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9293.0" calcext:value-type="float">
            <text:p>279293.0</text:p>
          </table:table-cell>
          <table:table-cell office:value-type="float" office:value="545.49" calcext:value-type="float">
            <text:p>545.49</text:p>
          </table:table-cell>
          <table:table-cell office:value-type="float" office:value="916.230106816" calcext:value-type="float">
            <text:p>916.2301068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7-31</text:p>
          </table:table-cell>
          <table:table-cell office:value-type="float" office:value="1.52595525148e+12" calcext:value-type="float">
            <text:p>1.52595525148e+12</text:p>
          </table:table-cell>
          <table:table-cell office:value-type="string" calcext:value-type="string">
            <text:p>Thu May 10 17:57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4766.0" calcext:value-type="float">
            <text:p>274766.0</text:p>
          </table:table-cell>
          <table:table-cell office:value-type="float" office:value="1073.3" calcext:value-type="float">
            <text:p>1073.3</text:p>
          </table:table-cell>
          <table:table-cell office:value-type="float" office:value="931.313320106" calcext:value-type="float">
            <text:p>931.31332010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7-59-42</text:p>
          </table:table-cell>
          <table:table-cell office:value-type="float" office:value="1.52595538258e+12" calcext:value-type="float">
            <text:p>1.52595538258e+12</text:p>
          </table:table-cell>
          <table:table-cell office:value-type="string" calcext:value-type="string">
            <text:p>Thu May 10 17:59:4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59367.0" calcext:value-type="float">
            <text:p>259367.0</text:p>
          </table:table-cell>
          <table:table-cell office:value-type="float" office:value="2026.31" calcext:value-type="float">
            <text:p>2026.31</text:p>
          </table:table-cell>
          <table:table-cell office:value-type="float" office:value="986.638285254" calcext:value-type="float">
            <text:p>986.63828525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1-53</text:p>
          </table:table-cell>
          <table:table-cell office:value-type="float" office:value="1.52595551368e+12" calcext:value-type="float">
            <text:p>1.52595551368e+12</text:p>
          </table:table-cell>
          <table:table-cell office:value-type="string" calcext:value-type="string">
            <text:p>Thu May 10 18:01:5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59874.0" calcext:value-type="float">
            <text:p>259874.0</text:p>
          </table:table-cell>
          <table:table-cell office:value-type="float" office:value="4060.54" calcext:value-type="float">
            <text:p>4060.54</text:p>
          </table:table-cell>
          <table:table-cell office:value-type="float" office:value="984.71993517" calcext:value-type="float">
            <text:p>984.7199351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4-04</text:p>
          </table:table-cell>
          <table:table-cell office:value-type="float" office:value="1.52595564481e+12" calcext:value-type="float">
            <text:p>1.52595564481e+12</text:p>
          </table:table-cell>
          <table:table-cell office:value-type="string" calcext:value-type="string">
            <text:p>Thu May 10 18:04:0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3644.0" calcext:value-type="float">
            <text:p>173644.0</text:p>
          </table:table-cell>
          <table:table-cell office:value-type="float" office:value="5426.37" calcext:value-type="float">
            <text:p>5426.37</text:p>
          </table:table-cell>
          <table:table-cell office:value-type="float" office:value="1473.91249001" calcext:value-type="float">
            <text:p>1473.9124900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6-15</text:p>
          </table:table-cell>
          <table:table-cell office:value-type="float" office:value="1.52595577594e+12" calcext:value-type="float">
            <text:p>1.52595577594e+12</text:p>
          </table:table-cell>
          <table:table-cell office:value-type="string" calcext:value-type="string">
            <text:p>Thu May 10 18:06:1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5924.0" calcext:value-type="float">
            <text:p>85924.0</text:p>
          </table:table-cell>
          <table:table-cell office:value-type="float" office:value="5370.28" calcext:value-type="float">
            <text:p>5370.28</text:p>
          </table:table-cell>
          <table:table-cell office:value-type="float" office:value="2978.9603457" calcext:value-type="float">
            <text:p>2978.96034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08-27</text:p>
          </table:table-cell>
          <table:table-cell office:value-type="float" office:value="1.52595590707e+12" calcext:value-type="float">
            <text:p>1.52595590707e+12</text:p>
          </table:table-cell>
          <table:table-cell office:value-type="string" calcext:value-type="string">
            <text:p>Thu May 10 18:08:2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2060.0" calcext:value-type="float">
            <text:p>42060.0</text:p>
          </table:table-cell>
          <table:table-cell office:value-type="float" office:value="5257.48" calcext:value-type="float">
            <text:p>5257.48</text:p>
          </table:table-cell>
          <table:table-cell office:value-type="float" office:value="6086.05030382" calcext:value-type="float">
            <text:p>6086.050303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0-38</text:p>
          </table:table-cell>
          <table:table-cell office:value-type="float" office:value="1.52595603819e+12" calcext:value-type="float">
            <text:p>1.52595603819e+12</text:p>
          </table:table-cell>
          <table:table-cell office:value-type="string" calcext:value-type="string">
            <text:p>Thu May 10 18:10:3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67546.0" calcext:value-type="float">
            <text:p>1767546.0</text:p>
          </table:table-cell>
          <table:table-cell office:value-type="float" office:value="863.06" calcext:value-type="float">
            <text:p>863.06</text:p>
          </table:table-cell>
          <table:table-cell office:value-type="float" office:value="144.27599301" calcext:value-type="float">
            <text:p>144.2759930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2-49</text:p>
          </table:table-cell>
          <table:table-cell office:value-type="float" office:value="1.5259561693e+12" calcext:value-type="float">
            <text:p>1.5259561693e+12</text:p>
          </table:table-cell>
          <table:table-cell office:value-type="string" calcext:value-type="string">
            <text:p>Thu May 10 18:12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84712.0" calcext:value-type="float">
            <text:p>1684712.0</text:p>
          </table:table-cell>
          <table:table-cell office:value-type="float" office:value="1645.23" calcext:value-type="float">
            <text:p>1645.23</text:p>
          </table:table-cell>
          <table:table-cell office:value-type="float" office:value="151.352081808" calcext:value-type="float">
            <text:p>151.3520818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5-00</text:p>
          </table:table-cell>
          <table:table-cell office:value-type="float" office:value="1.52595630043e+12" calcext:value-type="float">
            <text:p>1.52595630043e+12</text:p>
          </table:table-cell>
          <table:table-cell office:value-type="string" calcext:value-type="string">
            <text:p>Thu May 10 18:15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3815.0" calcext:value-type="float">
            <text:p>1343815.0</text:p>
          </table:table-cell>
          <table:table-cell office:value-type="float" office:value="2624.64" calcext:value-type="float">
            <text:p>2624.64</text:p>
          </table:table-cell>
          <table:table-cell office:value-type="float" office:value="189.898125127" calcext:value-type="float">
            <text:p>189.89812512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7-11</text:p>
          </table:table-cell>
          <table:table-cell office:value-type="float" office:value="1.52595643156e+12" calcext:value-type="float">
            <text:p>1.52595643156e+12</text:p>
          </table:table-cell>
          <table:table-cell office:value-type="string" calcext:value-type="string">
            <text:p>Thu May 10 18:17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29344.0" calcext:value-type="float">
            <text:p>529344.0</text:p>
          </table:table-cell>
          <table:table-cell office:value-type="float" office:value="2067.75" calcext:value-type="float">
            <text:p>2067.75</text:p>
          </table:table-cell>
          <table:table-cell office:value-type="float" office:value="482.923330341" calcext:value-type="float">
            <text:p>482.92333034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19-22</text:p>
          </table:table-cell>
          <table:table-cell office:value-type="float" office:value="1.52595656268e+12" calcext:value-type="float">
            <text:p>1.52595656268e+12</text:p>
          </table:table-cell>
          <table:table-cell office:value-type="string" calcext:value-type="string">
            <text:p>Thu May 10 18:19:2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01837.0" calcext:value-type="float">
            <text:p>301837.0</text:p>
          </table:table-cell>
          <table:table-cell office:value-type="float" office:value="2358.11" calcext:value-type="float">
            <text:p>2358.11</text:p>
          </table:table-cell>
          <table:table-cell office:value-type="float" office:value="847.321848638" calcext:value-type="float">
            <text:p>847.32184863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1-33</text:p>
          </table:table-cell>
          <table:table-cell office:value-type="float" office:value="1.52595669379e+12" calcext:value-type="float">
            <text:p>1.52595669379e+12</text:p>
          </table:table-cell>
          <table:table-cell office:value-type="string" calcext:value-type="string">
            <text:p>Thu May 10 18:21:3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225.0" calcext:value-type="float">
            <text:p>135225.0</text:p>
          </table:table-cell>
          <table:table-cell office:value-type="float" office:value="2112.89" calcext:value-type="float">
            <text:p>2112.89</text:p>
          </table:table-cell>
          <table:table-cell office:value-type="float" office:value="1892.28928085" calcext:value-type="float">
            <text:p>1892.2892808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3-44</text:p>
          </table:table-cell>
          <table:table-cell office:value-type="float" office:value="1.52595682492e+12" calcext:value-type="float">
            <text:p>1.52595682492e+12</text:p>
          </table:table-cell>
          <table:table-cell office:value-type="string" calcext:value-type="string">
            <text:p>Thu May 10 18:23:4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68275.0" calcext:value-type="float">
            <text:p>68275.0</text:p>
          </table:table-cell>
          <table:table-cell office:value-type="float" office:value="2133.61" calcext:value-type="float">
            <text:p>2133.61</text:p>
          </table:table-cell>
          <table:table-cell office:value-type="float" office:value="3747.85782051" calcext:value-type="float">
            <text:p>3747.8578205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5-56</text:p>
          </table:table-cell>
          <table:table-cell office:value-type="float" office:value="1.52595695607e+12" calcext:value-type="float">
            <text:p>1.52595695607e+12</text:p>
          </table:table-cell>
          <table:table-cell office:value-type="string" calcext:value-type="string">
            <text:p>Thu May 10 18:25:5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3576.0" calcext:value-type="float">
            <text:p>33576.0</text:p>
          </table:table-cell>
          <table:table-cell office:value-type="float" office:value="2098.5" calcext:value-type="float">
            <text:p>2098.5</text:p>
          </table:table-cell>
          <table:table-cell office:value-type="float" office:value="7621.20621671" calcext:value-type="float">
            <text:p>7621.2062167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28-07</text:p>
          </table:table-cell>
          <table:table-cell office:value-type="float" office:value="1.52595708719e+12" calcext:value-type="float">
            <text:p>1.52595708719e+12</text:p>
          </table:table-cell>
          <table:table-cell office:value-type="string" calcext:value-type="string">
            <text:p>Thu May 10 18:28:0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269.0" calcext:value-type="float">
            <text:p>16269.0</text:p>
          </table:table-cell>
          <table:table-cell office:value-type="float" office:value="2033.61" calcext:value-type="float">
            <text:p>2033.61</text:p>
          </table:table-cell>
          <table:table-cell office:value-type="float" office:value="15729.6075126" calcext:value-type="float">
            <text:p>15729.607512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8-30-18</text:p>
          </table:table-cell>
          <table:table-cell office:value-type="float" office:value="1.5259572183e+12" calcext:value-type="float">
            <text:p>1.5259572183e+12</text:p>
          </table:table-cell>
          <table:table-cell office:value-type="string" calcext:value-type="string">
            <text:p>Thu May 10 18:30:1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582.0" calcext:value-type="float">
            <text:p>34582.0</text:p>
          </table:table-cell>
          <table:table-cell office:value-type="float" office:value="16.89" calcext:value-type="float">
            <text:p>16.89</text:p>
          </table:table-cell>
          <table:table-cell office:value-type="float" office:value="0.0" calcext:value-type="float">
            <text:p>0.0</text:p>
          </table:table-cell>
          <table:table-cell office:value-type="float" office:value="28.540440487" calcext:value-type="float">
            <text:p>28.540440487</text:p>
          </table:table-cell>
          <table:table-cell office:value-type="string" calcext:value-type="string">
            <text:p>2018-05-10_18-32-29</text:p>
          </table:table-cell>
          <table:table-cell office:value-type="float" office:value="1.52595734937e+12" calcext:value-type="float">
            <text:p>1.52595734937e+12</text:p>
          </table:table-cell>
          <table:table-cell office:value-type="string" calcext:value-type="string">
            <text:p>Thu May 10 18:32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869.0" calcext:value-type="float">
            <text:p>33869.0</text:p>
          </table:table-cell>
          <table:table-cell office:value-type="float" office:value="33.08" calcext:value-type="float">
            <text:p>33.08</text:p>
          </table:table-cell>
          <table:table-cell office:value-type="float" office:value="0.0" calcext:value-type="float">
            <text:p>0.0</text:p>
          </table:table-cell>
          <table:table-cell office:value-type="float" office:value="29.139959456" calcext:value-type="float">
            <text:p>29.139959456</text:p>
          </table:table-cell>
          <table:table-cell office:value-type="string" calcext:value-type="string">
            <text:p>2018-05-10_18-34-40</text:p>
          </table:table-cell>
          <table:table-cell office:value-type="float" office:value="1.52595748048e+12" calcext:value-type="float">
            <text:p>1.52595748048e+12</text:p>
          </table:table-cell>
          <table:table-cell office:value-type="string" calcext:value-type="string">
            <text:p>Thu May 10 18:34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731.0" calcext:value-type="float">
            <text:p>32731.0</text:p>
          </table:table-cell>
          <table:table-cell office:value-type="float" office:value="63.93" calcext:value-type="float">
            <text:p>63.93</text:p>
          </table:table-cell>
          <table:table-cell office:value-type="float" office:value="0.0" calcext:value-type="float">
            <text:p>0.0</text:p>
          </table:table-cell>
          <table:table-cell office:value-type="float" office:value="30.167410768" calcext:value-type="float">
            <text:p>30.167410768</text:p>
          </table:table-cell>
          <table:table-cell office:value-type="string" calcext:value-type="string">
            <text:p>2018-05-10_18-36-51</text:p>
          </table:table-cell>
          <table:table-cell office:value-type="float" office:value="1.52595761161e+12" calcext:value-type="float">
            <text:p>1.52595761161e+12</text:p>
          </table:table-cell>
          <table:table-cell office:value-type="string" calcext:value-type="string">
            <text:p>Thu May 10 18:36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150.0" calcext:value-type="float">
            <text:p>30150.0</text:p>
          </table:table-cell>
          <table:table-cell office:value-type="float" office:value="117.77" calcext:value-type="float">
            <text:p>117.77</text:p>
          </table:table-cell>
          <table:table-cell office:value-type="float" office:value="0.0" calcext:value-type="float">
            <text:p>0.0</text:p>
          </table:table-cell>
          <table:table-cell office:value-type="float" office:value="32.726832067" calcext:value-type="float">
            <text:p>32.726832067</text:p>
          </table:table-cell>
          <table:table-cell office:value-type="string" calcext:value-type="string">
            <text:p>2018-05-10_18-39-02</text:p>
          </table:table-cell>
          <table:table-cell office:value-type="float" office:value="1.52595774271e+12" calcext:value-type="float">
            <text:p>1.52595774271e+12</text:p>
          </table:table-cell>
          <table:table-cell office:value-type="string" calcext:value-type="string">
            <text:p>Thu May 10 18:39:0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468.0" calcext:value-type="float">
            <text:p>19468.0</text:p>
          </table:table-cell>
          <table:table-cell office:value-type="float" office:value="152.1" calcext:value-type="float">
            <text:p>152.1</text:p>
          </table:table-cell>
          <table:table-cell office:value-type="float" office:value="0.0" calcext:value-type="float">
            <text:p>0.0</text:p>
          </table:table-cell>
          <table:table-cell office:value-type="float" office:value="50.41735524" calcext:value-type="float">
            <text:p>50.41735524</text:p>
          </table:table-cell>
          <table:table-cell office:value-type="string" calcext:value-type="string">
            <text:p>2018-05-10_18-41-13</text:p>
          </table:table-cell>
          <table:table-cell office:value-type="float" office:value="1.52595787384e+12" calcext:value-type="float">
            <text:p>1.52595787384e+12</text:p>
          </table:table-cell>
          <table:table-cell office:value-type="string" calcext:value-type="string">
            <text:p>Thu May 10 18:41:1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419.0" calcext:value-type="float">
            <text:p>17419.0</text:p>
          </table:table-cell>
          <table:table-cell office:value-type="float" office:value="272.17" calcext:value-type="float">
            <text:p>272.17</text:p>
          </table:table-cell>
          <table:table-cell office:value-type="float" office:value="0.0" calcext:value-type="float">
            <text:p>0.0</text:p>
          </table:table-cell>
          <table:table-cell office:value-type="float" office:value="56.816325889" calcext:value-type="float">
            <text:p>56.816325889</text:p>
          </table:table-cell>
          <table:table-cell office:value-type="string" calcext:value-type="string">
            <text:p>2018-05-10_18-43-24</text:p>
          </table:table-cell>
          <table:table-cell office:value-type="float" office:value="1.52595800493e+12" calcext:value-type="float">
            <text:p>1.52595800493e+12</text:p>
          </table:table-cell>
          <table:table-cell office:value-type="string" calcext:value-type="string">
            <text:p>Thu May 10 18:43:2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544.0" calcext:value-type="float">
            <text:p>12544.0</text:p>
          </table:table-cell>
          <table:table-cell office:value-type="float" office:value="391.99" calcext:value-type="float">
            <text:p>391.99</text:p>
          </table:table-cell>
          <table:table-cell office:value-type="float" office:value="0.0" calcext:value-type="float">
            <text:p>0.0</text:p>
          </table:table-cell>
          <table:table-cell office:value-type="float" office:value="78.954553626" calcext:value-type="float">
            <text:p>78.954553626</text:p>
          </table:table-cell>
          <table:table-cell office:value-type="string" calcext:value-type="string">
            <text:p>2018-05-10_18-45-36</text:p>
          </table:table-cell>
          <table:table-cell office:value-type="float" office:value="1.52595813604e+12" calcext:value-type="float">
            <text:p>1.52595813604e+12</text:p>
          </table:table-cell>
          <table:table-cell office:value-type="string" calcext:value-type="string">
            <text:p>Thu May 10 18:45:3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241.0" calcext:value-type="float">
            <text:p>9241.0</text:p>
          </table:table-cell>
          <table:table-cell office:value-type="float" office:value="577.57" calcext:value-type="float">
            <text:p>577.57</text:p>
          </table:table-cell>
          <table:table-cell office:value-type="float" office:value="0.0" calcext:value-type="float">
            <text:p>0.0</text:p>
          </table:table-cell>
          <table:table-cell office:value-type="float" office:value="107.285124162" calcext:value-type="float">
            <text:p>107.285124162</text:p>
          </table:table-cell>
          <table:table-cell office:value-type="string" calcext:value-type="string">
            <text:p>2018-05-10_18-47-47</text:p>
          </table:table-cell>
          <table:table-cell office:value-type="float" office:value="1.52595826717e+12" calcext:value-type="float">
            <text:p>1.52595826717e+12</text:p>
          </table:table-cell>
          <table:table-cell office:value-type="string" calcext:value-type="string">
            <text:p>Thu May 10 18:47:4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52.0" calcext:value-type="float">
            <text:p>5352.0</text:p>
          </table:table-cell>
          <table:table-cell office:value-type="float" office:value="669.06" calcext:value-type="float">
            <text:p>669.06</text:p>
          </table:table-cell>
          <table:table-cell office:value-type="float" office:value="0.0" calcext:value-type="float">
            <text:p>0.0</text:p>
          </table:table-cell>
          <table:table-cell office:value-type="float" office:value="185.553960609" calcext:value-type="float">
            <text:p>185.553960609</text:p>
          </table:table-cell>
          <table:table-cell office:value-type="string" calcext:value-type="string">
            <text:p>2018-05-10_18-49-58</text:p>
          </table:table-cell>
          <table:table-cell office:value-type="float" office:value="1.52595839831e+12" calcext:value-type="float">
            <text:p>1.52595839831e+12</text:p>
          </table:table-cell>
          <table:table-cell office:value-type="string" calcext:value-type="string">
            <text:p>Thu May 10 18:49:5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838.0" calcext:value-type="float">
            <text:p>22838.0</text:p>
          </table:table-cell>
          <table:table-cell office:value-type="float" office:value="89.21" calcext:value-type="float">
            <text:p>89.21</text:p>
          </table:table-cell>
          <table:table-cell office:value-type="float" office:value="51.798864248" calcext:value-type="float">
            <text:p>51.798864248</text:p>
          </table:table-cell>
          <table:table-cell office:value-type="float" office:value="34.528229009" calcext:value-type="float">
            <text:p>34.528229009</text:p>
          </table:table-cell>
          <table:table-cell office:value-type="string" calcext:value-type="string">
            <text:p>2018-05-10_18-52-09</text:p>
          </table:table-cell>
          <table:table-cell office:value-type="float" office:value="1.52595852941e+12" calcext:value-type="float">
            <text:p>1.52595852941e+12</text:p>
          </table:table-cell>
          <table:table-cell office:value-type="string" calcext:value-type="string">
            <text:p>Thu May 10 18:52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386.0" calcext:value-type="float">
            <text:p>43386.0</text:p>
          </table:table-cell>
          <table:table-cell office:value-type="float" office:value="169.48" calcext:value-type="float">
            <text:p>169.48</text:p>
          </table:table-cell>
          <table:table-cell office:value-type="float" office:value="54.719710697" calcext:value-type="float">
            <text:p>54.719710697</text:p>
          </table:table-cell>
          <table:table-cell office:value-type="float" office:value="36.314830825" calcext:value-type="float">
            <text:p>36.314830825</text:p>
          </table:table-cell>
          <table:table-cell office:value-type="string" calcext:value-type="string">
            <text:p>2018-05-10_18-54-20</text:p>
          </table:table-cell>
          <table:table-cell office:value-type="float" office:value="1.52595866054e+12" calcext:value-type="float">
            <text:p>1.52595866054e+12</text:p>
          </table:table-cell>
          <table:table-cell office:value-type="string" calcext:value-type="string">
            <text:p>Thu May 10 18:54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3130.0" calcext:value-type="float">
            <text:p>83130.0</text:p>
          </table:table-cell>
          <table:table-cell office:value-type="float" office:value="324.73" calcext:value-type="float">
            <text:p>324.73</text:p>
          </table:table-cell>
          <table:table-cell office:value-type="float" office:value="58.720260268" calcext:value-type="float">
            <text:p>58.720260268</text:p>
          </table:table-cell>
          <table:table-cell office:value-type="float" office:value="36.349751255" calcext:value-type="float">
            <text:p>36.349751255</text:p>
          </table:table-cell>
          <table:table-cell office:value-type="string" calcext:value-type="string">
            <text:p>2018-05-10_18-56-31</text:p>
          </table:table-cell>
          <table:table-cell office:value-type="float" office:value="1.52595879164e+12" calcext:value-type="float">
            <text:p>1.52595879164e+12</text:p>
          </table:table-cell>
          <table:table-cell office:value-type="string" calcext:value-type="string">
            <text:p>Thu May 10 18:56:3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6052.0" calcext:value-type="float">
            <text:p>156052.0</text:p>
          </table:table-cell>
          <table:table-cell office:value-type="float" office:value="609.58" calcext:value-type="float">
            <text:p>609.58</text:p>
          </table:table-cell>
          <table:table-cell office:value-type="float" office:value="66.217952413" calcext:value-type="float">
            <text:p>66.217952413</text:p>
          </table:table-cell>
          <table:table-cell office:value-type="float" office:value="35.195602712" calcext:value-type="float">
            <text:p>35.195602712</text:p>
          </table:table-cell>
          <table:table-cell office:value-type="string" calcext:value-type="string">
            <text:p>2018-05-10_18-58-42</text:p>
          </table:table-cell>
          <table:table-cell office:value-type="float" office:value="1.52595892277e+12" calcext:value-type="float">
            <text:p>1.52595892277e+12</text:p>
          </table:table-cell>
          <table:table-cell office:value-type="string" calcext:value-type="string">
            <text:p>Thu May 10 18:58:4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4987.0" calcext:value-type="float">
            <text:p>274987.0</text:p>
          </table:table-cell>
          <table:table-cell office:value-type="float" office:value="1074.17" calcext:value-type="float">
            <text:p>1074.17</text:p>
          </table:table-cell>
          <table:table-cell office:value-type="float" office:value="80.508727533" calcext:value-type="float">
            <text:p>80.508727533</text:p>
          </table:table-cell>
          <table:table-cell office:value-type="float" office:value="34.590625619" calcext:value-type="float">
            <text:p>34.590625619</text:p>
          </table:table-cell>
          <table:table-cell office:value-type="string" calcext:value-type="string">
            <text:p>2018-05-10_19-00-53</text:p>
          </table:table-cell>
          <table:table-cell office:value-type="float" office:value="1.52595905388e+12" calcext:value-type="float">
            <text:p>1.52595905388e+12</text:p>
          </table:table-cell>
          <table:table-cell office:value-type="string" calcext:value-type="string">
            <text:p>Thu May 10 19:00:5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5597.0" calcext:value-type="float">
            <text:p>455597.0</text:p>
          </table:table-cell>
          <table:table-cell office:value-type="float" office:value="1779.68" calcext:value-type="float">
            <text:p>1779.68</text:p>
          </table:table-cell>
          <table:table-cell office:value-type="float" office:value="103.324588476" calcext:value-type="float">
            <text:p>103.324588476</text:p>
          </table:table-cell>
          <table:table-cell office:value-type="float" office:value="35.886445589" calcext:value-type="float">
            <text:p>35.886445589</text:p>
          </table:table-cell>
          <table:table-cell office:value-type="string" calcext:value-type="string">
            <text:p>2018-05-10_19-03-04</text:p>
          </table:table-cell>
          <table:table-cell office:value-type="float" office:value="1.52595918499e+12" calcext:value-type="float">
            <text:p>1.52595918499e+12</text:p>
          </table:table-cell>
          <table:table-cell office:value-type="string" calcext:value-type="string">
            <text:p>Thu May 10 19:03:0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9926.0" calcext:value-type="float">
            <text:p>709926.0</text:p>
          </table:table-cell>
          <table:table-cell office:value-type="float" office:value="2773.15" calcext:value-type="float">
            <text:p>2773.15</text:p>
          </table:table-cell>
          <table:table-cell office:value-type="float" office:value="138.380532451" calcext:value-type="float">
            <text:p>138.380532451</text:p>
          </table:table-cell>
          <table:table-cell office:value-type="float" office:value="40.406867707" calcext:value-type="float">
            <text:p>40.406867707</text:p>
          </table:table-cell>
          <table:table-cell office:value-type="string" calcext:value-type="string">
            <text:p>2018-05-10_19-05-16</text:p>
          </table:table-cell>
          <table:table-cell office:value-type="float" office:value="1.52595931617e+12" calcext:value-type="float">
            <text:p>1.52595931617e+12</text:p>
          </table:table-cell>
          <table:table-cell office:value-type="string" calcext:value-type="string">
            <text:p>Thu May 10 19:05:1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70.0" calcext:value-type="float">
            <text:p>17570.0</text:p>
          </table:table-cell>
          <table:table-cell office:value-type="float" office:value="68.63" calcext:value-type="float">
            <text:p>68.63</text:p>
          </table:table-cell>
          <table:table-cell office:value-type="float" office:value="56.164233904" calcext:value-type="float">
            <text:p>56.1642339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07-27</text:p>
          </table:table-cell>
          <table:table-cell office:value-type="float" office:value="1.52595944723e+12" calcext:value-type="float">
            <text:p>1.52595944723e+12</text:p>
          </table:table-cell>
          <table:table-cell office:value-type="string" calcext:value-type="string">
            <text:p>Thu May 10 19:07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5062.0" calcext:value-type="float">
            <text:p>35062.0</text:p>
          </table:table-cell>
          <table:table-cell office:value-type="float" office:value="136.96" calcext:value-type="float">
            <text:p>136.96</text:p>
          </table:table-cell>
          <table:table-cell office:value-type="float" office:value="56.455347444" calcext:value-type="float">
            <text:p>56.4553474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09-38</text:p>
          </table:table-cell>
          <table:table-cell office:value-type="float" office:value="1.52595957834e+12" calcext:value-type="float">
            <text:p>1.52595957834e+12</text:p>
          </table:table-cell>
          <table:table-cell office:value-type="string" calcext:value-type="string">
            <text:p>Thu May 10 19:09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706.0" calcext:value-type="float">
            <text:p>69706.0</text:p>
          </table:table-cell>
          <table:table-cell office:value-type="float" office:value="272.29" calcext:value-type="float">
            <text:p>272.29</text:p>
          </table:table-cell>
          <table:table-cell office:value-type="float" office:value="56.827098954" calcext:value-type="float">
            <text:p>56.82709895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1-49</text:p>
          </table:table-cell>
          <table:table-cell office:value-type="float" office:value="1.52595970947e+12" calcext:value-type="float">
            <text:p>1.52595970947e+12</text:p>
          </table:table-cell>
          <table:table-cell office:value-type="string" calcext:value-type="string">
            <text:p>Thu May 10 19:11:4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820.0" calcext:value-type="float">
            <text:p>139820.0</text:p>
          </table:table-cell>
          <table:table-cell office:value-type="float" office:value="546.17" calcext:value-type="float">
            <text:p>546.17</text:p>
          </table:table-cell>
          <table:table-cell office:value-type="float" office:value="56.675205457" calcext:value-type="float">
            <text:p>56.67520545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4-00</text:p>
          </table:table-cell>
          <table:table-cell office:value-type="float" office:value="1.52595984058e+12" calcext:value-type="float">
            <text:p>1.52595984058e+12</text:p>
          </table:table-cell>
          <table:table-cell office:value-type="string" calcext:value-type="string">
            <text:p>Thu May 10 19:14:0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8965.0" calcext:value-type="float">
            <text:p>288965.0</text:p>
          </table:table-cell>
          <table:table-cell office:value-type="float" office:value="1128.77" calcext:value-type="float">
            <text:p>1128.77</text:p>
          </table:table-cell>
          <table:table-cell office:value-type="float" office:value="54.854058767" calcext:value-type="float">
            <text:p>54.85405876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6-11</text:p>
          </table:table-cell>
          <table:table-cell office:value-type="float" office:value="1.52595997173e+12" calcext:value-type="float">
            <text:p>1.52595997173e+12</text:p>
          </table:table-cell>
          <table:table-cell office:value-type="string" calcext:value-type="string">
            <text:p>Thu May 10 19:16:1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64848.0" calcext:value-type="float">
            <text:p>564848.0</text:p>
          </table:table-cell>
          <table:table-cell office:value-type="float" office:value="2206.44" calcext:value-type="float">
            <text:p>2206.44</text:p>
          </table:table-cell>
          <table:table-cell office:value-type="float" office:value="56.077254127" calcext:value-type="float">
            <text:p>56.07725412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18-22</text:p>
          </table:table-cell>
          <table:table-cell office:value-type="float" office:value="1.52596010284e+12" calcext:value-type="float">
            <text:p>1.52596010284e+12</text:p>
          </table:table-cell>
          <table:table-cell office:value-type="string" calcext:value-type="string">
            <text:p>Thu May 10 19:18:2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2528.0" calcext:value-type="float">
            <text:p>952528.0</text:p>
          </table:table-cell>
          <table:table-cell office:value-type="float" office:value="3720.81" calcext:value-type="float">
            <text:p>3720.81</text:p>
          </table:table-cell>
          <table:table-cell office:value-type="float" office:value="66.439480709" calcext:value-type="float">
            <text:p>66.43948070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10_19-20-33</text:p>
          </table:table-cell>
          <table:table-cell office:value-type="float" office:value="1.52596023396e+12" calcext:value-type="float">
            <text:p>1.52596023396e+12</text:p>
          </table:table-cell>
          <table:table-cell office:value-type="string" calcext:value-type="string">
            <text:p>Thu May 10 19:20:3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122.0" calcext:value-type="float">
            <text:p>30122.0</text:p>
          </table:table-cell>
          <table:table-cell office:value-type="float" office:value="117.66" calcext:value-type="float">
            <text:p>117.66</text:p>
          </table:table-cell>
          <table:table-cell office:value-type="float" office:value="0.0" calcext:value-type="float">
            <text:p>0.0</text:p>
          </table:table-cell>
          <table:table-cell office:value-type="float" office:value="32.739871692" calcext:value-type="float">
            <text:p>32.739871692</text:p>
          </table:table-cell>
          <table:table-cell office:value-type="string" calcext:value-type="string">
            <text:p>2018-05-10_19-22-45</text:p>
          </table:table-cell>
          <table:table-cell office:value-type="float" office:value="1.52596036502e+12" calcext:value-type="float">
            <text:p>1.52596036502e+12</text:p>
          </table:table-cell>
          <table:table-cell office:value-type="string" calcext:value-type="string">
            <text:p>Thu May 10 19:22:4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601.0" calcext:value-type="float">
            <text:p>58601.0</text:p>
          </table:table-cell>
          <table:table-cell office:value-type="float" office:value="228.91" calcext:value-type="float">
            <text:p>228.91</text:p>
          </table:table-cell>
          <table:table-cell office:value-type="float" office:value="0.0" calcext:value-type="float">
            <text:p>0.0</text:p>
          </table:table-cell>
          <table:table-cell office:value-type="float" office:value="33.610869408" calcext:value-type="float">
            <text:p>33.610869408</text:p>
          </table:table-cell>
          <table:table-cell office:value-type="string" calcext:value-type="string">
            <text:p>2018-05-10_19-24-56</text:p>
          </table:table-cell>
          <table:table-cell office:value-type="float" office:value="1.52596049612e+12" calcext:value-type="float">
            <text:p>1.52596049612e+12</text:p>
          </table:table-cell>
          <table:table-cell office:value-type="string" calcext:value-type="string">
            <text:p>Thu May 10 19:24:56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6109.0" calcext:value-type="float">
            <text:p>116109.0</text:p>
          </table:table-cell>
          <table:table-cell office:value-type="float" office:value="453.55" calcext:value-type="float">
            <text:p>453.55</text:p>
          </table:table-cell>
          <table:table-cell office:value-type="float" office:value="0.0" calcext:value-type="float">
            <text:p>0.0</text:p>
          </table:table-cell>
          <table:table-cell office:value-type="float" office:value="33.912788135" calcext:value-type="float">
            <text:p>33.912788135</text:p>
          </table:table-cell>
          <table:table-cell office:value-type="string" calcext:value-type="string">
            <text:p>2018-05-10_19-27-07</text:p>
          </table:table-cell>
          <table:table-cell office:value-type="float" office:value="1.52596062725e+12" calcext:value-type="float">
            <text:p>1.52596062725e+12</text:p>
          </table:table-cell>
          <table:table-cell office:value-type="string" calcext:value-type="string">
            <text:p>Thu May 10 19:27:0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7247.0" calcext:value-type="float">
            <text:p>227247.0</text:p>
          </table:table-cell>
          <table:table-cell office:value-type="float" office:value="887.68" calcext:value-type="float">
            <text:p>887.68</text:p>
          </table:table-cell>
          <table:table-cell office:value-type="float" office:value="0.0" calcext:value-type="float">
            <text:p>0.0</text:p>
          </table:table-cell>
          <table:table-cell office:value-type="float" office:value="34.677590708" calcext:value-type="float">
            <text:p>34.677590708</text:p>
          </table:table-cell>
          <table:table-cell office:value-type="string" calcext:value-type="string">
            <text:p>2018-05-10_19-29-18</text:p>
          </table:table-cell>
          <table:table-cell office:value-type="float" office:value="1.52596075835e+12" calcext:value-type="float">
            <text:p>1.52596075835e+12</text:p>
          </table:table-cell>
          <table:table-cell office:value-type="string" calcext:value-type="string">
            <text:p>Thu May 10 19:29:1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60878.0" calcext:value-type="float">
            <text:p>460878.0</text:p>
          </table:table-cell>
          <table:table-cell office:value-type="float" office:value="1800.3" calcext:value-type="float">
            <text:p>1800.3</text:p>
          </table:table-cell>
          <table:table-cell office:value-type="float" office:value="0.0" calcext:value-type="float">
            <text:p>0.0</text:p>
          </table:table-cell>
          <table:table-cell office:value-type="float" office:value="34.1487181" calcext:value-type="float">
            <text:p>34.1487181</text:p>
          </table:table-cell>
          <table:table-cell office:value-type="string" calcext:value-type="string">
            <text:p>2018-05-10_19-31-29</text:p>
          </table:table-cell>
          <table:table-cell office:value-type="float" office:value="1.52596088947e+12" calcext:value-type="float">
            <text:p>1.52596088947e+12</text:p>
          </table:table-cell>
          <table:table-cell office:value-type="string" calcext:value-type="string">
            <text:p>Thu May 10 19:31:2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91458.0" calcext:value-type="float">
            <text:p>791458.0</text:p>
          </table:table-cell>
          <table:table-cell office:value-type="float" office:value="3091.63" calcext:value-type="float">
            <text:p>3091.63</text:p>
          </table:table-cell>
          <table:table-cell office:value-type="float" office:value="0.0" calcext:value-type="float">
            <text:p>0.0</text:p>
          </table:table-cell>
          <table:table-cell office:value-type="float" office:value="39.745717526" calcext:value-type="float">
            <text:p>39.745717526</text:p>
          </table:table-cell>
          <table:table-cell office:value-type="string" calcext:value-type="string">
            <text:p>2018-05-10_19-33-40</text:p>
          </table:table-cell>
          <table:table-cell office:value-type="float" office:value="1.52596102064e+12" calcext:value-type="float">
            <text:p>1.52596102064e+12</text:p>
          </table:table-cell>
          <table:table-cell office:value-type="string" calcext:value-type="string">
            <text:p>Thu May 10 19:33:4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8123.0" calcext:value-type="float">
            <text:p>1108123.0</text:p>
          </table:table-cell>
          <table:table-cell office:value-type="float" office:value="4328.6" calcext:value-type="float">
            <text:p>4328.6</text:p>
          </table:table-cell>
          <table:table-cell office:value-type="float" office:value="0.0" calcext:value-type="float">
            <text:p>0.0</text:p>
          </table:table-cell>
          <table:table-cell office:value-type="float" office:value="56.878505614" calcext:value-type="float">
            <text:p>56.878505614</text:p>
          </table:table-cell>
          <table:table-cell office:value-type="string" calcext:value-type="string">
            <text:p>2018-05-10_19-35-51</text:p>
          </table:table-cell>
          <table:table-cell office:value-type="float" office:value="1.5259611518e+12" calcext:value-type="float">
            <text:p>1.5259611518e+12</text:p>
          </table:table-cell>
          <table:table-cell office:value-type="string" calcext:value-type="string">
            <text:p>Thu May 10 19:35:51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999999269927" calcext:value-type="float">
            <text:p>0.999999269927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9999270555" calcext:value-type="float">
            <text:p>0.999999270555</text:p>
          </table:table-cell>
          <table:table-cell office:value-type="string" calcext:value-type="string">
            <text:p/>
          </table:table-cell>
          <table:table-cell office:value-type="float" office:value="0.516" calcext:value-type="float">
            <text:p>0.516</text:p>
          </table:table-cell>
          <table:table-cell office:value-type="float" office:value="0.999999799575" calcext:value-type="float">
            <text:p>0.999999799575</text:p>
          </table:table-cell>
          <table:table-cell office:value-type="float" office:value="0.382" calcext:value-type="float">
            <text:p>0.382</text:p>
          </table:table-cell>
          <table:table-cell office:value-type="float" office:value="0.999999799452" calcext:value-type="float">
            <text:p>0.999999799452</text:p>
          </table:table-cell>
          <table:table-cell office:value-type="string" calcext:value-type="string">
            <text:p/>
          </table:table-cell>
          <table:table-cell office:value-type="float" office:value="1.768" calcext:value-type="float">
            <text:p>1.768</text:p>
          </table:table-cell>
          <table:table-cell office:value-type="float" office:value="0.999999939397" calcext:value-type="float">
            <text:p>0.999999939397</text:p>
          </table:table-cell>
          <table:table-cell office:value-type="float" office:value="2.704" calcext:value-type="float">
            <text:p>2.704</text:p>
          </table:table-cell>
          <table:table-cell office:value-type="float" office:value="0.999999939388" calcext:value-type="float">
            <text:p>0.999999939388</text:p>
          </table:table-cell>
          <table:table-cell office:value-type="string" calcext:value-type="string">
            <text:p/>
          </table:table-cell>
          <table:table-cell office:value-type="float" office:value="0.438" calcext:value-type="float">
            <text:p>0.438</text:p>
          </table:table-cell>
          <table:table-cell office:value-type="float" office:value="0.999999963416" calcext:value-type="float">
            <text:p>0.999999963416</text:p>
          </table:table-cell>
          <table:table-cell office:value-type="float" office:value="0.402" calcext:value-type="float">
            <text:p>0.402</text:p>
          </table:table-cell>
          <table:table-cell office:value-type="float" office:value="0.999999963421" calcext:value-type="float">
            <text:p>0.999999963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.344" calcext:value-type="float">
            <text:p>5.344</text:p>
          </table:table-cell>
          <table:table-cell office:value-type="float" office:value="0.999998539854" calcext:value-type="float">
            <text:p>0.999998539854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8541111" calcext:value-type="float">
            <text:p>0.999998541111</text:p>
          </table:table-cell>
          <table:table-cell office:value-type="string" calcext:value-type="string">
            <text:p/>
          </table:table-cell>
          <table:table-cell office:value-type="float" office:value="0.532" calcext:value-type="float">
            <text:p>0.532</text:p>
          </table:table-cell>
          <table:table-cell office:value-type="float" office:value="0.99999959915" calcext:value-type="float">
            <text:p>0.99999959915</text:p>
          </table:table-cell>
          <table:table-cell office:value-type="float" office:value="0.39" calcext:value-type="float">
            <text:p>0.39</text:p>
          </table:table-cell>
          <table:table-cell office:value-type="float" office:value="0.999999598903" calcext:value-type="float">
            <text:p>0.999999598903</text:p>
          </table:table-cell>
          <table:table-cell office:value-type="string" calcext:value-type="string">
            <text:p/>
          </table:table-cell>
          <table:table-cell office:value-type="float" office:value="6.24" calcext:value-type="float">
            <text:p>6.24</text:p>
          </table:table-cell>
          <table:table-cell office:value-type="float" office:value="0.999999878794" calcext:value-type="float">
            <text:p>0.999999878794</text:p>
          </table:table-cell>
          <table:table-cell office:value-type="float" office:value="3.12" calcext:value-type="float">
            <text:p>3.12</text:p>
          </table:table-cell>
          <table:table-cell office:value-type="float" office:value="0.999999878776" calcext:value-type="float">
            <text:p>0.999999878776</text:p>
          </table:table-cell>
          <table:table-cell office:value-type="string" calcext:value-type="string">
            <text:p/>
          </table:table-cell>
          <table:table-cell office:value-type="float" office:value="0.502" calcext:value-type="float">
            <text:p>0.502</text:p>
          </table:table-cell>
          <table:table-cell office:value-type="float" office:value="0.999999926832" calcext:value-type="float">
            <text:p>0.999999926832</text:p>
          </table:table-cell>
          <table:table-cell office:value-type="float" office:value="0.41" calcext:value-type="float">
            <text:p>0.41</text:p>
          </table:table-cell>
          <table:table-cell office:value-type="float" office:value="0.999999926842" calcext:value-type="float">
            <text:p>0.999999926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.888" calcext:value-type="float">
            <text:p>13.888</text:p>
          </table:table-cell>
          <table:table-cell office:value-type="float" office:value="0.999997809781" calcext:value-type="float">
            <text:p>0.9999978097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7811666" calcext:value-type="float">
            <text:p>0.999997811666</text:p>
          </table:table-cell>
          <table:table-cell office:value-type="string" calcext:value-type="string">
            <text:p/>
          </table:table-cell>
          <table:table-cell office:value-type="float" office:value="0.596" calcext:value-type="float">
            <text:p>0.596</text:p>
          </table:table-cell>
          <table:table-cell office:value-type="float" office:value="0.999999398725" calcext:value-type="float">
            <text:p>0.999999398725</text:p>
          </table:table-cell>
          <table:table-cell office:value-type="float" office:value="0.406" calcext:value-type="float">
            <text:p>0.406</text:p>
          </table:table-cell>
          <table:table-cell office:value-type="float" office:value="0.999999398355" calcext:value-type="float">
            <text:p>0.999999398355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981819" calcext:value-type="float">
            <text:p>0.99999981819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9818165" calcext:value-type="float">
            <text:p>0.999999818165</text:p>
          </table:table-cell>
          <table:table-cell office:value-type="string" calcext:value-type="string">
            <text:p/>
          </table:table-cell>
          <table:table-cell office:value-type="float" office:value="0.572" calcext:value-type="float">
            <text:p>0.572</text:p>
          </table:table-cell>
          <table:table-cell office:value-type="float" office:value="0.999999890249" calcext:value-type="float">
            <text:p>0.999999890249</text:p>
          </table:table-cell>
          <table:table-cell office:value-type="float" office:value="0.422" calcext:value-type="float">
            <text:p>0.422</text:p>
          </table:table-cell>
          <table:table-cell office:value-type="float" office:value="0.999999890263" calcext:value-type="float">
            <text:p>0.999999890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304" calcext:value-type="float">
            <text:p>18.304</text:p>
          </table:table-cell>
          <table:table-cell office:value-type="float" office:value="0.999997079708" calcext:value-type="float">
            <text:p>0.999997079708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7082222" calcext:value-type="float">
            <text:p>0.999997082222</text:p>
          </table:table-cell>
          <table:table-cell office:value-type="string" calcext:value-type="string">
            <text:p/>
          </table:table-cell>
          <table:table-cell office:value-type="float" office:value="1.576" calcext:value-type="float">
            <text:p>1.576</text:p>
          </table:table-cell>
          <table:table-cell office:value-type="float" office:value="0.9999991983" calcext:value-type="float">
            <text:p>0.9999991983</text:p>
          </table:table-cell>
          <table:table-cell office:value-type="float" office:value="0.414" calcext:value-type="float">
            <text:p>0.414</text:p>
          </table:table-cell>
          <table:table-cell office:value-type="float" office:value="0.999999197807" calcext:value-type="float">
            <text:p>0.99999919780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99757587" calcext:value-type="float">
            <text:p>0.99999975758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9757553" calcext:value-type="float">
            <text:p>0.999999757553</text:p>
          </table:table-cell>
          <table:table-cell office:value-type="string" calcext:value-type="string">
            <text:p/>
          </table:table-cell>
          <table:table-cell office:value-type="float" office:value="2.864" calcext:value-type="float">
            <text:p>2.864</text:p>
          </table:table-cell>
          <table:table-cell office:value-type="float" office:value="0.999999853665" calcext:value-type="float">
            <text:p>0.999999853665</text:p>
          </table:table-cell>
          <table:table-cell office:value-type="float" office:value="0.426" calcext:value-type="float">
            <text:p>0.426</text:p>
          </table:table-cell>
          <table:table-cell office:value-type="float" office:value="0.999999853684" calcext:value-type="float">
            <text:p>0.999999853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608" calcext:value-type="float">
            <text:p>20.608</text:p>
          </table:table-cell>
          <table:table-cell office:value-type="float" office:value="0.999996349635" calcext:value-type="float">
            <text:p>0.999996349635</text:p>
          </table:table-cell>
          <table:table-cell office:value-type="float" office:value="2.32" calcext:value-type="float">
            <text:p>2.32</text:p>
          </table:table-cell>
          <table:table-cell office:value-type="float" office:value="0.999995623332" calcext:value-type="float">
            <text:p>0.999995623332</text:p>
          </table:table-cell>
          <table:table-cell office:value-type="string" calcext:value-type="string">
            <text:p/>
          </table:table-cell>
          <table:table-cell office:value-type="float" office:value="5.728" calcext:value-type="float">
            <text:p>5.728</text:p>
          </table:table-cell>
          <table:table-cell office:value-type="float" office:value="0.999998997875" calcext:value-type="float">
            <text:p>0.999998997875</text:p>
          </table:table-cell>
          <table:table-cell office:value-type="float" office:value="0.438" calcext:value-type="float">
            <text:p>0.438</text:p>
          </table:table-cell>
          <table:table-cell office:value-type="float" office:value="0.999998997259" calcext:value-type="float">
            <text:p>0.99999899725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9696984" calcext:value-type="float">
            <text:p>0.99999969698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9696941" calcext:value-type="float">
            <text:p>0.999999696941</text:p>
          </table:table-cell>
          <table:table-cell office:value-type="string" calcext:value-type="string">
            <text:p/>
          </table:table-cell>
          <table:table-cell office:value-type="float" office:value="4.192" calcext:value-type="float">
            <text:p>4.192</text:p>
          </table:table-cell>
          <table:table-cell office:value-type="float" office:value="0.999999817081" calcext:value-type="float">
            <text:p>0.999999817081</text:p>
          </table:table-cell>
          <table:table-cell office:value-type="float" office:value="0.446" calcext:value-type="float">
            <text:p>0.446</text:p>
          </table:table-cell>
          <table:table-cell office:value-type="float" office:value="0.999999707368" calcext:value-type="float">
            <text:p>0.999999707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.999995619562" calcext:value-type="float">
            <text:p>0.999995619562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94893888" calcext:value-type="float">
            <text:p>0.999994893888</text:p>
          </table:table-cell>
          <table:table-cell office:value-type="string" calcext:value-type="string">
            <text:p/>
          </table:table-cell>
          <table:table-cell office:value-type="float" office:value="6.176" calcext:value-type="float">
            <text:p>6.176</text:p>
          </table:table-cell>
          <table:table-cell office:value-type="float" office:value="0.999998597025" calcext:value-type="float">
            <text:p>0.999998597025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999879671" calcext:value-type="float">
            <text:p>0.99999879671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9636381" calcext:value-type="float">
            <text:p>0.99999963638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9636329" calcext:value-type="float">
            <text:p>0.999999636329</text:p>
          </table:table-cell>
          <table:table-cell office:value-type="string" calcext:value-type="string">
            <text:p/>
          </table:table-cell>
          <table:table-cell office:value-type="float" office:value="4.448" calcext:value-type="float">
            <text:p>4.448</text:p>
          </table:table-cell>
          <table:table-cell office:value-type="float" office:value="0.999999780497" calcext:value-type="float">
            <text:p>0.999999780497</text:p>
          </table:table-cell>
          <table:table-cell office:value-type="float" office:value="0.45" calcext:value-type="float">
            <text:p>0.45</text:p>
          </table:table-cell>
          <table:table-cell office:value-type="float" office:value="0.999999670788" calcext:value-type="float">
            <text:p>0.999999670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4889489" calcext:value-type="float">
            <text:p>0.999994889489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4164443" calcext:value-type="float">
            <text:p>0.999994164443</text:p>
          </table:table-cell>
          <table:table-cell office:value-type="string" calcext:value-type="string">
            <text:p/>
          </table:table-cell>
          <table:table-cell office:value-type="float" office:value="6.24" calcext:value-type="float">
            <text:p>6.24</text:p>
          </table:table-cell>
          <table:table-cell office:value-type="float" office:value="0.9999983966" calcext:value-type="float">
            <text:p>0.9999983966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9998596162" calcext:value-type="float">
            <text:p>0.99999859616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9515174" calcext:value-type="float">
            <text:p>0.99999951517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9575717" calcext:value-type="float">
            <text:p>0.999999575717</text:p>
          </table:table-cell>
          <table:table-cell office:value-type="string" calcext:value-type="string">
            <text:p/>
          </table:table-cell>
          <table:table-cell office:value-type="float" office:value="4.64" calcext:value-type="float">
            <text:p>4.64</text:p>
          </table:table-cell>
          <table:table-cell office:value-type="float" office:value="0.999999743913" calcext:value-type="float">
            <text:p>0.999999743913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634209" calcext:value-type="float">
            <text:p>0.999999634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1969197" calcext:value-type="float">
            <text:p>0.999991969197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3434998" calcext:value-type="float">
            <text:p>0.999993434998</text:p>
          </table:table-cell>
          <table:table-cell office:value-type="string" calcext:value-type="string">
            <text:p/>
          </table:table-cell>
          <table:table-cell office:value-type="float" office:value="7.072" calcext:value-type="float">
            <text:p>7.072</text:p>
          </table:table-cell>
          <table:table-cell office:value-type="float" office:value="0.999998196174" calcext:value-type="float">
            <text:p>0.99999819617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8395614" calcext:value-type="float">
            <text:p>0.999998395614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9454571" calcext:value-type="float">
            <text:p>0.99999945457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9515105" calcext:value-type="float">
            <text:p>0.999999515105</text:p>
          </table:table-cell>
          <table:table-cell office:value-type="string" calcext:value-type="string">
            <text:p/>
          </table:table-cell>
          <table:table-cell office:value-type="float" office:value="5.728" calcext:value-type="float">
            <text:p>5.728</text:p>
          </table:table-cell>
          <table:table-cell office:value-type="float" office:value="0.99999970733" calcext:value-type="float">
            <text:p>0.99999970733</text:p>
          </table:table-cell>
          <table:table-cell office:value-type="float" office:value="0.466" calcext:value-type="float">
            <text:p>0.466</text:p>
          </table:table-cell>
          <table:table-cell office:value-type="float" office:value="0.99999959763" calcext:value-type="float">
            <text:p>0.99999959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91239124" calcext:value-type="float">
            <text:p>0.999991239124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2705554" calcext:value-type="float">
            <text:p>0.999992705554</text:p>
          </table:table-cell>
          <table:table-cell office:value-type="string" calcext:value-type="string">
            <text:p/>
          </table:table-cell>
          <table:table-cell office:value-type="float" office:value="7.136" calcext:value-type="float">
            <text:p>7.136</text:p>
          </table:table-cell>
          <table:table-cell office:value-type="float" office:value="0.999997995749" calcext:value-type="float">
            <text:p>0.999997995749</text:p>
          </table:table-cell>
          <table:table-cell office:value-type="float" office:value="1.384" calcext:value-type="float">
            <text:p>1.384</text:p>
          </table:table-cell>
          <table:table-cell office:value-type="float" office:value="0.999998195065" calcext:value-type="float">
            <text:p>0.999998195065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99393968" calcext:value-type="float">
            <text:p>0.99999939396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9454494" calcext:value-type="float">
            <text:p>0.999999454494</text:p>
          </table:table-cell>
          <table:table-cell office:value-type="string" calcext:value-type="string">
            <text:p/>
          </table:table-cell>
          <table:table-cell office:value-type="float" office:value="6.432" calcext:value-type="float">
            <text:p>6.432</text:p>
          </table:table-cell>
          <table:table-cell office:value-type="float" office:value="0.999999670746" calcext:value-type="float">
            <text:p>0.999999670746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9561051" calcext:value-type="float">
            <text:p>0.999999561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6128613" calcext:value-type="float">
            <text:p>0.999986128613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1976109" calcext:value-type="float">
            <text:p>0.999991976109</text:p>
          </table:table-cell>
          <table:table-cell office:value-type="string" calcext:value-type="string">
            <text:p/>
          </table:table-cell>
          <table:table-cell office:value-type="float" office:value="9.28" calcext:value-type="float">
            <text:p>9.28</text:p>
          </table:table-cell>
          <table:table-cell office:value-type="float" office:value="0.999997795324" calcext:value-type="float">
            <text:p>0.999997795324</text:p>
          </table:table-cell>
          <table:table-cell office:value-type="float" office:value="1.64" calcext:value-type="float">
            <text:p>1.64</text:p>
          </table:table-cell>
          <table:table-cell office:value-type="float" office:value="0.999997994517" calcext:value-type="float">
            <text:p>0.99999799451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98787936" calcext:value-type="float">
            <text:p>0.999998787936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9272658" calcext:value-type="float">
            <text:p>0.999999272658</text:p>
          </table:table-cell>
          <table:table-cell office:value-type="string" calcext:value-type="string">
            <text:p/>
          </table:table-cell>
          <table:table-cell office:value-type="float" office:value="11.328" calcext:value-type="float">
            <text:p>11.328</text:p>
          </table:table-cell>
          <table:table-cell office:value-type="float" office:value="0.999999634162" calcext:value-type="float">
            <text:p>0.999999634162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524472" calcext:value-type="float">
            <text:p>0.999999524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4668467" calcext:value-type="float">
            <text:p>0.999984668467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1246665" calcext:value-type="float">
            <text:p>0.999991246665</text:p>
          </table:table-cell>
          <table:table-cell office:value-type="string" calcext:value-type="string">
            <text:p/>
          </table:table-cell>
          <table:table-cell office:value-type="float" office:value="15.68" calcext:value-type="float">
            <text:p>15.68</text:p>
          </table:table-cell>
          <table:table-cell office:value-type="float" office:value="0.999997594899" calcext:value-type="float">
            <text:p>0.999997594899</text:p>
          </table:table-cell>
          <table:table-cell office:value-type="float" office:value="3.248" calcext:value-type="float">
            <text:p>3.248</text:p>
          </table:table-cell>
          <table:table-cell office:value-type="float" office:value="0.999997793969" calcext:value-type="float">
            <text:p>0.99999779396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98424317" calcext:value-type="float">
            <text:p>0.999998424317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9212046" calcext:value-type="float">
            <text:p>0.999999212046</text:p>
          </table:table-cell>
          <table:table-cell office:value-type="string" calcext:value-type="string">
            <text:p/>
          </table:table-cell>
          <table:table-cell office:value-type="float" office:value="15.68" calcext:value-type="float">
            <text:p>15.68</text:p>
          </table:table-cell>
          <table:table-cell office:value-type="float" office:value="0.999999597578" calcext:value-type="float">
            <text:p>0.99999959757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99999487893" calcext:value-type="float">
            <text:p>0.999999487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81748174" calcext:value-type="float">
            <text:p>0.999981748174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89787775" calcext:value-type="float">
            <text:p>0.999989787775</text:p>
          </table:table-cell>
          <table:table-cell office:value-type="string" calcext:value-type="string">
            <text:p/>
          </table:table-cell>
          <table:table-cell office:value-type="float" office:value="17.28" calcext:value-type="float">
            <text:p>17.28</text:p>
          </table:table-cell>
          <table:table-cell office:value-type="float" office:value="0.999997394474" calcext:value-type="float">
            <text:p>0.999997394474</text:p>
          </table:table-cell>
          <table:table-cell office:value-type="float" office:value="3.632" calcext:value-type="float">
            <text:p>3.632</text:p>
          </table:table-cell>
          <table:table-cell office:value-type="float" office:value="0.99999759342" calcext:value-type="float">
            <text:p>0.99999759342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7697078" calcext:value-type="float">
            <text:p>0.999997697078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9151435" calcext:value-type="float">
            <text:p>0.999999151435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9560994" calcext:value-type="float">
            <text:p>0.999999560994</text:p>
          </table:table-cell>
          <table:table-cell office:value-type="float" office:value="0.49" calcext:value-type="float">
            <text:p>0.49</text:p>
          </table:table-cell>
          <table:table-cell office:value-type="float" office:value="0.999999414735" calcext:value-type="float">
            <text:p>0.999999414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80288028" calcext:value-type="float">
            <text:p>0.999980288028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9058331" calcext:value-type="float">
            <text:p>0.999989058331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7194049" calcext:value-type="float">
            <text:p>0.999997194049</text:p>
          </table:table-cell>
          <table:table-cell office:value-type="float" office:value="3.76" calcext:value-type="float">
            <text:p>3.76</text:p>
          </table:table-cell>
          <table:table-cell office:value-type="float" office:value="0.999997392872" calcext:value-type="float">
            <text:p>0.999997392872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6303204" calcext:value-type="float">
            <text:p>0.99999630320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8969599" calcext:value-type="float">
            <text:p>0.999998969599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9524411" calcext:value-type="float">
            <text:p>0.999999524411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378156" calcext:value-type="float">
            <text:p>0.999999378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78097809" calcext:value-type="float">
            <text:p>0.999978097809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87599442" calcext:value-type="float">
            <text:p>0.999987599442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6993624" calcext:value-type="float">
            <text:p>0.999996993624</text:p>
          </table:table-cell>
          <table:table-cell office:value-type="float" office:value="5.088" calcext:value-type="float">
            <text:p>5.088</text:p>
          </table:table-cell>
          <table:table-cell office:value-type="float" office:value="0.999997192324" calcext:value-type="float">
            <text:p>0.999997192324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94182092" calcext:value-type="float">
            <text:p>0.99999418209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8848375" calcext:value-type="float">
            <text:p>0.999998848375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9487827" calcext:value-type="float">
            <text:p>0.999999487827</text:p>
          </table:table-cell>
          <table:table-cell office:value-type="float" office:value="0.506" calcext:value-type="float">
            <text:p>0.506</text:p>
          </table:table-cell>
          <table:table-cell office:value-type="float" office:value="0.999999341577" calcext:value-type="float">
            <text:p>0.999999341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74447444" calcext:value-type="float">
            <text:p>0.999974447444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6869997" calcext:value-type="float">
            <text:p>0.999986869997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6592774" calcext:value-type="float">
            <text:p>0.999996592774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96991776" calcext:value-type="float">
            <text:p>0.99999699177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89091423" calcext:value-type="float">
            <text:p>0.99998909142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98605928" calcext:value-type="float">
            <text:p>0.999998605928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9451243" calcext:value-type="float">
            <text:p>0.999999451243</text:p>
          </table:table-cell>
          <table:table-cell office:value-type="float" office:value="0.516" calcext:value-type="float">
            <text:p>0.516</text:p>
          </table:table-cell>
          <table:table-cell office:value-type="float" office:value="0.999999268419" calcext:value-type="float">
            <text:p>0.999999268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66416641" calcext:value-type="float">
            <text:p>0.99996641664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84681663" calcext:value-type="float">
            <text:p>0.999984681663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6191924" calcext:value-type="float">
            <text:p>0.999996191924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6791227" calcext:value-type="float">
            <text:p>0.999996791227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78364655" calcext:value-type="float">
            <text:p>0.999978364655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8545316" calcext:value-type="float">
            <text:p>0.999998545316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414659" calcext:value-type="float">
            <text:p>0.999999414659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9999195261" calcext:value-type="float">
            <text:p>0.999999195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62766276" calcext:value-type="float">
            <text:p>0.99996276627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3222774" calcext:value-type="float">
            <text:p>0.999983222774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5991499" calcext:value-type="float">
            <text:p>0.999995991499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590679" calcext:value-type="float">
            <text:p>0.99999659067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47214607" calcext:value-type="float">
            <text:p>0.999947214607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8302869" calcext:value-type="float">
            <text:p>0.999998302869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378076" calcext:value-type="float">
            <text:p>0.999999378076</text:p>
          </table:table-cell>
          <table:table-cell office:value-type="float" office:value="0.548" calcext:value-type="float">
            <text:p>0.548</text:p>
          </table:table-cell>
          <table:table-cell office:value-type="float" office:value="0.999999158682" calcext:value-type="float">
            <text:p>0.999999158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57655765" calcext:value-type="float">
            <text:p>0.999957655765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2493329" calcext:value-type="float">
            <text:p>0.999982493329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5590649" calcext:value-type="float">
            <text:p>0.999995590649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6390131" calcext:value-type="float">
            <text:p>0.999996390131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51582747" calcext:value-type="float">
            <text:p>0.99985158274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799981" calcext:value-type="float">
            <text:p>0.99999799981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304908" calcext:value-type="float">
            <text:p>0.999999304908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122103" calcext:value-type="float">
            <text:p>0.999999122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51085108" calcext:value-type="float">
            <text:p>0.999951085108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103444" calcext:value-type="float">
            <text:p>0.99998103444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5189799" calcext:value-type="float">
            <text:p>0.999995189799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6189582" calcext:value-type="float">
            <text:p>0.99999618958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522083112" calcext:value-type="float">
            <text:p>0.99952208311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7514916" calcext:value-type="float">
            <text:p>0.999997514916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268324" calcext:value-type="float">
            <text:p>0.999999268324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9085524" calcext:value-type="float">
            <text:p>0.999999085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43784377" calcext:value-type="float">
            <text:p>0.999943784377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0304995" calcext:value-type="float">
            <text:p>0.99998030499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3786823" calcext:value-type="float">
            <text:p>0.999993786823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5989034" calcext:value-type="float">
            <text:p>0.99999598903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434013138" calcext:value-type="float">
            <text:p>0.998434013138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6787574" calcext:value-type="float">
            <text:p>0.999996787574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23174" calcext:value-type="float">
            <text:p>0.99999923174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9048944" calcext:value-type="float">
            <text:p>0.999999048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3721372" calcext:value-type="float">
            <text:p>0.9999372137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9575551" calcext:value-type="float">
            <text:p>0.999979575551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2584273" calcext:value-type="float">
            <text:p>0.999992584273</text:p>
          </table:table-cell>
          <table:table-cell office:value-type="float" office:value="7.2" calcext:value-type="float">
            <text:p>7.2</text:p>
          </table:table-cell>
          <table:table-cell office:value-type="float" office:value="0.999995788486" calcext:value-type="float">
            <text:p>0.999995788486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5392762414" calcext:value-type="float">
            <text:p>0.99539276241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6181456" calcext:value-type="float">
            <text:p>0.999996181456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121989" calcext:value-type="float">
            <text:p>0.999999121989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9012365" calcext:value-type="float">
            <text:p>0.999999012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2991299" calcext:value-type="float">
            <text:p>0.99992991299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8846106" calcext:value-type="float">
            <text:p>0.999978846106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1582147" calcext:value-type="float">
            <text:p>0.999991582147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5387389" calcext:value-type="float">
            <text:p>0.99999538738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88258371106" calcext:value-type="float">
            <text:p>0.98825837110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95635949" calcext:value-type="float">
            <text:p>0.999995635949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085405" calcext:value-type="float">
            <text:p>0.999999085405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8975786" calcext:value-type="float">
            <text:p>0.999998975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18231822" calcext:value-type="float">
            <text:p>0.99991823182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7387217" calcext:value-type="float">
            <text:p>0.999977387217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0980872" calcext:value-type="float">
            <text:p>0.999990980872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5186841" calcext:value-type="float">
            <text:p>0.999995186841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73828080944" calcext:value-type="float">
            <text:p>0.973828080944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94484325" calcext:value-type="float">
            <text:p>0.999994484325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048821" calcext:value-type="float">
            <text:p>0.999999048821</text:p>
          </table:table-cell>
          <table:table-cell office:value-type="float" office:value="0.66" calcext:value-type="float">
            <text:p>0.66</text:p>
          </table:table-cell>
          <table:table-cell office:value-type="float" office:value="0.999998939207" calcext:value-type="float">
            <text:p>0.999998939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99979996" calcext:value-type="float">
            <text:p>0.999899979996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5928328" calcext:value-type="float">
            <text:p>0.999975928328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9778322" calcext:value-type="float">
            <text:p>0.999989778322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4986293" calcext:value-type="float">
            <text:p>0.99999498629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48113110067" calcext:value-type="float">
            <text:p>0.94811311006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93393312" calcext:value-type="float">
            <text:p>0.999993393312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8975654" calcext:value-type="float">
            <text:p>0.999998975654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8902628" calcext:value-type="float">
            <text:p>0.999998902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82458243" calcext:value-type="float">
            <text:p>0.999882458243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4469438" calcext:value-type="float">
            <text:p>0.999974469438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8375346" calcext:value-type="float">
            <text:p>0.999988375346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4785744" calcext:value-type="float">
            <text:p>0.999994785744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07936153552" calcext:value-type="float">
            <text:p>0.90793615355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1514346" calcext:value-type="float">
            <text:p>0.999991514346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93907" calcext:value-type="float">
            <text:p>0.99999893907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8866049" calcext:value-type="float">
            <text:p>0.999998866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53255323" calcext:value-type="float">
            <text:p>0.99985325532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73739994" calcext:value-type="float">
            <text:p>0.99997373999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5569396" calcext:value-type="float">
            <text:p>0.999985569396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4585196" calcext:value-type="float">
            <text:p>0.999994585196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52425737285" calcext:value-type="float">
            <text:p>0.852425737285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88362531" calcext:value-type="float">
            <text:p>0.999988362531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829319" calcext:value-type="float">
            <text:p>0.99999882931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99998792891" calcext:value-type="float">
            <text:p>0.999998792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09450941" calcext:value-type="float">
            <text:p>0.999809450941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3010549" calcext:value-type="float">
            <text:p>0.999973010549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376557" calcext:value-type="float">
            <text:p>0.99998376557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4384648" calcext:value-type="float">
            <text:p>0.99999438464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784211252597" calcext:value-type="float">
            <text:p>0.78421125259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85756223" calcext:value-type="float">
            <text:p>0.999985756223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756151" calcext:value-type="float">
            <text:p>0.999998756151</text:p>
          </table:table-cell>
          <table:table-cell office:value-type="float" office:value="0.78" calcext:value-type="float">
            <text:p>0.78</text:p>
          </table:table-cell>
          <table:table-cell office:value-type="float" office:value="0.999998756312" calcext:value-type="float">
            <text:p>0.999998756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717461741" calcext:value-type="float">
            <text:p>0.99971746174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155166" calcext:value-type="float">
            <text:p>0.99997155166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1560894" calcext:value-type="float">
            <text:p>0.999981560894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3983551" calcext:value-type="float">
            <text:p>0.999993983551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08065080814" calcext:value-type="float">
            <text:p>0.70806508081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81028501" calcext:value-type="float">
            <text:p>0.999981028501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682983" calcext:value-type="float">
            <text:p>0.9999986829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999998719733" calcext:value-type="float">
            <text:p>0.999998719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612331225" calcext:value-type="float">
            <text:p>0.999612331225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9363326" calcext:value-type="float">
            <text:p>0.999969363326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79155794" calcext:value-type="float">
            <text:p>0.999979155794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3783003" calcext:value-type="float">
            <text:p>0.999993783003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2917594729" calcext:value-type="float">
            <text:p>0.6291759472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73512636" calcext:value-type="float">
            <text:p>0.999973512636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536648" calcext:value-type="float">
            <text:p>0.99999853664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99998683154" calcext:value-type="float">
            <text:p>0.999998683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412291217" calcext:value-type="float">
            <text:p>0.999412291217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5716103" calcext:value-type="float">
            <text:p>0.999965716103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6349843" calcext:value-type="float">
            <text:p>0.999976349843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3582454" calcext:value-type="float">
            <text:p>0.99999358245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552076547668" calcext:value-type="float">
            <text:p>0.55207654766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63511686" calcext:value-type="float">
            <text:p>0.999963511686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390313" calcext:value-type="float">
            <text:p>0.999998390313</text:p>
          </table:table-cell>
          <table:table-cell office:value-type="float" office:value="1.096" calcext:value-type="float">
            <text:p>1.096</text:p>
          </table:table-cell>
          <table:table-cell office:value-type="float" office:value="0.999998646575" calcext:value-type="float">
            <text:p>0.999998646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104930475" calcext:value-type="float">
            <text:p>0.999104930475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1339435" calcext:value-type="float">
            <text:p>0.999961339435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3543892" calcext:value-type="float">
            <text:p>0.999973543892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3381906" calcext:value-type="float">
            <text:p>0.99999338190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479870553975" calcext:value-type="float">
            <text:p>0.47987055397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4763139" calcext:value-type="float">
            <text:p>0.99994763139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353729" calcext:value-type="float">
            <text:p>0.999998353729</text:p>
          </table:table-cell>
          <table:table-cell office:value-type="float" office:value="1.48" calcext:value-type="float">
            <text:p>1.48</text:p>
          </table:table-cell>
          <table:table-cell office:value-type="float" office:value="0.999998609996" calcext:value-type="float">
            <text:p>0.999998609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602640236" calcext:value-type="float">
            <text:p>0.998602640236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59151102" calcext:value-type="float">
            <text:p>0.999959151102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0537516" calcext:value-type="float">
            <text:p>0.999970537516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298081" calcext:value-type="float">
            <text:p>0.99999298081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14681138955" calcext:value-type="float">
            <text:p>0.41468113895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2393217" calcext:value-type="float">
            <text:p>0.9999239321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951308" calcext:value-type="float">
            <text:p>0.999997951308</text:p>
          </table:table-cell>
          <table:table-cell office:value-type="float" office:value="1.528" calcext:value-type="float">
            <text:p>1.528</text:p>
          </table:table-cell>
          <table:table-cell office:value-type="float" office:value="0.999998573417" calcext:value-type="float">
            <text:p>0.999998573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817081665" calcext:value-type="float">
            <text:p>0.99781708166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6233323" calcext:value-type="float">
            <text:p>0.99995623332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672944" calcext:value-type="float">
            <text:p>0.99996672944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780261" calcext:value-type="float">
            <text:p>0.999992780261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5752261848" calcext:value-type="float">
            <text:p>0.3575226184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84534489" calcext:value-type="float">
            <text:p>0.999884534489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7512302" calcext:value-type="float">
            <text:p>0.999997512302</text:p>
          </table:table-cell>
          <table:table-cell office:value-type="float" office:value="1.864" calcext:value-type="float">
            <text:p>1.864</text:p>
          </table:table-cell>
          <table:table-cell office:value-type="float" office:value="0.999998536838" calcext:value-type="float">
            <text:p>0.999998536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6859955933" calcext:value-type="float">
            <text:p>0.99685995593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9668322" calcext:value-type="float">
            <text:p>0.999949668322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0516263" calcext:value-type="float">
            <text:p>0.999960516263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2379165" calcext:value-type="float">
            <text:p>0.99999237916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08553772953" calcext:value-type="float">
            <text:p>0.308553772953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15558241" calcext:value-type="float">
            <text:p>0.999815558241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7219632" calcext:value-type="float">
            <text:p>0.999997219632</text:p>
          </table:table-cell>
          <table:table-cell office:value-type="float" office:value="1.928" calcext:value-type="float">
            <text:p>1.928</text:p>
          </table:table-cell>
          <table:table-cell office:value-type="float" office:value="0.999998500259" calcext:value-type="float">
            <text:p>0.999998500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6000659986" calcext:value-type="float">
            <text:p>0.99600065998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6750543" calcext:value-type="float">
            <text:p>0.99994675054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249926" calcext:value-type="float">
            <text:p>0.9999524992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2178616" calcext:value-type="float">
            <text:p>0.999992178616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67601943836" calcext:value-type="float">
            <text:p>0.26760194383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88697708" calcext:value-type="float">
            <text:p>0.999688697708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6451372" calcext:value-type="float">
            <text:p>0.999996451372</text:p>
          </table:table-cell>
          <table:table-cell office:value-type="float" office:value="2.352" calcext:value-type="float">
            <text:p>2.352</text:p>
          </table:table-cell>
          <table:table-cell office:value-type="float" office:value="0.99999846368" calcext:value-type="float">
            <text:p>0.99999846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5251605066" calcext:value-type="float">
            <text:p>0.995251605066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0914986" calcext:value-type="float">
            <text:p>0.999940914986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0674182" calcext:value-type="float">
            <text:p>0.99994067418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77752" calcext:value-type="float">
            <text:p>0.9999917775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33923772196" calcext:value-type="float">
            <text:p>0.233923772196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452190399" calcext:value-type="float">
            <text:p>0.999452190399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5792864" calcext:value-type="float">
            <text:p>0.999995792864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984271" calcext:value-type="float">
            <text:p>0.9999984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715731467" calcext:value-type="float">
            <text:p>0.994715731467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2891095" calcext:value-type="float">
            <text:p>0.999932891095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25441877" calcext:value-type="float">
            <text:p>0.999925441877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1175875" calcext:value-type="float">
            <text:p>0.99999117587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06590635096" calcext:value-type="float">
            <text:p>0.206590635096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997238101" calcext:value-type="float">
            <text:p>0.99899723810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4658766" calcext:value-type="float">
            <text:p>0.999994658766</text:p>
          </table:table-cell>
          <table:table-cell office:value-type="float" office:value="2.48" calcext:value-type="float">
            <text:p>2.48</text:p>
          </table:table-cell>
          <table:table-cell office:value-type="float" office:value="0.999998390521" calcext:value-type="float">
            <text:p>0.999998390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4324412328" calcext:value-type="float">
            <text:p>0.994324412328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7784983" calcext:value-type="float">
            <text:p>0.999927784983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0299427" calcext:value-type="float">
            <text:p>0.9999029942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373682" calcext:value-type="float">
            <text:p>0.999990373682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84712635047" calcext:value-type="float">
            <text:p>0.18471263504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16685621" calcext:value-type="float">
            <text:p>0.99816685621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3817339" calcext:value-type="float">
            <text:p>0.999993817339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98353942" calcext:value-type="float">
            <text:p>0.999998353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4036763557" calcext:value-type="float">
            <text:p>0.994036763557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21949426" calcext:value-type="float">
            <text:p>0.999921949426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66717334" calcext:value-type="float">
            <text:p>0.999866717334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9772037" calcext:value-type="float">
            <text:p>0.999989772037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6712406937" calcext:value-type="float">
            <text:p>0.1671240693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6699747182" calcext:value-type="float">
            <text:p>0.996699747182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3012496" calcext:value-type="float">
            <text:p>0.999993012496</text:p>
          </table:table-cell>
          <table:table-cell office:value-type="float" office:value="2.704" calcext:value-type="float">
            <text:p>2.704</text:p>
          </table:table-cell>
          <table:table-cell office:value-type="float" office:value="0.999998317363" calcext:value-type="float">
            <text:p>0.999998317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829422819" calcext:value-type="float">
            <text:p>0.99382942281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1737202" calcext:value-type="float">
            <text:p>0.99991173720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19617445" calcext:value-type="float">
            <text:p>0.999819617445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9571488" calcext:value-type="float">
            <text:p>0.99998957148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53218178756" calcext:value-type="float">
            <text:p>0.15321817875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349523982" calcext:value-type="float">
            <text:p>0.994349523982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1951566" calcext:value-type="float">
            <text:p>0.999991951566</text:p>
          </table:table-cell>
          <table:table-cell office:value-type="float" office:value="2.768" calcext:value-type="float">
            <text:p>2.768</text:p>
          </table:table-cell>
          <table:table-cell office:value-type="float" office:value="0.999998280784" calcext:value-type="float">
            <text:p>0.999998280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684138288" calcext:value-type="float">
            <text:p>0.99368413828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99336643" calcext:value-type="float">
            <text:p>0.99989933664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61694602" calcext:value-type="float">
            <text:p>0.999761694602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9170392" calcext:value-type="float">
            <text:p>0.99998917039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42151911998" calcext:value-type="float">
            <text:p>0.14215191199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0694146529" calcext:value-type="float">
            <text:p>0.990694146529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0671133" calcext:value-type="float">
            <text:p>0.999990671133</text:p>
          </table:table-cell>
          <table:table-cell office:value-type="float" office:value="2.96" calcext:value-type="float">
            <text:p>2.96</text:p>
          </table:table-cell>
          <table:table-cell office:value-type="float" office:value="0.999998244205" calcext:value-type="float">
            <text:p>0.999998244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567326604" calcext:value-type="float">
            <text:p>0.993567326604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81100528" calcext:value-type="float">
            <text:p>0.999881100528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83929678" calcext:value-type="float">
            <text:p>0.99968392967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7967102" calcext:value-type="float">
            <text:p>0.99998796710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33342084436" calcext:value-type="float">
            <text:p>0.13334208443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85185987057" calcext:value-type="float">
            <text:p>0.985185987057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89171197" calcext:value-type="float">
            <text:p>0.999989171197</text:p>
          </table:table-cell>
          <table:table-cell office:value-type="float" office:value="3.12" calcext:value-type="float">
            <text:p>3.12</text:p>
          </table:table-cell>
          <table:table-cell office:value-type="float" office:value="0.999998207626" calcext:value-type="float">
            <text:p>0.999998207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486288499" calcext:value-type="float">
            <text:p>0.99348628849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64323302" calcext:value-type="float">
            <text:p>0.999864323302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590130749" calcext:value-type="float">
            <text:p>0.999590130749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7566005" calcext:value-type="float">
            <text:p>0.999987566005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26423501148" calcext:value-type="float">
            <text:p>0.126423501148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77299480502" calcext:value-type="float">
            <text:p>0.977299480502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774443" calcext:value-type="float">
            <text:p>0.99998774443</text:p>
          </table:table-cell>
          <table:table-cell office:value-type="float" office:value="3.152" calcext:value-type="float">
            <text:p>3.152</text:p>
          </table:table-cell>
          <table:table-cell office:value-type="float" office:value="0.999998171047" calcext:value-type="float">
            <text:p>0.999998171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430072876" calcext:value-type="float">
            <text:p>0.993430072876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46816631" calcext:value-type="float">
            <text:p>0.999846816631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47769229" calcext:value-type="float">
            <text:p>0.99947769229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6763812" calcext:value-type="float">
            <text:p>0.999986763812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20877277476" calcext:value-type="float">
            <text:p>0.12087727747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66283949512" calcext:value-type="float">
            <text:p>0.96628394951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6024991" calcext:value-type="float">
            <text:p>0.999986024991</text:p>
          </table:table-cell>
          <table:table-cell office:value-type="float" office:value="3.216" calcext:value-type="float">
            <text:p>3.216</text:p>
          </table:table-cell>
          <table:table-cell office:value-type="float" office:value="0.999998097889" calcext:value-type="float">
            <text:p>0.999998097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37312718" calcext:value-type="float">
            <text:p>0.9933731271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1982718" calcext:value-type="float">
            <text:p>0.9998198271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344209199" calcext:value-type="float">
            <text:p>0.99934420919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6162167" calcext:value-type="float">
            <text:p>0.999986162167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16426274957" calcext:value-type="float">
            <text:p>0.11642627495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51448540598" calcext:value-type="float">
            <text:p>0.951448540598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8456164" calcext:value-type="float">
            <text:p>0.99998456164</text:p>
          </table:table-cell>
          <table:table-cell office:value-type="float" office:value="3.28" calcext:value-type="float">
            <text:p>3.28</text:p>
          </table:table-cell>
          <table:table-cell office:value-type="float" office:value="0.99999806131" calcext:value-type="float">
            <text:p>0.99999806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337353602" calcext:value-type="float">
            <text:p>0.99333735360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85543283" calcext:value-type="float">
            <text:p>0.999785543283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182065324" calcext:value-type="float">
            <text:p>0.99918206532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4758329" calcext:value-type="float">
            <text:p>0.999984758329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12836383402" calcext:value-type="float">
            <text:p>0.112836383402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32157738859" calcext:value-type="float">
            <text:p>0.932157738859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83573877" calcext:value-type="float">
            <text:p>0.999983573877</text:p>
          </table:table-cell>
          <table:table-cell office:value-type="float" office:value="3.504" calcext:value-type="float">
            <text:p>3.504</text:p>
          </table:table-cell>
          <table:table-cell office:value-type="float" office:value="0.999998024731" calcext:value-type="float">
            <text:p>0.999998024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280407906" calcext:value-type="float">
            <text:p>0.99328040790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4396494" calcext:value-type="float">
            <text:p>0.9997439649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003887444" calcext:value-type="float">
            <text:p>0.999003887444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3354491" calcext:value-type="float">
            <text:p>0.99998335449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09895249175" calcext:value-type="float">
            <text:p>0.10989524917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08067087341" calcext:value-type="float">
            <text:p>0.908067087341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82037358" calcext:value-type="float">
            <text:p>0.999982037358</text:p>
          </table:table-cell>
          <table:table-cell office:value-type="float" office:value="3.568" calcext:value-type="float">
            <text:p>3.568</text:p>
          </table:table-cell>
          <table:table-cell office:value-type="float" office:value="0.999997988152" calcext:value-type="float">
            <text:p>0.999997988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236603525" calcext:value-type="float">
            <text:p>0.993236603525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98009929" calcext:value-type="float">
            <text:p>0.99969800992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813082786" calcext:value-type="float">
            <text:p>0.99881308278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0947912" calcext:value-type="float">
            <text:p>0.99998094791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07489241264" calcext:value-type="float">
            <text:p>0.10748924126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879246047185" calcext:value-type="float">
            <text:p>0.87924604718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80683758" calcext:value-type="float">
            <text:p>0.999980683758</text:p>
          </table:table-cell>
          <table:table-cell office:value-type="float" office:value="3.632" calcext:value-type="float">
            <text:p>3.632</text:p>
          </table:table-cell>
          <table:table-cell office:value-type="float" office:value="0.999997914994" calcext:value-type="float">
            <text:p>0.999997914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21616148" calcext:value-type="float">
            <text:p>0.9932161614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38924915" calcext:value-type="float">
            <text:p>0.999638924915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608448798" calcext:value-type="float">
            <text:p>0.99860844879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9343525" calcext:value-type="float">
            <text:p>0.99997934352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0549309284" calcext:value-type="float">
            <text:p>0.10549309284</text:p>
          </table:table-cell>
          <table:table-cell office:value-type="float" office:value="27.52" calcext:value-type="float">
            <text:p>27.52</text:p>
          </table:table-cell>
          <table:table-cell office:value-type="float" office:value="0.845907547705" calcext:value-type="float">
            <text:p>0.84590754770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79147238" calcext:value-type="float">
            <text:p>0.999979147238</text:p>
          </table:table-cell>
          <table:table-cell office:value-type="float" office:value="3.888" calcext:value-type="float">
            <text:p>3.888</text:p>
          </table:table-cell>
          <table:table-cell office:value-type="float" office:value="0.999997878415" calcext:value-type="float">
            <text:p>0.999997878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196449509" calcext:value-type="float">
            <text:p>0.99319644950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71816011" calcext:value-type="float">
            <text:p>0.99957181601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414236914" calcext:value-type="float">
            <text:p>0.99841423691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7939687" calcext:value-type="float">
            <text:p>0.99997793968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03827959132" calcext:value-type="float">
            <text:p>0.10382795913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08661343777" calcext:value-type="float">
            <text:p>0.808661343777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77757054" calcext:value-type="float">
            <text:p>0.999977757054</text:p>
          </table:table-cell>
          <table:table-cell office:value-type="float" office:value="4.32" calcext:value-type="float">
            <text:p>4.32</text:p>
          </table:table-cell>
          <table:table-cell office:value-type="float" office:value="0.999997841836" calcext:value-type="float">
            <text:p>0.999997841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185498414" calcext:value-type="float">
            <text:p>0.993185498414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469693765" calcext:value-type="float">
            <text:p>0.999469693765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233253083" calcext:value-type="float">
            <text:p>0.998233253083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4931463" calcext:value-type="float">
            <text:p>0.999974931463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02424994896" calcext:value-type="float">
            <text:p>0.10242499489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768189621402" calcext:value-type="float">
            <text:p>0.768189621402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76549789" calcext:value-type="float">
            <text:p>0.999976549789</text:p>
          </table:table-cell>
          <table:table-cell office:value-type="float" office:value="4.448" calcext:value-type="float">
            <text:p>4.448</text:p>
          </table:table-cell>
          <table:table-cell office:value-type="float" office:value="0.999997732098" calcext:value-type="float">
            <text:p>0.999997732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179657829" calcext:value-type="float">
            <text:p>0.99317965782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334017066" calcext:value-type="float">
            <text:p>0.999334017066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072111334" calcext:value-type="float">
            <text:p>0.99807211133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172269" calcext:value-type="float">
            <text:p>0.9999717226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01218263843" calcext:value-type="float">
            <text:p>0.101218263843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25355917135" calcext:value-type="float">
            <text:p>0.72535591713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7530594" calcext:value-type="float">
            <text:p>0.99997530594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7695519" calcext:value-type="float">
            <text:p>0.999997695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171627026" calcext:value-type="float">
            <text:p>0.99317162702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164785915" calcext:value-type="float">
            <text:p>0.99916478591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7939630368" calcext:value-type="float">
            <text:p>0.99793963036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931611" calcext:value-type="float">
            <text:p>0.9999693161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00189221392" calcext:value-type="float">
            <text:p>0.10018922139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681159477388" calcext:value-type="float">
            <text:p>0.68115947738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74281594" calcext:value-type="float">
            <text:p>0.999974281594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9765894" calcext:value-type="float">
            <text:p>0.99999765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16286615" calcext:value-type="float">
            <text:p>0.99316286615</text:p>
          </table:table-cell>
          <table:table-cell office:value-type="float" office:value="14.4" calcext:value-type="float">
            <text:p>14.4</text:p>
          </table:table-cell>
          <table:table-cell office:value-type="float" office:value="0.99898534254" calcext:value-type="float">
            <text:p>0.99898534254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836010611" calcext:value-type="float">
            <text:p>0.99783601061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6508434" calcext:value-type="float">
            <text:p>0.99996650843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992938090128" calcext:value-type="float">
            <text:p>0.0992938090128</text:p>
          </table:table-cell>
          <table:table-cell office:value-type="float" office:value="28.8" calcext:value-type="float">
            <text:p>28.8</text:p>
          </table:table-cell>
          <table:table-cell office:value-type="float" office:value="0.635972034435" calcext:value-type="float">
            <text:p>0.635972034435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73074329" calcext:value-type="float">
            <text:p>0.999973074329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7622361" calcext:value-type="float">
            <text:p>0.999997622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157755639" calcext:value-type="float">
            <text:p>0.99315775563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720554144" calcext:value-type="float">
            <text:p>0.998720554144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75123081" calcext:value-type="float">
            <text:p>0.99775123081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3700758" calcext:value-type="float">
            <text:p>0.999963700758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985324509264" calcext:value-type="float">
            <text:p>0.0985324509264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590940727522" calcext:value-type="float">
            <text:p>0.59094072752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71793896" calcext:value-type="float">
            <text:p>0.999971793896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97585782" calcext:value-type="float">
            <text:p>0.999997585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154835347" calcext:value-type="float">
            <text:p>0.99315483534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462330751" calcext:value-type="float">
            <text:p>0.99846233075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679278213" calcext:value-type="float">
            <text:p>0.99767927821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58887599" calcext:value-type="float">
            <text:p>0.999958887599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978412713535" calcext:value-type="float">
            <text:p>0.0978412713535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546214298049" calcext:value-type="float">
            <text:p>0.54621429804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70403712" calcext:value-type="float">
            <text:p>0.999970403712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97549203" calcext:value-type="float">
            <text:p>0.999997549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3147534616" calcext:value-type="float">
            <text:p>0.99314753461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170552904" calcext:value-type="float">
            <text:p>0.99817055290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614540918" calcext:value-type="float">
            <text:p>0.99761454091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4274988" calcext:value-type="float">
            <text:p>0.99995427498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972191794362" calcext:value-type="float">
            <text:p>0.097219179436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0279108325" calcext:value-type="float">
            <text:p>0.50279108325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69233031" calcext:value-type="float">
            <text:p>0.999969233031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7512624" calcext:value-type="float">
            <text:p>0.999997512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3140233886" calcext:value-type="float">
            <text:p>0.993140233886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862727277" calcext:value-type="float">
            <text:p>0.997862727277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560626577" calcext:value-type="float">
            <text:p>0.99756062657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48057991" calcext:value-type="float">
            <text:p>0.999948057991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966772655615" calcext:value-type="float">
            <text:p>0.096677265561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60918561175" calcext:value-type="float">
            <text:p>0.460918561175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67952598" calcext:value-type="float">
            <text:p>0.999967952598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7439466" calcext:value-type="float">
            <text:p>0.999997439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313147301" calcext:value-type="float">
            <text:p>0.9931314730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538853867" calcext:value-type="float">
            <text:p>0.997538853867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508516061" calcext:value-type="float">
            <text:p>0.99750851606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0838252" calcext:value-type="float">
            <text:p>0.999940838252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961919550819" calcext:value-type="float">
            <text:p>0.0961919550819</text:p>
          </table:table-cell>
          <table:table-cell office:value-type="float" office:value="30.08" calcext:value-type="float">
            <text:p>30.08</text:p>
          </table:table-cell>
          <table:table-cell office:value-type="float" office:value="0.420778203603" calcext:value-type="float">
            <text:p>0.420778203603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668185" calcext:value-type="float">
            <text:p>0.9999668185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7402887" calcext:value-type="float">
            <text:p>0.999997402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3108840746" calcext:value-type="float">
            <text:p>0.99310884074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249264355" calcext:value-type="float">
            <text:p>0.997249264355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414316282" calcext:value-type="float">
            <text:p>0.99741431628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4220158" calcext:value-type="float">
            <text:p>0.999934220158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957441579872" calcext:value-type="float">
            <text:p>0.095744157987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82895939269" calcext:value-type="float">
            <text:p>0.382895939269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65501484" calcext:value-type="float">
            <text:p>0.999965501484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7366308" calcext:value-type="float">
            <text:p>0.999997366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3052625124" calcext:value-type="float">
            <text:p>0.99305262512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974263735" calcext:value-type="float">
            <text:p>0.99697426373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355792164" calcext:value-type="float">
            <text:p>0.99735579216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5797129" calcext:value-type="float">
            <text:p>0.99992579712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53368438347" calcext:value-type="float">
            <text:p>0.0953368438347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47256009101" calcext:value-type="float">
            <text:p>0.347256009101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64367386" calcext:value-type="float">
            <text:p>0.999964367386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7329729" calcext:value-type="float">
            <text:p>0.999997329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890548913" calcext:value-type="float">
            <text:p>0.992890548913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751783127" calcext:value-type="float">
            <text:p>0.996751783127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308692275" calcext:value-type="float">
            <text:p>0.99730869227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6772456" calcext:value-type="float">
            <text:p>0.99991677245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49644371292" calcext:value-type="float">
            <text:p>0.0949644371292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14028550469" calcext:value-type="float">
            <text:p>0.31402855046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62026024" calcext:value-type="float">
            <text:p>0.999962026024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729315" calcext:value-type="float">
            <text:p>0.99999729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591218974" calcext:value-type="float">
            <text:p>0.99259121897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602246981" calcext:value-type="float">
            <text:p>0.996602246981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275221289" calcext:value-type="float">
            <text:p>0.99727522128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04137913" calcext:value-type="float">
            <text:p>0.999904137913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46161505001" calcext:value-type="float">
            <text:p>0.094616150500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83282297173" calcext:value-type="float">
            <text:p>0.283282297173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59757828" calcext:value-type="float">
            <text:p>0.999959757828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7256571" calcext:value-type="float">
            <text:p>0.999997256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97430727" calcext:value-type="float">
            <text:p>0.9919743072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449793057" calcext:value-type="float">
            <text:p>0.996449793057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249366456" calcext:value-type="float">
            <text:p>0.997249366456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9030008" calcext:value-type="float">
            <text:p>0.99989030008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43054984623" calcext:value-type="float">
            <text:p>0.0943054984623</text:p>
          </table:table-cell>
          <table:table-cell office:value-type="float" office:value="31.36" calcext:value-type="float">
            <text:p>31.36</text:p>
          </table:table-cell>
          <table:table-cell office:value-type="float" office:value="0.25497209341" calcext:value-type="float">
            <text:p>0.2549720934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57233547" calcext:value-type="float">
            <text:p>0.999957233547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7219992" calcext:value-type="float">
            <text:p>0.999997219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0032313032" calcext:value-type="float">
            <text:p>0.990032313032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322140249" calcext:value-type="float">
            <text:p>0.996322140249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22932395" calcext:value-type="float">
            <text:p>0.9972293239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77665538" calcext:value-type="float">
            <text:p>0.99987766553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40147848795" calcext:value-type="float">
            <text:p>0.094014784879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29189463024" calcext:value-type="float">
            <text:p>0.229189463024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5456293" calcext:value-type="float">
            <text:p>0.99995456293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7146833" calcext:value-type="float">
            <text:p>0.999997146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7361895737" calcext:value-type="float">
            <text:p>0.97736189573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6227312449" calcext:value-type="float">
            <text:p>0.99622731244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21349037" calcext:value-type="float">
            <text:p>0.9972134903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62824963" calcext:value-type="float">
            <text:p>0.99986282496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37398887337" calcext:value-type="float">
            <text:p>0.093739888733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05559279478" calcext:value-type="float">
            <text:p>0.205559279478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51928897" calcext:value-type="float">
            <text:p>0.999951928897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7073675" calcext:value-type="float">
            <text:p>0.999997073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930391918" calcext:value-type="float">
            <text:p>0.943930391918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6155826877" calcext:value-type="float">
            <text:p>0.99615582687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198458491" calcext:value-type="float">
            <text:p>0.99719845849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42770134" calcext:value-type="float">
            <text:p>0.999842770134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34770526261" calcext:value-type="float">
            <text:p>0.093477052626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84240103287" calcext:value-type="float">
            <text:p>0.184240103287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48087599" calcext:value-type="float">
            <text:p>0.999948087599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6963938" calcext:value-type="float">
            <text:p>0.999996963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68926340013" calcext:value-type="float">
            <text:p>0.868926340013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608361186" calcext:value-type="float">
            <text:p>0.9960836118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187234687" calcext:value-type="float">
            <text:p>0.99718723468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21512014" calcext:value-type="float">
            <text:p>0.999821512014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32353670376" calcext:value-type="float">
            <text:p>0.0932353670376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64968636718" calcext:value-type="float">
            <text:p>0.16496863671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42965868" calcext:value-type="float">
            <text:p>0.999942965868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6927359" calcext:value-type="float">
            <text:p>0.999996927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5571435455" calcext:value-type="float">
            <text:p>0.6557143545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602525629" calcext:value-type="float">
            <text:p>0.99602525629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178415985" calcext:value-type="float">
            <text:p>0.997178415985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97045121" calcext:value-type="float">
            <text:p>0.999797045121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30113775854" calcext:value-type="float">
            <text:p>0.0930113775854</text:p>
          </table:table-cell>
          <table:table-cell office:value-type="float" office:value="32.64" calcext:value-type="float">
            <text:p>32.64</text:p>
          </table:table-cell>
          <table:table-cell office:value-type="float" office:value="0.147583228056" calcext:value-type="float">
            <text:p>0.14758322805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35539358" calcext:value-type="float">
            <text:p>0.99993553935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689078" calcext:value-type="float">
            <text:p>0.99999689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5542101121" calcext:value-type="float">
            <text:p>0.4554210112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923134044" calcext:value-type="float">
            <text:p>0.995923134044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167192181" calcext:value-type="float">
            <text:p>0.997167192181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63353007" calcext:value-type="float">
            <text:p>0.99976335300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27968422336" calcext:value-type="float">
            <text:p>0.092796842233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18040119325" calcext:value-type="float">
            <text:p>0.11804011932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24820307" calcext:value-type="float">
            <text:p>0.99992482030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6817622" calcext:value-type="float">
            <text:p>0.999996817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58380435211" calcext:value-type="float">
            <text:p>0.358380435211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850189583" calcext:value-type="float">
            <text:p>0.99585018958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151158176" calcext:value-type="float">
            <text:p>0.99715115817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34875149" calcext:value-type="float">
            <text:p>0.999734875149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24014063095" calcext:value-type="float">
            <text:p>0.092401406309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944730326813" calcext:value-type="float">
            <text:p>0.0944730326813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08211265" calcext:value-type="float">
            <text:p>0.999908211265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6744464" calcext:value-type="float">
            <text:p>0.999996744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04318527939" calcext:value-type="float">
            <text:p>0.304318527939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791834013" calcext:value-type="float">
            <text:p>0.99579183401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128309719" calcext:value-type="float">
            <text:p>0.99712830971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00982486" calcext:value-type="float">
            <text:p>0.999700982486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20510591713" calcext:value-type="float">
            <text:p>0.0920510591713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56862182002" calcext:value-type="float">
            <text:p>0.075686218200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8066367" calcext:value-type="float">
            <text:p>0.99988066367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6634727" calcext:value-type="float">
            <text:p>0.999996634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64227298014" calcext:value-type="float">
            <text:p>0.26422729801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750985115" calcext:value-type="float">
            <text:p>0.995750985115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092634058" calcext:value-type="float">
            <text:p>0.997092634058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66889275" calcext:value-type="float">
            <text:p>0.99966688927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17190142016" calcext:value-type="float">
            <text:p>0.091719014201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08744478945" calcext:value-type="float">
            <text:p>0.060874447894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2809276" calcext:value-type="float">
            <text:p>0.99982809276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6524989" calcext:value-type="float">
            <text:p>0.999996524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09549209112" calcext:value-type="float">
            <text:p>0.20954920911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720348441" calcext:value-type="float">
            <text:p>0.995720348441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020080186" calcext:value-type="float">
            <text:p>0.99702008018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622969198" calcext:value-type="float">
            <text:p>0.99962296919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14165435967" calcext:value-type="float">
            <text:p>0.0914165435967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491260594264" calcext:value-type="float">
            <text:p>0.0491260594264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05829726" calcext:value-type="float">
            <text:p>0.99970582972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6415252" calcext:value-type="float">
            <text:p>0.999996415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51358738901" calcext:value-type="float">
            <text:p>0.15135873890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687523433" calcext:value-type="float">
            <text:p>0.99568752343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848115483" calcext:value-type="float">
            <text:p>0.99684811548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574837606" calcext:value-type="float">
            <text:p>0.99957483760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1131708525" calcext:value-type="float">
            <text:p>0.09113170852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399394293991" calcext:value-type="float">
            <text:p>0.0399394293991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358942207" calcext:value-type="float">
            <text:p>0.999358942207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6342094" calcext:value-type="float">
            <text:p>0.999996342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8427335102" calcext:value-type="float">
            <text:p>0.118427335102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670016763" calcext:value-type="float">
            <text:p>0.995670016763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408984174" calcext:value-type="float">
            <text:p>0.99640898417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27909304" calcext:value-type="float">
            <text:p>0.99952790930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8576608241" calcext:value-type="float">
            <text:p>0.0908576608241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327054696649" calcext:value-type="float">
            <text:p>0.0327054696649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277049718" calcext:value-type="float">
            <text:p>0.998277049718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6159199" calcext:value-type="float">
            <text:p>0.999996159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0027114912" calcext:value-type="float">
            <text:p>0.1002711491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65542787" calcext:value-type="float">
            <text:p>0.99565542787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5225875036" calcext:value-type="float">
            <text:p>0.99522587503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477571681" calcext:value-type="float">
            <text:p>0.99947757168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905922187785" calcext:value-type="float">
            <text:p>0.090592218778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269551053727" calcext:value-type="float">
            <text:p>0.0269551053727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5201962472" calcext:value-type="float">
            <text:p>0.99520196247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6086041" calcext:value-type="float">
            <text:p>0.999996086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881789496585" calcext:value-type="float">
            <text:p>0.088178949658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644486201" calcext:value-type="float">
            <text:p>0.99564448620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20122596" calcext:value-type="float">
            <text:p>0.9920122596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424225833" calcext:value-type="float">
            <text:p>0.99942422583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903381701359" calcext:value-type="float">
            <text:p>0.090338170135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224367974825" calcext:value-type="float">
            <text:p>0.022436797482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7725406006" calcext:value-type="float">
            <text:p>0.98772540600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5903145" calcext:value-type="float">
            <text:p>0.999995903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0194871091" calcext:value-type="float">
            <text:p>0.08019487109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635732866" calcext:value-type="float">
            <text:p>0.995635732866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4524980579" calcext:value-type="float">
            <text:p>0.984524980579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363259151" calcext:value-type="float">
            <text:p>0.99936325915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900863638118" calcext:value-type="float">
            <text:p>0.090086363811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188745197802" calcext:value-type="float">
            <text:p>0.018874519780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2454233584" calcext:value-type="float">
            <text:p>0.97245423358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5683671" calcext:value-type="float">
            <text:p>0.99999568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47492564206" calcext:value-type="float">
            <text:p>0.0747492564206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627708975" calcext:value-type="float">
            <text:p>0.99562770897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9148971138" calcext:value-type="float">
            <text:p>0.96914897113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30550124" calcext:value-type="float">
            <text:p>0.99930550124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8414662534" calcext:value-type="float">
            <text:p>0.0898414662534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60107326556" calcext:value-type="float">
            <text:p>0.0160107326556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6221569226" calcext:value-type="float">
            <text:p>0.94622156922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5427618" calcext:value-type="float">
            <text:p>0.999995427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06374851613" calcext:value-type="float">
            <text:p>0.0706374851613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61895564" calcext:value-type="float">
            <text:p>0.9956189556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39121088003" calcext:value-type="float">
            <text:p>0.93912108800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240523591" calcext:value-type="float">
            <text:p>0.99924052359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96012351418" calcext:value-type="float">
            <text:p>0.089601235141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37114233818" calcext:value-type="float">
            <text:p>0.013711423381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7753565283" calcext:value-type="float">
            <text:p>0.907753565283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5281301" calcext:value-type="float">
            <text:p>0.999995281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672265840029" calcext:value-type="float">
            <text:p>0.067226584002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614578972" calcext:value-type="float">
            <text:p>0.99561457897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87418437021" calcext:value-type="float">
            <text:p>0.88741843702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174743749" calcext:value-type="float">
            <text:p>0.99917474374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93698520985" calcext:value-type="float">
            <text:p>0.0893698520985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1836821109" calcext:value-type="float">
            <text:p>0.011836821109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7691608801" calcext:value-type="float">
            <text:p>0.857691608801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4988669" calcext:value-type="float">
            <text:p>0.999994988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41668479681" calcext:value-type="float">
            <text:p>0.0641668479681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610202304" calcext:value-type="float">
            <text:p>0.99561020230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13583848626" calcext:value-type="float">
            <text:p>0.81358384862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11337597" calcext:value-type="float">
            <text:p>0.99911337597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91341662274" calcext:value-type="float">
            <text:p>0.089134166227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03112822897" calcext:value-type="float">
            <text:p>0.0103112822897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8651916521" calcext:value-type="float">
            <text:p>0.79865191652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4878932" calcext:value-type="float">
            <text:p>0.999994878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11582170449" calcext:value-type="float">
            <text:p>0.061158217044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601448969" calcext:value-type="float">
            <text:p>0.995601448969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14796941353" calcext:value-type="float">
            <text:p>0.714796941353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045390097" calcext:value-type="float">
            <text:p>0.999045390097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9047830899" calcext:value-type="float">
            <text:p>0.0889047830899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0907286164692" calcext:value-type="float">
            <text:p>0.0090728616469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34123301794" calcext:value-type="float">
            <text:p>0.73412330179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4659457" calcext:value-type="float">
            <text:p>0.999994659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582985210181" calcext:value-type="float">
            <text:p>0.058298521018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59999008" calcext:value-type="float">
            <text:p>0.9955999900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89454114286" calcext:value-type="float">
            <text:p>0.589454114286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8986228348" calcext:value-type="float">
            <text:p>0.99898622834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86766120165" calcext:value-type="float">
            <text:p>0.0886766120165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0805937145667" calcext:value-type="float">
            <text:p>0.00805937145667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67708938909" calcext:value-type="float">
            <text:p>0.667708938909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4220509" calcext:value-type="float">
            <text:p>0.9999942205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553694680542" calcext:value-type="float">
            <text:p>0.055369468054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594883967" calcext:value-type="float">
            <text:p>0.995594883967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6618949468" calcext:value-type="float">
            <text:p>0.4661894946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931679211" calcext:value-type="float">
            <text:p>0.99893167921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84444411315" calcext:value-type="float">
            <text:p>0.088444441131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0721783699094" calcext:value-type="float">
            <text:p>0.0072178369909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2321446491" calcext:value-type="float">
            <text:p>0.60232144649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4001034" calcext:value-type="float">
            <text:p>0.999994001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25156126116" calcext:value-type="float">
            <text:p>0.052515612611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591966189" calcext:value-type="float">
            <text:p>0.99559196618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72568543367" calcext:value-type="float">
            <text:p>0.37256854336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881742684" calcext:value-type="float">
            <text:p>0.998881742684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82145731683" calcext:value-type="float">
            <text:p>0.0882145731683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651207299505" calcext:value-type="float">
            <text:p>0.00651207299505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40653208733" calcext:value-type="float">
            <text:p>0.540653208733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3708402" calcext:value-type="float">
            <text:p>0.999993708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497500960046" calcext:value-type="float">
            <text:p>0.049750096004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588318966" calcext:value-type="float">
            <text:p>0.995588318966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06113605735" calcext:value-type="float">
            <text:p>0.30611360573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83040232" calcext:value-type="float">
            <text:p>0.9988304023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9904625097" calcext:value-type="float">
            <text:p>0.087990462509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591819841315" calcext:value-type="float">
            <text:p>0.0059181984131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84027095566" calcext:value-type="float">
            <text:p>0.48402709556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3488927" calcext:value-type="float">
            <text:p>0.999993488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71196429067" calcext:value-type="float">
            <text:p>0.0471196429067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586860076" calcext:value-type="float">
            <text:p>0.995586860076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55638357829" calcext:value-type="float">
            <text:p>0.255638357829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79149595" calcext:value-type="float">
            <text:p>0.99879149595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7608369594" calcext:value-type="float">
            <text:p>0.087760836959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543275837166" calcext:value-type="float">
            <text:p>0.00543275837166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33303155363" calcext:value-type="float">
            <text:p>0.43330315536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3196295" calcext:value-type="float">
            <text:p>0.999993196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46198728797" calcext:value-type="float">
            <text:p>0.044619872879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58102452" calcext:value-type="float">
            <text:p>0.9955810245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14903567486" calcext:value-type="float">
            <text:p>0.21490356748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755196708" calcext:value-type="float">
            <text:p>0.998755196708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75338779501" calcext:value-type="float">
            <text:p>0.0875338779501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500980911339" calcext:value-type="float">
            <text:p>0.00500980911339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88841189721" calcext:value-type="float">
            <text:p>0.38884118972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2976821" calcext:value-type="float">
            <text:p>0.999992976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2363217169" calcext:value-type="float">
            <text:p>0.04236321716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57956563" calcext:value-type="float">
            <text:p>0.99557956563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82304431238" calcext:value-type="float">
            <text:p>0.18230443123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719900207" calcext:value-type="float">
            <text:p>0.99871990020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73169790732" calcext:value-type="float">
            <text:p>0.087316979073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466213973169" calcext:value-type="float">
            <text:p>0.00466213973169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0456999246" calcext:value-type="float">
            <text:p>0.35045699924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2647609" calcext:value-type="float">
            <text:p>0.9999926476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04102718354" calcext:value-type="float">
            <text:p>0.040410271835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578106741" calcext:value-type="float">
            <text:p>0.99557810674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57345698758" calcext:value-type="float">
            <text:p>0.157345698758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691021252" calcext:value-type="float">
            <text:p>0.99869102125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70966258134" calcext:value-type="float">
            <text:p>0.0870966258134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436035349539" calcext:value-type="float">
            <text:p>0.00436035349539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17806330452" calcext:value-type="float">
            <text:p>0.317806330452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2318398" calcext:value-type="float">
            <text:p>0.999992318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386493357066" calcext:value-type="float">
            <text:p>0.0386493357066</text:p>
          </table:table-cell>
          <table:table-cell office:value-type="float" office:value="22.4" calcext:value-type="float">
            <text:p>22.4</text:p>
          </table:table-cell>
          <table:table-cell office:value-type="float" office:value="0.995575918407" calcext:value-type="float">
            <text:p>0.995575918407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38677106407" calcext:value-type="float">
            <text:p>0.13867710640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63466718" calcext:value-type="float">
            <text:p>0.99863466718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8798481429" calcext:value-type="float">
            <text:p>0.0868798481429</text:p>
          </table:table-cell>
          <table:table-cell office:value-type="float" office:value="44.8" calcext:value-type="float">
            <text:p>44.8</text:p>
          </table:table-cell>
          <table:table-cell office:value-type="float" office:value="0.00411226932885" calcext:value-type="float">
            <text:p>0.00411226932885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0329414734" calcext:value-type="float">
            <text:p>0.29032941473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1916028" calcext:value-type="float">
            <text:p>0.999991916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370395246933" calcext:value-type="float">
            <text:p>0.037039524693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575188963" calcext:value-type="float">
            <text:p>0.995575188963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24407844156" calcext:value-type="float">
            <text:p>0.12440784415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589142716" calcext:value-type="float">
            <text:p>0.998589142716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6661797805" calcext:value-type="float">
            <text:p>0.08666179780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389624881345" calcext:value-type="float">
            <text:p>0.00389624881345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67310490194" calcext:value-type="float">
            <text:p>0.26731049019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1586816" calcext:value-type="float">
            <text:p>0.999991586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355881395257" calcext:value-type="float">
            <text:p>0.035588139525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574459518" calcext:value-type="float">
            <text:p>0.995574459518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13520554392" calcext:value-type="float">
            <text:p>0.11352055439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553445119" calcext:value-type="float">
            <text:p>0.998553445119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641526396" calcext:value-type="float">
            <text:p>0.0864152639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371004931196" calcext:value-type="float">
            <text:p>0.0037100493119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48093682605" calcext:value-type="float">
            <text:p>0.24809368260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1221026" calcext:value-type="float">
            <text:p>0.999991221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43002907151" calcext:value-type="float">
            <text:p>0.034300290715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573730073" calcext:value-type="float">
            <text:p>0.995573730073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05191089262" calcext:value-type="float">
            <text:p>0.10519108926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518349167" calcext:value-type="float">
            <text:p>0.99851834916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60188583847" calcext:value-type="float">
            <text:p>0.086018858384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354857943176" calcext:value-type="float">
            <text:p>0.00354857943176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2179696368" calcext:value-type="float">
            <text:p>0.23217969636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0928393" calcext:value-type="float">
            <text:p>0.999990928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30817988415" calcext:value-type="float">
            <text:p>0.033081798841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572271184" calcext:value-type="float">
            <text:p>0.995572271184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98803542553" calcext:value-type="float">
            <text:p>0.09880354255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49087405" calcext:value-type="float">
            <text:p>0.9984908740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51000531672" calcext:value-type="float">
            <text:p>0.085100053167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340959653562" calcext:value-type="float">
            <text:p>0.0034095965356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18976971564" calcext:value-type="float">
            <text:p>0.21897697156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0599182" calcext:value-type="float">
            <text:p>0.999990599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18574663838" calcext:value-type="float">
            <text:p>0.031857466383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566435627" calcext:value-type="float">
            <text:p>0.995566435627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937313855224" calcext:value-type="float">
            <text:p>0.0937313855224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46139345" calcext:value-type="float">
            <text:p>0.9984613934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1735984312" calcext:value-type="float">
            <text:p>0.083173598431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2921914463" calcext:value-type="float">
            <text:p>0.0032921914463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08098598003" calcext:value-type="float">
            <text:p>0.20809859800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0160233" calcext:value-type="float">
            <text:p>0.999990160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0565967208" calcext:value-type="float">
            <text:p>0.03056596720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562788404" calcext:value-type="float">
            <text:p>0.99556278840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896365010915" calcext:value-type="float">
            <text:p>0.089636501091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441739716" calcext:value-type="float">
            <text:p>0.99844173971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2298582667" calcext:value-type="float">
            <text:p>0.080229858266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18042325595" calcext:value-type="float">
            <text:p>0.00318042325595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99027793036" calcext:value-type="float">
            <text:p>0.199027793036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9721284" calcext:value-type="float">
            <text:p>0.999989721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292124118254" calcext:value-type="float">
            <text:p>0.0292124118254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513915615" calcext:value-type="float">
            <text:p>0.995513915615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862098338156" calcext:value-type="float">
            <text:p>0.086209833815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424693111" calcext:value-type="float">
            <text:p>0.998424693111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68758949957" calcext:value-type="float">
            <text:p>0.076875894995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09096021422" calcext:value-type="float">
            <text:p>0.00309096021422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91504116646" calcext:value-type="float">
            <text:p>0.19150411664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9245757" calcext:value-type="float">
            <text:p>0.99998924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27799720528" calcext:value-type="float">
            <text:p>0.02779972052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443888932" calcext:value-type="float">
            <text:p>0.99544388893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833014657486" calcext:value-type="float">
            <text:p>0.083301465748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406643764" calcext:value-type="float">
            <text:p>0.998406643764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7642233454" calcext:value-type="float">
            <text:p>0.073764223345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00895242597" calcext:value-type="float">
            <text:p>0.00300895242597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8523563017" calcext:value-type="float">
            <text:p>0.1852356301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8843387" calcext:value-type="float">
            <text:p>0.999988843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264147720055" calcext:value-type="float">
            <text:p>0.026414772005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416899481" calcext:value-type="float">
            <text:p>0.995416899481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807053599273" calcext:value-type="float">
            <text:p>0.080705359927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39180319" calcext:value-type="float">
            <text:p>0.99839180319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2472509628" calcext:value-type="float">
            <text:p>0.071247250962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293882455382" calcext:value-type="float">
            <text:p>0.0029388245538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79980331822" calcext:value-type="float">
            <text:p>0.179980331822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833128" calcext:value-type="float">
            <text:p>0.99998833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50889593977" calcext:value-type="float">
            <text:p>0.025088959397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289246673" calcext:value-type="float">
            <text:p>0.995289246673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783706083863" calcext:value-type="float">
            <text:p>0.078370608386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380371937" calcext:value-type="float">
            <text:p>0.99838037193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3696424114" calcext:value-type="float">
            <text:p>0.0693696424114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87657621787" calcext:value-type="float">
            <text:p>0.00287657621787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75547949297" calcext:value-type="float">
            <text:p>0.17554794929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8002069" calcext:value-type="float">
            <text:p>0.999988002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4031813662" calcext:value-type="float">
            <text:p>0.024031813662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717362095" calcext:value-type="float">
            <text:p>0.994717362095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762400899828" calcext:value-type="float">
            <text:p>0.0762400899828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368339039" calcext:value-type="float">
            <text:p>0.998368339039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0373415143" calcext:value-type="float">
            <text:p>0.068037341514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82584412714" calcext:value-type="float">
            <text:p>0.0028258441271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71818414591" calcext:value-type="float">
            <text:p>0.171818414591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7599699" calcext:value-type="float">
            <text:p>0.999987599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31907695408" calcext:value-type="float">
            <text:p>0.0231907695408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174655301" calcext:value-type="float">
            <text:p>0.994174655301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742436559455" calcext:value-type="float">
            <text:p>0.0742436559455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356306141" calcext:value-type="float">
            <text:p>0.998356306141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0987796514" calcext:value-type="float">
            <text:p>0.0670987796514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78002159357" calcext:value-type="float">
            <text:p>0.0027800215935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68644258435" calcext:value-type="float">
            <text:p>0.16864425843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7270487" calcext:value-type="float">
            <text:p>0.999987270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25366241131" calcext:value-type="float">
            <text:p>0.022536624113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951445249" calcext:value-type="float">
            <text:p>0.99395144524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723013366748" calcext:value-type="float">
            <text:p>0.0723013366748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348484757" calcext:value-type="float">
            <text:p>0.99834848475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4169935755" calcext:value-type="float">
            <text:p>0.066416993575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73759332174" calcext:value-type="float">
            <text:p>0.00273759332174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65921180439" calcext:value-type="float">
            <text:p>0.165921180439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6831539" calcext:value-type="float">
            <text:p>0.999986831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20671871601" calcext:value-type="float">
            <text:p>0.0220671871601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747930201" calcext:value-type="float">
            <text:p>0.99374793020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70430368726" calcext:value-type="float">
            <text:p>0.07043036872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340462825" calcext:value-type="float">
            <text:p>0.998340462825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905623717" calcext:value-type="float">
            <text:p>0.06590562371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70043827799" calcext:value-type="float">
            <text:p>0.0027004382779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6356320869" calcext:value-type="float">
            <text:p>0.16356320869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6502327" calcext:value-type="float">
            <text:p>0.999986502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17430347383" calcext:value-type="float">
            <text:p>0.021743034738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542226819" calcext:value-type="float">
            <text:p>0.99354222681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685818483841" calcext:value-type="float">
            <text:p>0.068581848384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335048021" calcext:value-type="float">
            <text:p>0.99833504802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4881888289" calcext:value-type="float">
            <text:p>0.065488188828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66813217958" calcext:value-type="float">
            <text:p>0.00266813217958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61518833208" calcext:value-type="float">
            <text:p>0.16151883320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599022" calcext:value-type="float">
            <text:p>0.99998599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15159820285" calcext:value-type="float">
            <text:p>0.021515982028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320475656" calcext:value-type="float">
            <text:p>0.993320475656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667333280421" calcext:value-type="float">
            <text:p>0.066733328042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331438152" calcext:value-type="float">
            <text:p>0.998331438152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50468762774" calcext:value-type="float">
            <text:p>0.065046876277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63643219935" calcext:value-type="float">
            <text:p>0.00263643219935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59728568748" calcext:value-type="float">
            <text:p>0.159728568748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5551272" calcext:value-type="float">
            <text:p>0.999985551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1365586986" calcext:value-type="float">
            <text:p>0.02136558698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3078300044" calcext:value-type="float">
            <text:p>0.99307830004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649258948378" calcext:value-type="float">
            <text:p>0.0649258948378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327026089" calcext:value-type="float">
            <text:p>0.998327026089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3020628665" calcext:value-type="float">
            <text:p>0.064302062866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61230869623" calcext:value-type="float">
            <text:p>0.00261230869623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58146356315" calcext:value-type="float">
            <text:p>0.158146356315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5075744" calcext:value-type="float">
            <text:p>0.999985075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1195523776" calcext:value-type="float">
            <text:p>0.021119552377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780686641" calcext:value-type="float">
            <text:p>0.992780686641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631413100904" calcext:value-type="float">
            <text:p>0.063141310090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32341622" calcext:value-type="float">
            <text:p>0.99832341622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27736499924" calcext:value-type="float">
            <text:p>0.0627736499924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58976110034" calcext:value-type="float">
            <text:p>0.00258976110034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56759208662" calcext:value-type="float">
            <text:p>0.15675920866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4746532" calcext:value-type="float">
            <text:p>0.9999847465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09538258017" calcext:value-type="float">
            <text:p>0.020953825801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2307277085" calcext:value-type="float">
            <text:p>0.992307277085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613404909131" calcext:value-type="float">
            <text:p>0.061340490913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319204706" calcext:value-type="float">
            <text:p>0.99831920470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1571671443" calcext:value-type="float">
            <text:p>0.060157167144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57018348349" calcext:value-type="float">
            <text:p>0.0025701834834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5518871768" calcext:value-type="float">
            <text:p>0.155518871768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4563637" calcext:value-type="float">
            <text:p>0.999984563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08406644833" calcext:value-type="float">
            <text:p>0.0208406644833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434861325" calcext:value-type="float">
            <text:p>0.99143486132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594580987358" calcext:value-type="float">
            <text:p>0.0594580987358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314391546" calcext:value-type="float">
            <text:p>0.99831439154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69028961485" calcext:value-type="float">
            <text:p>0.056902896148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55024219573" calcext:value-type="float">
            <text:p>0.00255024219573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4401529583" calcext:value-type="float">
            <text:p>0.15440152958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4380742" calcext:value-type="float">
            <text:p>0.999984380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7567060857" calcext:value-type="float">
            <text:p>0.020756706085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075107994" calcext:value-type="float">
            <text:p>0.98907510799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574538481211" calcext:value-type="float">
            <text:p>0.057453848121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311784419" calcext:value-type="float">
            <text:p>0.99831178441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36854719023" calcext:value-type="float">
            <text:p>0.053685471902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5329072161" calcext:value-type="float">
            <text:p>0.002532907216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3394341197" calcext:value-type="float">
            <text:p>0.153394341197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4088109" calcext:value-type="float">
            <text:p>0.999984088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6866190756" calcext:value-type="float">
            <text:p>0.020686619075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1615077912" calcext:value-type="float">
            <text:p>0.98161507791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552996795604" calcext:value-type="float">
            <text:p>0.055299679560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308575646" calcext:value-type="float">
            <text:p>0.99830857564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09577215667" calcext:value-type="float">
            <text:p>0.050957721566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51648141372" calcext:value-type="float">
            <text:p>0.0025164814137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2461125239" calcext:value-type="float">
            <text:p>0.152461125239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3649161" calcext:value-type="float">
            <text:p>0.999983649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6245628688" calcext:value-type="float">
            <text:p>0.0206245628688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613115706" calcext:value-type="float">
            <text:p>0.96613115706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52999601555" calcext:value-type="float">
            <text:p>0.052999601555</text:p>
          </table:table-cell>
          <table:table-cell office:value-type="float" office:value="22.4" calcext:value-type="float">
            <text:p>22.4</text:p>
          </table:table-cell>
          <table:table-cell office:value-type="float" office:value="0.998307372356" calcext:value-type="float">
            <text:p>0.998307372356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88479421302" calcext:value-type="float">
            <text:p>0.048847942130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50193457767" calcext:value-type="float">
            <text:p>0.00250193457767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1604479159" calcext:value-type="float">
            <text:p>0.15160447915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3393107" calcext:value-type="float">
            <text:p>0.999983393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5617765889" calcext:value-type="float">
            <text:p>0.020561776588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5070632122" calcext:value-type="float">
            <text:p>0.945070632122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505145312178" calcext:value-type="float">
            <text:p>0.050514531217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303160842" calcext:value-type="float">
            <text:p>0.998303160842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3176505567" calcext:value-type="float">
            <text:p>0.047317650556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48726651798" calcext:value-type="float">
            <text:p>0.00248726651798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0786977736" calcext:value-type="float">
            <text:p>0.15078697773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3100475" calcext:value-type="float">
            <text:p>0.999983100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5114015504" calcext:value-type="float">
            <text:p>0.0205114015504</text:p>
          </table:table-cell>
          <table:table-cell office:value-type="float" office:value="28.8" calcext:value-type="float">
            <text:p>28.8</text:p>
          </table:table-cell>
          <table:table-cell office:value-type="float" office:value="0.919009764346" calcext:value-type="float">
            <text:p>0.91900976434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80050090231" calcext:value-type="float">
            <text:p>0.0480050090231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297545489" calcext:value-type="float">
            <text:p>0.99829754548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2541854847" calcext:value-type="float">
            <text:p>0.0462541854847</text:p>
          </table:table-cell>
          <table:table-cell office:value-type="float" office:value="57.6" calcext:value-type="float">
            <text:p>57.6</text:p>
          </table:table-cell>
          <table:table-cell office:value-type="float" office:value="0.00247411375371" calcext:value-type="float">
            <text:p>0.00247411375371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0011803761" calcext:value-type="float">
            <text:p>0.15001180376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2771263" calcext:value-type="float">
            <text:p>0.999982771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46540695" calcext:value-type="float">
            <text:p>0.0204654069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70269004585" calcext:value-type="float">
            <text:p>0.870269004585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55758572781" calcext:value-type="float">
            <text:p>0.045575857278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293333975" calcext:value-type="float">
            <text:p>0.99829333397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5036147692" calcext:value-type="float">
            <text:p>0.045503614769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46065793036" calcext:value-type="float">
            <text:p>0.00246065793036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9262348191" calcext:value-type="float">
            <text:p>0.14926234819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2332314" calcext:value-type="float">
            <text:p>0.999982332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4216025687" calcext:value-type="float">
            <text:p>0.020421602568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66713399752" calcext:value-type="float">
            <text:p>0.76671339975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33773947788" calcext:value-type="float">
            <text:p>0.043377394778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286114236" calcext:value-type="float">
            <text:p>0.998286114236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4946913712" calcext:value-type="float">
            <text:p>0.04494691371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44780822518" calcext:value-type="float">
            <text:p>0.00244780822518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8552403118" calcext:value-type="float">
            <text:p>0.148552403118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1893366" calcext:value-type="float">
            <text:p>0.999981893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3799884064" calcext:value-type="float">
            <text:p>0.020379988406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15065511421" calcext:value-type="float">
            <text:p>0.61506551142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15509211937" calcext:value-type="float">
            <text:p>0.041550921193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279095046" calcext:value-type="float">
            <text:p>0.998279095046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5344482869" calcext:value-type="float">
            <text:p>0.0445344482869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43720115723" calcext:value-type="float">
            <text:p>0.0024372011572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7866054591" calcext:value-type="float">
            <text:p>0.147866054591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1490996" calcext:value-type="float">
            <text:p>0.999981490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3493253395" calcext:value-type="float">
            <text:p>0.020349325339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72520362446" calcext:value-type="float">
            <text:p>0.472520362446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01164790287" calcext:value-type="float">
            <text:p>0.040116479028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268465986" calcext:value-type="float">
            <text:p>0.998268465986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2022821107" calcext:value-type="float">
            <text:p>0.044202282110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42544246475" calcext:value-type="float">
            <text:p>0.00242544246475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7206704902" calcext:value-type="float">
            <text:p>0.14720670490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1088626" calcext:value-type="float">
            <text:p>0.999981088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3084412503" calcext:value-type="float">
            <text:p>0.0203084412503</text:p>
          </table:table-cell>
          <table:table-cell office:value-type="float" office:value="30.08" calcext:value-type="float">
            <text:p>30.08</text:p>
          </table:table-cell>
          <table:table-cell office:value-type="float" office:value="0.378954501622" calcext:value-type="float">
            <text:p>0.378954501622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90438040997" calcext:value-type="float">
            <text:p>0.0390438040997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255430347" calcext:value-type="float">
            <text:p>0.99825543034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919204532" calcext:value-type="float">
            <text:p>0.04391920453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41507784406" calcext:value-type="float">
            <text:p>0.00241507784406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6579622118" calcext:value-type="float">
            <text:p>0.146579622118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8057652" calcext:value-type="float">
            <text:p>0.99998057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2763180373" calcext:value-type="float">
            <text:p>0.0202763180373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27031175004" calcext:value-type="float">
            <text:p>0.327031175004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7535204662" calcext:value-type="float">
            <text:p>0.037535204662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240990869" calcext:value-type="float">
            <text:p>0.99824099086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6777613563" calcext:value-type="float">
            <text:p>0.0436777613563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40477383519" calcext:value-type="float">
            <text:p>0.00240477383519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5989525548" calcext:value-type="float">
            <text:p>0.14598952554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79808359" calcext:value-type="float">
            <text:p>0.999979808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231783583" calcext:value-type="float">
            <text:p>0.02023178358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95996953839" calcext:value-type="float">
            <text:p>0.295996953839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6268782835" calcext:value-type="float">
            <text:p>0.0366268782835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218128363" calcext:value-type="float">
            <text:p>0.998218128363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4618321307" calcext:value-type="float">
            <text:p>0.043461832130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3944092145" calcext:value-type="float">
            <text:p>0.002394409214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5453682742" calcext:value-type="float">
            <text:p>0.14545368274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78857304" calcext:value-type="float">
            <text:p>0.999978857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1916295668" calcext:value-type="float">
            <text:p>0.020191629566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72405256086" calcext:value-type="float">
            <text:p>0.272405256086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0544643079" calcext:value-type="float">
            <text:p>0.036054464307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193260374" calcext:value-type="float">
            <text:p>0.99819326037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2619021516" calcext:value-type="float">
            <text:p>0.043261902151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38368092291" calcext:value-type="float">
            <text:p>0.0023836809229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4473090773" calcext:value-type="float">
            <text:p>0.144473090773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78125723" calcext:value-type="float">
            <text:p>0.999978125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1631567189" calcext:value-type="float">
            <text:p>0.020163156718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52144202447" calcext:value-type="float">
            <text:p>0.25214420244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6955030228" calcext:value-type="float">
            <text:p>0.0356955030228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150744134" calcext:value-type="float">
            <text:p>0.998150744134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0762139262" calcext:value-type="float">
            <text:p>0.043076213926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37361936131" calcext:value-type="float">
            <text:p>0.0023736193613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3622993192" calcext:value-type="float">
            <text:p>0.14362299319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76845456" calcext:value-type="float">
            <text:p>0.999976845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131033506" calcext:value-type="float">
            <text:p>0.020131033506</text:p>
          </table:table-cell>
          <table:table-cell office:value-type="float" office:value="31.36" calcext:value-type="float">
            <text:p>31.36</text:p>
          </table:table-cell>
          <table:table-cell office:value-type="float" office:value="0.234749866147" calcext:value-type="float">
            <text:p>0.23474986614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4557946493" calcext:value-type="float">
            <text:p>0.0354557946493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098601577" calcext:value-type="float">
            <text:p>0.998098601577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8991313561" calcext:value-type="float">
            <text:p>0.0428991313561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36331535243" calcext:value-type="float">
            <text:p>0.00236331535243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2900207207" calcext:value-type="float">
            <text:p>0.14290020720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7629677" calcext:value-type="float">
            <text:p>0.99997629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1164320455" calcext:value-type="float">
            <text:p>0.020116432045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8371646196" calcext:value-type="float">
            <text:p>0.218371646196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2669942414" calcext:value-type="float">
            <text:p>0.035266994241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008354842" calcext:value-type="float">
            <text:p>0.99800835484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734957269" calcext:value-type="float">
            <text:p>0.04273495726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35234461358" calcext:value-type="float">
            <text:p>0.0023523446135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264271145" calcext:value-type="float">
            <text:p>0.14226427114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7549203" calcext:value-type="float">
            <text:p>0.99997549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0901494167" calcext:value-type="float">
            <text:p>0.0200901494167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7759729697" calcext:value-type="float">
            <text:p>0.19775972969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1148716197" calcext:value-type="float">
            <text:p>0.0351148716197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853331007" calcext:value-type="float">
            <text:p>0.997853331007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5752678192" calcext:value-type="float">
            <text:p>0.0425752678192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34088898018" calcext:value-type="float">
            <text:p>0.00234088898018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689283682" calcext:value-type="float">
            <text:p>0.14168928368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74687291" calcext:value-type="float">
            <text:p>0.999974687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0689772991" calcext:value-type="float">
            <text:p>0.020068977299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70469747743" calcext:value-type="float">
            <text:p>0.17046974774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49833927794" calcext:value-type="float">
            <text:p>0.034983392779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591816025" calcext:value-type="float">
            <text:p>0.99759181602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4160025919" calcext:value-type="float">
            <text:p>0.0424160025919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32955457042" calcext:value-type="float">
            <text:p>0.00232955457042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164123343" calcext:value-type="float">
            <text:p>0.14116412334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73663077" calcext:value-type="float">
            <text:p>0.999973663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0456149624" calcext:value-type="float">
            <text:p>0.020045614962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42457615621" calcext:value-type="float">
            <text:p>0.14245761562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8681483691" calcext:value-type="float">
            <text:p>0.034868148369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16204102" calcext:value-type="float">
            <text:p>0.99716204102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264797591" calcext:value-type="float">
            <text:p>0.04226479759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31682608888" calcext:value-type="float">
            <text:p>0.00231682608888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677851576" calcext:value-type="float">
            <text:p>0.14067785157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72419389" calcext:value-type="float">
            <text:p>0.999972419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0288232829" calcext:value-type="float">
            <text:p>0.0200288232829</text:p>
          </table:table-cell>
          <table:table-cell office:value-type="float" office:value="32.64" calcext:value-type="float">
            <text:p>32.64</text:p>
          </table:table-cell>
          <table:table-cell office:value-type="float" office:value="0.120256968749" calcext:value-type="float">
            <text:p>0.120256968749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7747502904" calcext:value-type="float">
            <text:p>0.034774750290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646874555" calcext:value-type="float">
            <text:p>0.9964687455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1177742115" calcext:value-type="float">
            <text:p>0.0421177742115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30221864101" calcext:value-type="float">
            <text:p>0.00230221864101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40222785783" calcext:value-type="float">
            <text:p>0.14022278578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71431755" calcext:value-type="float">
            <text:p>0.9999714317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0120316034" calcext:value-type="float">
            <text:p>0.0200120316034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53362229066" calcext:value-type="float">
            <text:p>0.095336222906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6817530619" calcext:value-type="float">
            <text:p>0.034681753061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5383779252" calcext:value-type="float">
            <text:p>0.995383779252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9717810864" calcext:value-type="float">
            <text:p>0.041971781086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27530699431" calcext:value-type="float">
            <text:p>0.00227530699431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791243369" calcext:value-type="float">
            <text:p>0.13979124336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70005172" calcext:value-type="float">
            <text:p>0.999970005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9952399239" calcext:value-type="float">
            <text:p>0.0199952399239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0055817102" calcext:value-type="float">
            <text:p>0.08005581710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6029860127" calcext:value-type="float">
            <text:p>0.034602986012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732063462" calcext:value-type="float">
            <text:p>0.99373206346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6902185879" calcext:value-type="float">
            <text:p>0.041690218587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24487986223" calcext:value-type="float">
            <text:p>0.0022448798622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9373127207" calcext:value-type="float">
            <text:p>0.13937312720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68761484" calcext:value-type="float">
            <text:p>0.999968761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9733377332" calcext:value-type="float">
            <text:p>0.019973337733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684262815977" calcext:value-type="float">
            <text:p>0.0684262815977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5276261896" calcext:value-type="float">
            <text:p>0.034527626189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113716902" calcext:value-type="float">
            <text:p>0.99113716902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4178677768" calcext:value-type="float">
            <text:p>0.0414178677768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2106947975" calcext:value-type="float">
            <text:p>0.002210694797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97242493" calcext:value-type="float">
            <text:p>0.13897242493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66786214" calcext:value-type="float">
            <text:p>0.999966786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9434047393" calcext:value-type="float">
            <text:p>0.0199434047393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08291159277" calcext:value-type="float">
            <text:p>0.0608291159277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4522663665" calcext:value-type="float">
            <text:p>0.034452266366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175738469" calcext:value-type="float">
            <text:p>0.98717573846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11489713484" calcext:value-type="float">
            <text:p>0.0411489713484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17414587191" calcext:value-type="float">
            <text:p>0.00217414587191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576076124" calcext:value-type="float">
            <text:p>0.138576076124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64920682" calcext:value-type="float">
            <text:p>0.999964920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7148918835" calcext:value-type="float">
            <text:p>0.0197148918835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53721407595" calcext:value-type="float">
            <text:p>0.055372140759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3831197203" calcext:value-type="float">
            <text:p>0.034383119720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12709949" calcext:value-type="float">
            <text:p>0.9812709949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8843777478" calcext:value-type="float">
            <text:p>0.0408843777478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13547553274" calcext:value-type="float">
            <text:p>0.00213547553274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8190592705" calcext:value-type="float">
            <text:p>0.138190592705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62506464" calcext:value-type="float">
            <text:p>0.999962506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5832786995" calcext:value-type="float">
            <text:p>0.0185832786995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08401013636" calcext:value-type="float">
            <text:p>0.0508401013636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3143739242" calcext:value-type="float">
            <text:p>0.034314373924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268411838" calcext:value-type="float">
            <text:p>0.97268411838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6174206221" calcext:value-type="float">
            <text:p>0.040617420622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09850232443" calcext:value-type="float">
            <text:p>0.00209850232443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808767664" calcext:value-type="float">
            <text:p>0.137808767664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5958014" calcext:value-type="float">
            <text:p>0.99995958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1054108632" calcext:value-type="float">
            <text:p>0.0161054108632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67238453986" calcext:value-type="float">
            <text:p>0.0467238453986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2422209021" calcext:value-type="float">
            <text:p>0.034242220902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0681904326" calcext:value-type="float">
            <text:p>0.96068190432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3629477569" calcext:value-type="float">
            <text:p>0.040362947756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05637711169" calcext:value-type="float">
            <text:p>0.0020563771116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435869069" calcext:value-type="float">
            <text:p>0.13743586906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56105129" calcext:value-type="float">
            <text:p>0.999956105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7350638011" calcext:value-type="float">
            <text:p>0.0147350638011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2800162812" calcext:value-type="float">
            <text:p>0.04280016281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1754793566" calcext:value-type="float">
            <text:p>0.0341754793566</text:p>
          </table:table-cell>
          <table:table-cell office:value-type="float" office:value="28.8" calcext:value-type="float">
            <text:p>28.8</text:p>
          </table:table-cell>
          <table:table-cell office:value-type="float" office:value="0.943871143707" calcext:value-type="float">
            <text:p>0.943871143707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401102323848" calcext:value-type="float">
            <text:p>0.040110232384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01388822805" calcext:value-type="float">
            <text:p>0.00201388822805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7068531211" calcext:value-type="float">
            <text:p>0.137068531211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52044854" calcext:value-type="float">
            <text:p>0.999952044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531173388" calcext:value-type="float">
            <text:p>0.013531173388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93900092348" calcext:value-type="float">
            <text:p>0.039390009234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1207633148" calcext:value-type="float">
            <text:p>0.0341207633148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20371896766" calcext:value-type="float">
            <text:p>0.92037189676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865516636" calcext:value-type="float">
            <text:p>0.039865516636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96836875357" calcext:value-type="float">
            <text:p>0.0019683687535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697205719" calcext:value-type="float">
            <text:p>0.136697205719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47728525" calcext:value-type="float">
            <text:p>0.999947728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2966199079" calcext:value-type="float">
            <text:p>0.012296619907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3482251883" calcext:value-type="float">
            <text:p>0.0363482251883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0636421723" calcext:value-type="float">
            <text:p>0.034063642172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89098194464" calcext:value-type="float">
            <text:p>0.889098194464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6173465043" calcext:value-type="float">
            <text:p>0.0396173465043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92066725367" calcext:value-type="float">
            <text:p>0.00192066725367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6331623882" calcext:value-type="float">
            <text:p>0.13633162388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41583243" calcext:value-type="float">
            <text:p>0.999941583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7724274782" calcext:value-type="float">
            <text:p>0.011772427478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36864817865" calcext:value-type="float">
            <text:p>0.0336864817865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0143376072" calcext:value-type="float">
            <text:p>0.034014337607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50734107049" calcext:value-type="float">
            <text:p>0.850734107049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3816606333" calcext:value-type="float">
            <text:p>0.039381660633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86951088022" calcext:value-type="float">
            <text:p>0.0018695108802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977456189" calcext:value-type="float">
            <text:p>0.135977456189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3718745" calcext:value-type="float">
            <text:p>0.999933718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498650095" calcext:value-type="float">
            <text:p>0.01149865009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12180412078" calcext:value-type="float">
            <text:p>0.0312180412078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9620266662" calcext:value-type="float">
            <text:p>0.0339620266662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06837092611" calcext:value-type="float">
            <text:p>0.806837092611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9141793141" calcext:value-type="float">
            <text:p>0.03914179314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81920307219" calcext:value-type="float">
            <text:p>0.00181920307219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619154527" calcext:value-type="float">
            <text:p>0.135619154527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24281348" calcext:value-type="float">
            <text:p>0.999924281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3562858557" calcext:value-type="float">
            <text:p>0.011356285855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91303707183" calcext:value-type="float">
            <text:p>0.0291303707183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9105174254" calcext:value-type="float">
            <text:p>0.0339105174254</text:p>
          </table:table-cell>
          <table:table-cell office:value-type="float" office:value="30.08" calcext:value-type="float">
            <text:p>30.08</text:p>
          </table:table-cell>
          <table:table-cell office:value-type="float" office:value="0.756359687385" calcext:value-type="float">
            <text:p>0.75635968738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9038043481" calcext:value-type="float">
            <text:p>0.038903804348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76913771144" calcext:value-type="float">
            <text:p>0.00176913771144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525906026" calcext:value-type="float">
            <text:p>0.13525906026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11588414" calcext:value-type="float">
            <text:p>0.9999115884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2548057057" calcext:value-type="float">
            <text:p>0.011254805705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72082841566" calcext:value-type="float">
            <text:p>0.0272082841566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857204359" calcext:value-type="float">
            <text:p>0.03385720435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97259106397" calcext:value-type="float">
            <text:p>0.69725910639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672481908" calcext:value-type="float">
            <text:p>0.038672481908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71882990342" calcext:value-type="float">
            <text:p>0.0017188299034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912172741" calcext:value-type="float">
            <text:p>0.13491217274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98639427" calcext:value-type="float">
            <text:p>0.999898639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1817984035" calcext:value-type="float">
            <text:p>0.0111817984035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52774442595" calcext:value-type="float">
            <text:p>0.0252774442595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8107057447" calcext:value-type="float">
            <text:p>0.0338107057447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27233656818" calcext:value-type="float">
            <text:p>0.62723365681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437705085" calcext:value-type="float">
            <text:p>0.03843770508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6642186564" calcext:value-type="float">
            <text:p>0.0016642186564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560968335" calcext:value-type="float">
            <text:p>0.134560968335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79581737" calcext:value-type="float">
            <text:p>0.999879581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1409143142" calcext:value-type="float">
            <text:p>0.011140914314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30803570777" calcext:value-type="float">
            <text:p>0.023080357077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7553884278" calcext:value-type="float">
            <text:p>0.0337553884278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50468982197" calcext:value-type="float">
            <text:p>0.550468982197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81990496569" calcext:value-type="float">
            <text:p>0.0381990496569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61421390747" calcext:value-type="float">
            <text:p>0.0016142139074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4202008165" calcext:value-type="float">
            <text:p>0.13420200816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5459824" calcext:value-type="float">
            <text:p>0.99985459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0905392757" calcext:value-type="float">
            <text:p>0.011090539275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0858468779" calcext:value-type="float">
            <text:p>0.020858468779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6738154278" calcext:value-type="float">
            <text:p>0.0336738154278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75551557959" calcext:value-type="float">
            <text:p>0.47555155795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9725754733" calcext:value-type="float">
            <text:p>0.037972575473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56039061407" calcext:value-type="float">
            <text:p>0.0015603906140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837414091" calcext:value-type="float">
            <text:p>0.133837414091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21421034" calcext:value-type="float">
            <text:p>0.999821421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9547456937" calcext:value-type="float">
            <text:p>0.010954745693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88240477465" calcext:value-type="float">
            <text:p>0.018824047746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4601623122" calcext:value-type="float">
            <text:p>0.0334601623122</text:p>
          </table:table-cell>
          <table:table-cell office:value-type="float" office:value="31.36" calcext:value-type="float">
            <text:p>31.36</text:p>
          </table:table-cell>
          <table:table-cell office:value-type="float" office:value="0.410658339901" calcext:value-type="float">
            <text:p>0.41065833990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7450710351" calcext:value-type="float">
            <text:p>0.037745071035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50511263706" calcext:value-type="float">
            <text:p>0.0015051126370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3374336448" calcext:value-type="float">
            <text:p>0.13337433644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73795099" calcext:value-type="float">
            <text:p>0.999773795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2151817225" calcext:value-type="float">
            <text:p>0.010215181722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72353173741" calcext:value-type="float">
            <text:p>0.0172353173741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8456590738" calcext:value-type="float">
            <text:p>0.032845659073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58307813562" calcext:value-type="float">
            <text:p>0.358307813562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5239299337" calcext:value-type="float">
            <text:p>0.037523929933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45219852091" calcext:value-type="float">
            <text:p>0.0014521985209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2471228951" calcext:value-type="float">
            <text:p>0.13247122895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09928061" calcext:value-type="float">
            <text:p>0.999709928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26150631586" calcext:value-type="float">
            <text:p>0.00826150631586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59646248539" calcext:value-type="float">
            <text:p>0.0159646248539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13601085181" calcext:value-type="float">
            <text:p>0.031360108518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6961974037" calcext:value-type="float">
            <text:p>0.316961974037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3043645157" calcext:value-type="float">
            <text:p>0.0373043645157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40146643018" calcext:value-type="float">
            <text:p>0.0014014664301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47181495" calcext:value-type="float">
            <text:p>0.13047181495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08421172" calcext:value-type="float">
            <text:p>0.999608421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44873500247" calcext:value-type="float">
            <text:p>0.0064487350024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48573279277" calcext:value-type="float">
            <text:p>0.0148573279277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8830551834" calcext:value-type="float">
            <text:p>0.028883055183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3080943299" calcext:value-type="float">
            <text:p>0.28308094329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70771630936" calcext:value-type="float">
            <text:p>0.0370771630936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3495221031" calcext:value-type="float">
            <text:p>0.0013495221031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7173639739" calcext:value-type="float">
            <text:p>0.12717363973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44213277" calcext:value-type="float">
            <text:p>0.99944213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1762177253" calcext:value-type="float">
            <text:p>0.0051762177253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8397526891" calcext:value-type="float">
            <text:p>0.013839752689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436266033" calcext:value-type="float">
            <text:p>0.02643626603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3831976624" calcext:value-type="float">
            <text:p>0.25383197662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8519615773" calcext:value-type="float">
            <text:p>0.036851961577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30248733319" calcext:value-type="float">
            <text:p>0.00130248733319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3026976632" calcext:value-type="float">
            <text:p>0.12302697663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146171603" calcext:value-type="float">
            <text:p>0.999146171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6832183955" calcext:value-type="float">
            <text:p>0.0036832183955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6711824151" calcext:value-type="float">
            <text:p>0.012671182415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9172444921" calcext:value-type="float">
            <text:p>0.024917244492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7640769865" calcext:value-type="float">
            <text:p>0.22764076986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6339718427" calcext:value-type="float">
            <text:p>0.036633971842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25824070686" calcext:value-type="float">
            <text:p>0.00125824070686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791341743" calcext:value-type="float">
            <text:p>0.118791341743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634503724" calcext:value-type="float">
            <text:p>0.998634503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83925398218" calcext:value-type="float">
            <text:p>0.00283925398218</text:p>
          </table:table-cell>
          <table:table-cell office:value-type="float" office:value="44.8" calcext:value-type="float">
            <text:p>44.8</text:p>
          </table:table-cell>
          <table:table-cell office:value-type="float" office:value="0.0113224393211" calcext:value-type="float">
            <text:p>0.011322439321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94859017" calcext:value-type="float">
            <text:p>0.0239485901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2506372422" calcext:value-type="float">
            <text:p>0.18250637242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4223454447" calcext:value-type="float">
            <text:p>0.0364223454447</text:p>
          </table:table-cell>
          <table:table-cell office:value-type="float" office:value="89.6" calcext:value-type="float">
            <text:p>89.6</text:p>
          </table:table-cell>
          <table:table-cell office:value-type="float" office:value="0.00121059981878" calcext:value-type="float">
            <text:p>0.00121059981878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02990597" calcext:value-type="float">
            <text:p>0.1150299059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726318845" calcext:value-type="float">
            <text:p>0.997726318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45377542662" calcext:value-type="float">
            <text:p>0.0024537754266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974246228407" calcext:value-type="float">
            <text:p>0.0097424622840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3108376244" calcext:value-type="float">
            <text:p>0.023310837624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6116482463" calcext:value-type="float">
            <text:p>0.146116482463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62050223453" calcext:value-type="float">
            <text:p>0.036205022345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16265587162" calcext:value-type="float">
            <text:p>0.00116265587162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992463446" calcext:value-type="float">
            <text:p>0.11199246344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147603234" calcext:value-type="float">
            <text:p>0.996147603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27125717114" calcext:value-type="float">
            <text:p>0.0022712571711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791082685465" calcext:value-type="float">
            <text:p>0.00791082685465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9282261821" calcext:value-type="float">
            <text:p>0.022928226182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8096475765" calcext:value-type="float">
            <text:p>0.11809647576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9892143261" calcext:value-type="float">
            <text:p>0.035989214326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11531804263" calcext:value-type="float">
            <text:p>0.0011153180426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667087856" calcext:value-type="float">
            <text:p>0.109667087856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507180433" calcext:value-type="float">
            <text:p>0.993507180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15371541462" calcext:value-type="float">
            <text:p>0.00215371541462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618350200524" calcext:value-type="float">
            <text:p>0.0061835020052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6756906046" calcext:value-type="float">
            <text:p>0.022675690604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68554026709" calcext:value-type="float">
            <text:p>0.0968554026709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7700731305" calcext:value-type="float">
            <text:p>0.0357700731305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06361616282" calcext:value-type="float">
            <text:p>0.00106361616282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897237152" calcext:value-type="float">
            <text:p>0.10789723715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345873513" calcext:value-type="float">
            <text:p>0.98934587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05588562968" calcext:value-type="float">
            <text:p>0.00205588562968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55975829123" calcext:value-type="float">
            <text:p>0.0045597582912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5109412041" calcext:value-type="float">
            <text:p>0.022510941204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05101146535" calcext:value-type="float">
            <text:p>0.080510114653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5590527646" calcext:value-type="float">
            <text:p>0.035559052764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0140356966" calcext:value-type="float">
            <text:p>0.001014035696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576452498" calcext:value-type="float">
            <text:p>0.10657645249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3025268156" calcext:value-type="float">
            <text:p>0.983025268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198871891167" calcext:value-type="float">
            <text:p>0.00198871891167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2839596588" calcext:value-type="float">
            <text:p>0.0032839596588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3744517372" calcext:value-type="float">
            <text:p>0.022374451737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77752976638" calcext:value-type="float">
            <text:p>0.0677752976638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347244557" calcext:value-type="float">
            <text:p>0.03534724455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958454660512" calcext:value-type="float">
            <text:p>0.000958454660512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590409544" calcext:value-type="float">
            <text:p>0.10559040954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4077006089" calcext:value-type="float">
            <text:p>0.974077006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193250328898" calcext:value-type="float">
            <text:p>0.00193250328898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46625224487" calcext:value-type="float">
            <text:p>0.0024662522448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2483843736" calcext:value-type="float">
            <text:p>0.022248384373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81511853407" calcext:value-type="float">
            <text:p>0.0581511853407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51327698084" calcext:value-type="float">
            <text:p>0.0351327698084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908328687943" calcext:value-type="float">
            <text:p>0.000908328687943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80385801" calcext:value-type="float">
            <text:p>0.1048038580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1959022236" calcext:value-type="float">
            <text:p>0.961959022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89380941882" calcext:value-type="float">
            <text:p>0.0018938094188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90530933558" calcext:value-type="float">
            <text:p>0.0019053093355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20597843907" calcext:value-type="float">
            <text:p>0.0220597843907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0837589971" calcext:value-type="float">
            <text:p>0.050837589971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9159315346" calcext:value-type="float">
            <text:p>0.034915931534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857657209021" calcext:value-type="float">
            <text:p>0.00085765720902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120326434" calcext:value-type="float">
            <text:p>0.104120326434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6267886154" calcext:value-type="float">
            <text:p>0.946267886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86679671701" calcext:value-type="float">
            <text:p>0.0018667967170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557364254" calcext:value-type="float">
            <text:p>0.001557364254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5755574422" calcext:value-type="float">
            <text:p>0.0215755574422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50573868958" calcext:value-type="float">
            <text:p>0.0450573868958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7086079643" calcext:value-type="float">
            <text:p>0.034708607964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803894527438" calcext:value-type="float">
            <text:p>0.000803894527438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271728788" calcext:value-type="float">
            <text:p>0.10327172878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6875388241" calcext:value-type="float">
            <text:p>0.926875388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83759379613" calcext:value-type="float">
            <text:p>0.0018375937961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31300030783" calcext:value-type="float">
            <text:p>0.00131300030783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4062776336" calcext:value-type="float">
            <text:p>0.0204062776336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05514677127" calcext:value-type="float">
            <text:p>0.0405514677127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5047387768" calcext:value-type="float">
            <text:p>0.034504738776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50313681305" calcext:value-type="float">
            <text:p>0.00075031368130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683114191" calcext:value-type="float">
            <text:p>0.10168311419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03500528165" calcext:value-type="float">
            <text:p>0.903500528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81861189756" calcext:value-type="float">
            <text:p>0.0018186118975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11021470473" calcext:value-type="float">
            <text:p>0.0011102147047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242689095" calcext:value-type="float">
            <text:p>0.01824268909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69634580944" calcext:value-type="float">
            <text:p>0.0369634580944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303111908" calcext:value-type="float">
            <text:p>0.034303111908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696611611539" calcext:value-type="float">
            <text:p>0.000696611611539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8519676721" calcext:value-type="float">
            <text:p>0.0988519676721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76478114054" calcext:value-type="float">
            <text:p>0.876478114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79889992597" calcext:value-type="float">
            <text:p>0.0017988999259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955572446251" calcext:value-type="float">
            <text:p>0.00095557244625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5529847701" calcext:value-type="float">
            <text:p>0.0155529847701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40286342861" calcext:value-type="float">
            <text:p>0.0340286342861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40978488468" calcext:value-type="float">
            <text:p>0.034097848846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46849309871" calcext:value-type="float">
            <text:p>0.00064684930987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9820975383" calcext:value-type="float">
            <text:p>0.0949820975383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6011891267" calcext:value-type="float">
            <text:p>0.846011891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7733473702" calcext:value-type="float">
            <text:p>0.0017733473702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33025750854" calcext:value-type="float">
            <text:p>0.000833025750854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6872278729" calcext:value-type="float">
            <text:p>0.013687227872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1566703367" calcext:value-type="float">
            <text:p>0.031566703367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9001005831" calcext:value-type="float">
            <text:p>0.0339001005831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597208231836" calcext:value-type="float">
            <text:p>0.000597208231836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7413043344" calcext:value-type="float">
            <text:p>0.090741304334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2523689513" calcext:value-type="float">
            <text:p>0.812523689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74195423026" calcext:value-type="float">
            <text:p>0.0017419542302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733091838536" calcext:value-type="float">
            <text:p>0.000733091838536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4989076834" calcext:value-type="float">
            <text:p>0.012498907683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94994515004" calcext:value-type="float">
            <text:p>0.0294994515004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7089580691" calcext:value-type="float">
            <text:p>0.03370895806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550355297379" calcext:value-type="float">
            <text:p>0.000550355297379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8014859897" calcext:value-type="float">
            <text:p>0.086801485989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6680527935" calcext:value-type="float">
            <text:p>0.776680527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71056109032" calcext:value-type="float">
            <text:p>0.0017105610903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662335710837" calcext:value-type="float">
            <text:p>0.000662335710837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7178512189" calcext:value-type="float">
            <text:p>0.0117178512189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77107612212" calcext:value-type="float">
            <text:p>0.0277107612212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5159368556" calcext:value-type="float">
            <text:p>0.0335159368556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03441751105" calcext:value-type="float">
            <text:p>0.00050344175110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5143590836" calcext:value-type="float">
            <text:p>0.0835143590836</text:p>
          </table:table-cell>
          <table:table-cell office:value-type="float" office:value="28.8" calcext:value-type="float">
            <text:p>28.8</text:p>
          </table:table-cell>
          <table:table-cell office:value-type="float" office:value="0.738622467751" calcext:value-type="float">
            <text:p>0.738622467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69230926477" calcext:value-type="float">
            <text:p>0.00169230926477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598144584676" calcext:value-type="float">
            <text:p>0.000598144584676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2274110934" calcext:value-type="float">
            <text:p>0.0112274110934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61462839403" calcext:value-type="float">
            <text:p>0.0261462839403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3261882153" calcext:value-type="float">
            <text:p>0.033326188215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463013669238" calcext:value-type="float">
            <text:p>0.000463013669238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09435794146" calcext:value-type="float">
            <text:p>0.080943579414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99355359926" calcext:value-type="float">
            <text:p>0.699355359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67551758527" calcext:value-type="float">
            <text:p>0.0016755175852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59484020057" calcext:value-type="float">
            <text:p>0.00055948402005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9255709509" calcext:value-type="float">
            <text:p>0.010925570950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46993279626" calcext:value-type="float">
            <text:p>0.024699327962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31366819878" calcext:value-type="float">
            <text:p>0.0331366819878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422706811004" calcext:value-type="float">
            <text:p>0.000422706811004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89826881471" calcext:value-type="float">
            <text:p>0.078982688147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59152888981" calcext:value-type="float">
            <text:p>0.659152888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66821685505" calcext:value-type="float">
            <text:p>0.0016682168550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20823455437" calcext:value-type="float">
            <text:p>0.000520823455437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7161267616" calcext:value-type="float">
            <text:p>0.010716126761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33881431835" calcext:value-type="float">
            <text:p>0.023388143183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9466303314" calcext:value-type="float">
            <text:p>0.032946630331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387673180841" calcext:value-type="float">
            <text:p>0.00038767318084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5204339687" calcext:value-type="float">
            <text:p>0.077520433968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18730907103" calcext:value-type="float">
            <text:p>0.618730907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65872590577" calcext:value-type="float">
            <text:p>0.0016587259057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480704001587" calcext:value-type="float">
            <text:p>0.000480704001587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5660083906" calcext:value-type="float">
            <text:p>0.0105660083906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20775600492" calcext:value-type="float">
            <text:p>0.0220775600492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760093661" calcext:value-type="float">
            <text:p>0.03276009366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35609442424" calcext:value-type="float">
            <text:p>0.00035609442424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4274931736" calcext:value-type="float">
            <text:p>0.0764274931736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78690225337" calcext:value-type="float">
            <text:p>0.578690225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4850488346" calcext:value-type="float">
            <text:p>0.0016485048834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4529851062" calcext:value-type="float">
            <text:p>0.000452985106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4537703562" calcext:value-type="float">
            <text:p>0.010453770356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07370952183" calcext:value-type="float">
            <text:p>0.0207370952183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5741024195" calcext:value-type="float">
            <text:p>0.032574102419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327546258484" calcext:value-type="float">
            <text:p>0.00032754625848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584931853" calcext:value-type="float">
            <text:p>0.07558493185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3901302968" calcext:value-type="float">
            <text:p>0.53901302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4193422626" calcext:value-type="float">
            <text:p>0.0016419342262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42891343389" calcext:value-type="float">
            <text:p>0.0004289134338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3503510245" calcext:value-type="float">
            <text:p>0.010350351024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93202214855" calcext:value-type="float">
            <text:p>0.019320221485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3879899716" calcext:value-type="float">
            <text:p>0.0323879899716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003315527" calcext:value-type="float">
            <text:p>0.0003003315527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9290576246" calcext:value-type="float">
            <text:p>0.0749290576246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00514045517" calcext:value-type="float">
            <text:p>0.500514045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3098313093" calcext:value-type="float">
            <text:p>0.0016309831309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40484176158" calcext:value-type="float">
            <text:p>0.00040484176158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2633665478" calcext:value-type="float">
            <text:p>0.0102633665478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7923603131" calcext:value-type="float">
            <text:p>0.017923603131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2045440648" calcext:value-type="float">
            <text:p>0.032204544064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274935201422" calcext:value-type="float">
            <text:p>0.000274935201422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3957391003" calcext:value-type="float">
            <text:p>0.074395739100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63283879177" calcext:value-type="float">
            <text:p>0.463283879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1930196258" calcext:value-type="float">
            <text:p>0.0016193019625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82958423116" calcext:value-type="float">
            <text:p>0.000382958423116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1856016239" calcext:value-type="float">
            <text:p>0.010185601623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66043964198" calcext:value-type="float">
            <text:p>0.0166043964198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20177649816" calcext:value-type="float">
            <text:p>0.0320177649816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252448217355" calcext:value-type="float">
            <text:p>0.00025244821735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9437829302" calcext:value-type="float">
            <text:p>0.0739437829302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27717365023" calcext:value-type="float">
            <text:p>0.427717365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1200123236" calcext:value-type="float">
            <text:p>0.0016120012323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72016753884" calcext:value-type="float">
            <text:p>0.000372016753884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1006213979" calcext:value-type="float">
            <text:p>0.0101006213979</text:p>
          </table:table-cell>
          <table:table-cell office:value-type="float" office:value="44.8" calcext:value-type="float">
            <text:p>44.8</text:p>
          </table:table-cell>
          <table:table-cell office:value-type="float" office:value="0.0153619997072" calcext:value-type="float">
            <text:p>0.0153619997072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8257740226" calcext:value-type="float">
            <text:p>0.0318257740226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233173659583" calcext:value-type="float">
            <text:p>0.000233173659583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5452756806" calcext:value-type="float">
            <text:p>0.073545275680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93920984697" calcext:value-type="float">
            <text:p>0.393920984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0251028308" calcext:value-type="float">
            <text:p>0.0016025102830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5815730619" calcext:value-type="float">
            <text:p>0.00035815730619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0192488229" calcext:value-type="float">
            <text:p>0.0100192488229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41589104612" calcext:value-type="float">
            <text:p>0.0141589104612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6425099254" calcext:value-type="float">
            <text:p>0.0316425099254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1432338453" calcext:value-type="float">
            <text:p>0.00021432338453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1957907128" calcext:value-type="float">
            <text:p>0.0731957907128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1865145739" calcext:value-type="float">
            <text:p>0.361865145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59447947984" calcext:value-type="float">
            <text:p>0.00159447947984</text:p>
          </table:table-cell>
          <table:table-cell office:value-type="float" office:value="57.6" calcext:value-type="float">
            <text:p>57.6</text:p>
          </table:table-cell>
          <table:table-cell office:value-type="float" office:value="0.000349403970805" calcext:value-type="float">
            <text:p>0.0003494039708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0993747539782" calcext:value-type="float">
            <text:p>0.0099374753978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29243351323" calcext:value-type="float">
            <text:p>0.0129243351323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4560338583" calcext:value-type="float">
            <text:p>0.0314560338583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197533911251" calcext:value-type="float">
            <text:p>0.00019753391125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8741825946" calcext:value-type="float">
            <text:p>0.072874182594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1873389927" calcext:value-type="float">
            <text:p>0.331873389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58863889566" calcext:value-type="float">
            <text:p>0.0015886388956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335544523111" calcext:value-type="float">
            <text:p>0.00033554452311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84588114473" calcext:value-type="float">
            <text:p>0.0098458811447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1613751998" calcext:value-type="float">
            <text:p>0.011613751998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2707092521" calcext:value-type="float">
            <text:p>0.031270709252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82320345211" calcext:value-type="float">
            <text:p>0.00018232034521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5687079289" calcext:value-type="float">
            <text:p>0.0725687079289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03832139283" calcext:value-type="float">
            <text:p>0.3038321392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5798780194" calcext:value-type="float">
            <text:p>0.001579878019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324602853879" calcext:value-type="float">
            <text:p>0.000324602853879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75649156732" calcext:value-type="float">
            <text:p>0.0097564915673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02307709277" calcext:value-type="float">
            <text:p>0.0102307709277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10884754094" calcext:value-type="float">
            <text:p>0.031088475409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69046357312" calcext:value-type="float">
            <text:p>0.00016904635731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2800618076" calcext:value-type="float">
            <text:p>0.072280061807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7774388118" calcext:value-type="float">
            <text:p>0.277774388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56892692407" calcext:value-type="float">
            <text:p>0.0015689269240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314390629263" calcext:value-type="float">
            <text:p>0.00031439062926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67772451816" calcext:value-type="float">
            <text:p>0.0096777245181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876095244398" calcext:value-type="float">
            <text:p>0.00876095244398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9034538192" calcext:value-type="float">
            <text:p>0.0309034538192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57045217567" calcext:value-type="float">
            <text:p>0.000157045217567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0014396454" calcext:value-type="float">
            <text:p>0.072001439645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3686090074" calcext:value-type="float">
            <text:p>0.253686090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6162619385" calcext:value-type="float">
            <text:p>0.0015616261938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307096183108" calcext:value-type="float">
            <text:p>0.000307096183108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61218552306" calcext:value-type="float">
            <text:p>0.00961218552306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734929296697" calcext:value-type="float">
            <text:p>0.00734929296697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7129173372" calcext:value-type="float">
            <text:p>0.0307129173372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45044077822" calcext:value-type="float">
            <text:p>0.000145044077822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7379265894" calcext:value-type="float">
            <text:p>0.0717379265894</text:p>
          </table:table-cell>
          <table:table-cell office:value-type="float" office:value="32.64" calcext:value-type="float">
            <text:p>32.64</text:p>
          </table:table-cell>
          <table:table-cell office:value-type="float" office:value="0.231270881613" calcext:value-type="float">
            <text:p>0.231270881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5213524457" calcext:value-type="float">
            <text:p>0.00155213524457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3019900708" calcext:value-type="float">
            <text:p>0.0003019900708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5578703314" calcext:value-type="float">
            <text:p>0.009557870331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604813560274" calcext:value-type="float">
            <text:p>0.00604813560274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5306228913" calcext:value-type="float">
            <text:p>0.0305306228913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33467220796" calcext:value-type="float">
            <text:p>0.000133467220796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4744135335" calcext:value-type="float">
            <text:p>0.0714744135335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1900584263" calcext:value-type="float">
            <text:p>0.191900584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4556458737" calcext:value-type="float">
            <text:p>0.00154556458737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98342847723" calcext:value-type="float">
            <text:p>0.000298342847723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46306927732" calcext:value-type="float">
            <text:p>0.00946306927732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4937098026" calcext:value-type="float">
            <text:p>0.00493709802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3460861267" calcext:value-type="float">
            <text:p>0.030346086126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23769330093" calcext:value-type="float">
            <text:p>0.000123769330093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2215097773" calcext:value-type="float">
            <text:p>0.071221509777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58811642939" calcext:value-type="float">
            <text:p>0.158811642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3972400319" calcext:value-type="float">
            <text:p>0.0015397240031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90318956953" calcext:value-type="float">
            <text:p>0.000290318956953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39392263112" calcext:value-type="float">
            <text:p>0.00939392263112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06391073194" calcext:value-type="float">
            <text:p>0.0040639107319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1631250456" calcext:value-type="float">
            <text:p>0.030163125045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16011017531" calcext:value-type="float">
            <text:p>0.00011601101753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9731424113" calcext:value-type="float">
            <text:p>0.0709731424113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1241018469" calcext:value-type="float">
            <text:p>0.131241018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3388341902" calcext:value-type="float">
            <text:p>0.0015338834190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84483400029" calcext:value-type="float">
            <text:p>0.00028448340002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3179086206" calcext:value-type="float">
            <text:p>0.0093317908620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38465364306" calcext:value-type="float">
            <text:p>0.003384653643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9778610425" calcext:value-type="float">
            <text:p>0.029977861042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07343527716" calcext:value-type="float">
            <text:p>0.000107343527716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4960165921" calcext:value-type="float">
            <text:p>0.0704960165921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8475236306" calcext:value-type="float">
            <text:p>0.108475236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2366239671" calcext:value-type="float">
            <text:p>0.0015236623967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82295066182" calcext:value-type="float">
            <text:p>0.000282295066182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6805569251" calcext:value-type="float">
            <text:p>0.0092680556925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84317323563" calcext:value-type="float">
            <text:p>0.0028431732356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7961726287" calcext:value-type="float">
            <text:p>0.029796172628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9.88578733507e-05" calcext:value-type="float">
            <text:p>9.88578733507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700367802473" calcext:value-type="float">
            <text:p>0.070036780247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97346503843" calcext:value-type="float">
            <text:p>0.0897346503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1490152045" calcext:value-type="float">
            <text:p>0.0015149015204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78647843105" calcext:value-type="float">
            <text:p>0.0002786478431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21273837555" calcext:value-type="float">
            <text:p>0.00921273837555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41139274777" calcext:value-type="float">
            <text:p>0.00241139274777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6126661187" calcext:value-type="float">
            <text:p>0.0296126661187</text:p>
          </table:table-cell>
          <table:table-cell office:value-type="float" office:value="125.44" calcext:value-type="float">
            <text:p>125.44</text:p>
          </table:table-cell>
          <table:table-cell office:value-type="float" office:value="9.26754680278e-05" calcext:value-type="float">
            <text:p>9.26754680278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5906043163" calcext:value-type="float">
            <text:p>0.069590604316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43691776654" calcext:value-type="float">
            <text:p>0.07436917766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097910093" calcext:value-type="float">
            <text:p>0.001509791009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72812286182" calcext:value-type="float">
            <text:p>0.000272812286182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5722063352" calcext:value-type="float">
            <text:p>0.0091572206335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05361458227" calcext:value-type="float">
            <text:p>0.00205361458227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4298262439" calcext:value-type="float">
            <text:p>0.0294298262439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8.52808263669e-05" calcext:value-type="float">
            <text:p>8.52808263669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91553303555" calcext:value-type="float">
            <text:p>0.069155330355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18186464387" calcext:value-type="float">
            <text:p>0.0618186464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0395042512" calcext:value-type="float">
            <text:p>0.00150395042512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68435618489" calcext:value-type="float">
            <text:p>0.000268435618489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9208248854" calcext:value-type="float">
            <text:p>0.00909208248854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76382229014" calcext:value-type="float">
            <text:p>0.00176382229014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2418350966" calcext:value-type="float">
            <text:p>0.0292418350966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7.93408683115e-05" calcext:value-type="float">
            <text:p>7.93408683115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7330070571" calcext:value-type="float">
            <text:p>0.0687330070571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15077412629" calcext:value-type="float">
            <text:p>0.0515077412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49737976792" calcext:value-type="float">
            <text:p>0.0014973797679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263329506181" calcext:value-type="float">
            <text:p>0.000263329506181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2774604381" calcext:value-type="float">
            <text:p>0.0090277460438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5187522687" calcext:value-type="float">
            <text:p>0.001518752268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90585103962" calcext:value-type="float">
            <text:p>0.029058510396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7.44313111433e-05" calcext:value-type="float">
            <text:p>7.44313111433e-0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3110130129" calcext:value-type="float">
            <text:p>0.0683110130129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30983984737" calcext:value-type="float">
            <text:p>0.0430983984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49372940281" calcext:value-type="float">
            <text:p>0.00149372940281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259682283103" calcext:value-type="float">
            <text:p>0.000259682283103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6721767525" calcext:value-type="float">
            <text:p>0.00896721767525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33404728528" calcext:value-type="float">
            <text:p>0.00133404728528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873791822" calcext:value-type="float">
            <text:p>0.02887379182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6.97035894257e-05" calcext:value-type="float">
            <text:p>6.97035894257e-0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8979819978" calcext:value-type="float">
            <text:p>0.0678979819978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2300948649" calcext:value-type="float">
            <text:p>0.0362300948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49007903771" calcext:value-type="float">
            <text:p>0.0014900790377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255305615411" calcext:value-type="float">
            <text:p>0.000255305615411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90889398236" calcext:value-type="float">
            <text:p>0.0089088939823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17982564331" calcext:value-type="float">
            <text:p>0.00117982564331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6859218811" calcext:value-type="float">
            <text:p>0.0286859218811</text:p>
          </table:table-cell>
          <table:table-cell office:value-type="float" office:value="130.56" calcext:value-type="float">
            <text:p>130.56</text:p>
          </table:table-cell>
          <table:table-cell office:value-type="float" office:value="6.54607622433e-05" calcext:value-type="float">
            <text:p>6.54607622433e-0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4885361943" calcext:value-type="float">
            <text:p>0.067488536194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06072716389" calcext:value-type="float">
            <text:p>0.03060727163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48496852655" calcext:value-type="float">
            <text:p>0.0014849685265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48011169256" calcext:value-type="float">
            <text:p>0.00024801116925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5538049095" calcext:value-type="float">
            <text:p>0.0088553804909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05648843939" calcext:value-type="float">
            <text:p>0.00105648843939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5011427038" calcext:value-type="float">
            <text:p>0.0285011427038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5.75812260474e-05" calcext:value-type="float">
            <text:p>5.75812260474e-0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70897728582" calcext:value-type="float">
            <text:p>0.067089772858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59671448354" calcext:value-type="float">
            <text:p>0.0259671448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48131816144" calcext:value-type="float">
            <text:p>0.0014813181614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40716723101" calcext:value-type="float">
            <text:p>0.00024071672310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9805892336" calcext:value-type="float">
            <text:p>0.0087980589233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963434028634" calcext:value-type="float">
            <text:p>0.000963434028634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81246149803" calcext:value-type="float">
            <text:p>0.028124614980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5.13988207244e-05" calcext:value-type="float">
            <text:p>5.13988207244e-0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6928021279" calcext:value-type="float">
            <text:p>0.066692802127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21546192438" calcext:value-type="float">
            <text:p>0.02215461924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47474750425" calcext:value-type="float">
            <text:p>0.00147474750425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36340055409" calcext:value-type="float">
            <text:p>0.000236340055409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4494628208" calcext:value-type="float">
            <text:p>0.0087449462820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86022385201" calcext:value-type="float">
            <text:p>0.000886022385201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826144187" calcext:value-type="float">
            <text:p>0.02782614418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4.72166053588e-05" calcext:value-type="float">
            <text:p>4.72166053588e-0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3010262961" calcext:value-type="float">
            <text:p>0.0663010262961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89985414466" calcext:value-type="float">
            <text:p>0.0189985414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46744677403" calcext:value-type="float">
            <text:p>0.0014674467740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34881166178" calcext:value-type="float">
            <text:p>0.000234881166178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938378914" calcext:value-type="float">
            <text:p>0.008693837891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19239801618" calcext:value-type="float">
            <text:p>0.000819239801618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6273656689" calcext:value-type="float">
            <text:p>0.0276273656689</text:p>
          </table:table-cell>
          <table:table-cell office:value-type="float" office:value="138.24" calcext:value-type="float">
            <text:p>138.24</text:p>
          </table:table-cell>
          <table:table-cell office:value-type="float" office:value="4.24282718243e-05" calcext:value-type="float">
            <text:p>4.24282718243e-0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9129454273" calcext:value-type="float">
            <text:p>0.065912945427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63794076577" calcext:value-type="float">
            <text:p>0.01637940765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46014604381" calcext:value-type="float">
            <text:p>0.0014601460438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28316164639" calcext:value-type="float">
            <text:p>0.000228316164639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4072525011" calcext:value-type="float">
            <text:p>0.00864072525011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76809998536" calcext:value-type="float">
            <text:p>0.0007680999853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4794938444" calcext:value-type="float">
            <text:p>0.0274794938444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90946218953e-05" calcext:value-type="float">
            <text:p>3.90946218953e-05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530242376" calcext:value-type="float">
            <text:p>0.06553024237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41970278344" calcext:value-type="float">
            <text:p>0.0141970278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45576560568" calcext:value-type="float">
            <text:p>0.00145576560568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23939496946" calcext:value-type="float">
            <text:p>0.00022393949694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872117587" calcext:value-type="float">
            <text:p>0.0085872117587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725383197662" calcext:value-type="float">
            <text:p>0.000725383197662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3595600983" calcext:value-type="float">
            <text:p>0.027359560098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3.55791365155e-05" calcext:value-type="float">
            <text:p>3.55791365155e-05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51484905033" calcext:value-type="float">
            <text:p>0.0651484905033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3788657024" calcext:value-type="float">
            <text:p>0.0123788657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4846487546" calcext:value-type="float">
            <text:p>0.0014484648754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19562829253" calcext:value-type="float">
            <text:p>0.000219562829253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3389869235" calcext:value-type="float">
            <text:p>0.0085338986923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689083955534" calcext:value-type="float">
            <text:p>0.000689083955534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2494440716" calcext:value-type="float">
            <text:p>0.027249444071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3.26091574878e-05" calcext:value-type="float">
            <text:p>3.26091574878e-05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7699945882" calcext:value-type="float">
            <text:p>0.064769994588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08532263059" calcext:value-type="float">
            <text:p>0.0108532263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4627465639" calcext:value-type="float">
            <text:p>0.00144627465639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18833384638" calcext:value-type="float">
            <text:p>0.000218833384638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7978392575" calcext:value-type="float">
            <text:p>0.0084797839257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663012676658" calcext:value-type="float">
            <text:p>0.000663012676658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71362978846" calcext:value-type="float">
            <text:p>0.027136297884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3.02452966291e-05" calcext:value-type="float">
            <text:p>3.02452966291e-05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3924864354" calcext:value-type="float">
            <text:p>0.064392486435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956685053497" calcext:value-type="float">
            <text:p>0.00956685053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4262429128" calcext:value-type="float">
            <text:p>0.00144262429128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15915606176" calcext:value-type="float">
            <text:p>0.00021591560617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3248361124" calcext:value-type="float">
            <text:p>0.00843248361124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37141946081" calcext:value-type="float">
            <text:p>0.000637141946081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70280605574" calcext:value-type="float">
            <text:p>0.0270280605574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88512248405e-05" calcext:value-type="float">
            <text:p>2.88512248405e-0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40249656579" calcext:value-type="float">
            <text:p>0.064024965657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848820724056" calcext:value-type="float">
            <text:p>0.00848820724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3824385315" calcext:value-type="float">
            <text:p>0.0014382438531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12997827714" calcext:value-type="float">
            <text:p>0.000212997827714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8097437044" calcext:value-type="float">
            <text:p>0.00838097437044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614279439989" calcext:value-type="float">
            <text:p>0.000614279439989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9212777071" calcext:value-type="float">
            <text:p>0.0269212777071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69722585169e-05" calcext:value-type="float">
            <text:p>2.69722585169e-05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6587618969" calcext:value-type="float">
            <text:p>0.0636587618969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758342421401" calcext:value-type="float">
            <text:p>0.0075834242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3532356106" calcext:value-type="float">
            <text:p>0.00143532356106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09350604637" calcext:value-type="float">
            <text:p>0.00020935060463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33307278075" calcext:value-type="float">
            <text:p>0.0083330727807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597834479467" calcext:value-type="float">
            <text:p>0.00059783447946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8108586644" calcext:value-type="float">
            <text:p>0.0268108586644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2.53963512777e-05" calcext:value-type="float">
            <text:p>2.53963512777e-0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2878022429" calcext:value-type="float">
            <text:p>0.063287802242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680948448181" calcext:value-type="float">
            <text:p>0.006809484481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3167319595" calcext:value-type="float">
            <text:p>0.0014316731959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03515047713" calcext:value-type="float">
            <text:p>0.00020351504771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8216481514" calcext:value-type="float">
            <text:p>0.0082821648151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83796098533" calcext:value-type="float">
            <text:p>0.000583796098533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708439245" calcext:value-type="float">
            <text:p>0.02670843924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2.38204440385e-05" calcext:value-type="float">
            <text:p>2.38204440385e-0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9232081688" calcext:value-type="float">
            <text:p>0.062923208168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614539166406" calcext:value-type="float">
            <text:p>0.00614539166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2948297689" calcext:value-type="float">
            <text:p>0.0014294829768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99867824636" calcext:value-type="float">
            <text:p>0.00019986782463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23386237533" calcext:value-type="float">
            <text:p>0.00823386237533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7176320059" calcext:value-type="float">
            <text:p>0.00057176320059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600565537" calcext:value-type="float">
            <text:p>0.02660056553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26082077007e-05" calcext:value-type="float">
            <text:p>2.26082077007e-05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5623822253" calcext:value-type="float">
            <text:p>0.0625623822253</text:p>
          </table:table-cell>
          <table:table-cell office:value-type="float" office:value="44.8" calcext:value-type="float">
            <text:p>44.8</text:p>
          </table:table-cell>
          <table:table-cell office:value-type="float" office:value="0.00558375679081" calcext:value-type="float">
            <text:p>0.00558375679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2510253876" calcext:value-type="float">
            <text:p>0.0014251025387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98408935405" calcext:value-type="float">
            <text:p>0.0001984089354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8375610996" calcext:value-type="float">
            <text:p>0.0081837561099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59329206049" calcext:value-type="float">
            <text:p>0.000559329206049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4957219893" calcext:value-type="float">
            <text:p>0.0264957219893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12747477291e-05" calcext:value-type="float">
            <text:p>2.12747477291e-0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22005685194" calcext:value-type="float">
            <text:p>0.062200568519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10501006546" calcext:value-type="float">
            <text:p>0.00510501006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2218224667" calcext:value-type="float">
            <text:p>0.00142218224667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96220601558" calcext:value-type="float">
            <text:p>0.000196220601558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3324899447" calcext:value-type="float">
            <text:p>0.0081332489944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548499597901" calcext:value-type="float">
            <text:p>0.000548499597901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3944540309" calcext:value-type="float">
            <text:p>0.0263944540309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01231232081e-05" calcext:value-type="float">
            <text:p>2.01231232081e-0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8404742518" calcext:value-type="float">
            <text:p>0.061840474251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469236169988" calcext:value-type="float">
            <text:p>0.00469236169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1926195458" calcext:value-type="float">
            <text:p>0.0014192619545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88196710788" calcext:value-type="float">
            <text:p>0.00018819671078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8554782984" calcext:value-type="float">
            <text:p>0.0080855478298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54027711764" calcext:value-type="float">
            <text:p>0.00054027711764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2925800403" calcext:value-type="float">
            <text:p>0.026292580040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83653805182e-05" calcext:value-type="float">
            <text:p>1.83653805182e-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479172719" calcext:value-type="float">
            <text:p>0.061479172719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33802035449" calcext:value-type="float">
            <text:p>0.00433802035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1634166249" calcext:value-type="float">
            <text:p>0.00141634166249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69231150786" calcext:value-type="float">
            <text:p>0.00016923115078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4045219101" calcext:value-type="float">
            <text:p>0.0080404521910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533659023771" calcext:value-type="float">
            <text:p>0.000533659023771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1894939856" calcext:value-type="float">
            <text:p>0.026189493985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72743678142e-05" calcext:value-type="float">
            <text:p>1.72743678142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11236880092" calcext:value-type="float">
            <text:p>0.061123688009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02914677955" calcext:value-type="float">
            <text:p>0.00402914677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1196122436" calcext:value-type="float">
            <text:p>0.0014119612243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47347812323" calcext:value-type="float">
            <text:p>0.000147347812323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9034592564" calcext:value-type="float">
            <text:p>0.0079903459256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526439285005" calcext:value-type="float">
            <text:p>0.0005264392850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60917410132" calcext:value-type="float">
            <text:p>0.0260917410132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58802960257e-05" calcext:value-type="float">
            <text:p>1.58802960257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7697398186" calcext:value-type="float">
            <text:p>0.060769739818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76003464183" calcext:value-type="float">
            <text:p>0.00376003464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0831085925" calcext:value-type="float">
            <text:p>0.00140831085925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35676698475" calcext:value-type="float">
            <text:p>0.00013567669847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4625241212" calcext:value-type="float">
            <text:p>0.00794625241212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517815708146" calcext:value-type="float">
            <text:p>0.00051781570814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9930789926" calcext:value-type="float">
            <text:p>0.0259930789926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49711187724e-05" calcext:value-type="float">
            <text:p>1.49711187724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4091699617" calcext:value-type="float">
            <text:p>0.060409169961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53013525546" calcext:value-type="float">
            <text:p>0.00353013525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0393042112" calcext:value-type="float">
            <text:p>0.00140393042112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19628916935" calcext:value-type="float">
            <text:p>0.00011962891693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90296059884" calcext:value-type="float">
            <text:p>0.00790296059884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51059596938" calcext:value-type="float">
            <text:p>0.00051059596938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8932049079" calcext:value-type="float">
            <text:p>0.0258932049079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44256124203e-05" calcext:value-type="float">
            <text:p>1.44256124203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600548559332" calcext:value-type="float">
            <text:p>0.060054855933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32452436432" calcext:value-type="float">
            <text:p>0.00332452436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0101012903" calcext:value-type="float">
            <text:p>0.0014010101290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05040024626" calcext:value-type="float">
            <text:p>0.00010504002462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5205263322" calcext:value-type="float">
            <text:p>0.0078520526332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502975134016" calcext:value-type="float">
            <text:p>0.00050297513401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7923611718" calcext:value-type="float">
            <text:p>0.0257923611718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33952115331e-05" calcext:value-type="float">
            <text:p>1.33952115331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7025905971" calcext:value-type="float">
            <text:p>0.0597025905971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15249304943" calcext:value-type="float">
            <text:p>0.003152493049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0028005601" calcext:value-type="float">
            <text:p>0.00140028005601</text:p>
          </table:table-cell>
          <table:table-cell office:value-type="float" office:value="87.552" calcext:value-type="float">
            <text:p>87.552</text:p>
          </table:table-cell>
          <table:table-cell office:value-type="float" office:value="9.40983553942e-05" calcext:value-type="float">
            <text:p>9.40983553942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80695699439" calcext:value-type="float">
            <text:p>0.00780695699439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496357040148" calcext:value-type="float">
            <text:p>0.000496357040148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6930931192" calcext:value-type="float">
            <text:p>0.0256930931192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26072579135e-05" calcext:value-type="float">
            <text:p>1.26072579135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3486058228" calcext:value-type="float">
            <text:p>0.0593486058228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00094600763" calcext:value-type="float">
            <text:p>0.00300094600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39881990997" calcext:value-type="float">
            <text:p>0.00139881990997</text:p>
          </table:table-cell>
          <table:table-cell office:value-type="float" office:value="88.576" calcext:value-type="float">
            <text:p>88.576</text:p>
          </table:table-cell>
          <table:table-cell office:value-type="float" office:value="8.68039092395e-05" calcext:value-type="float">
            <text:p>8.68039092395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5945625483" calcext:value-type="float">
            <text:p>0.0077594562548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488134559887" calcext:value-type="float">
            <text:p>0.000488134559887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5954007499" calcext:value-type="float">
            <text:p>0.025595400749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18799161108e-05" calcext:value-type="float">
            <text:p>1.18799161108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9987184332" calcext:value-type="float">
            <text:p>0.058998718433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86889560432" calcext:value-type="float">
            <text:p>0.00286889560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39735976392" calcext:value-type="float">
            <text:p>0.00139735976392</text:p>
          </table:table-cell>
          <table:table-cell office:value-type="float" office:value="89.6" calcext:value-type="float">
            <text:p>89.6</text:p>
          </table:table-cell>
          <table:table-cell office:value-type="float" office:value="8.16977969313e-05" calcext:value-type="float">
            <text:p>8.16977969313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71315806563" calcext:value-type="float">
            <text:p>0.00771315806563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47269234086" calcext:value-type="float">
            <text:p>0.00047269234086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4957084748" calcext:value-type="float">
            <text:p>0.0254957084748</text:p>
          </table:table-cell>
          <table:table-cell office:value-type="float" office:value="179.2" calcext:value-type="float">
            <text:p>179.2</text:p>
          </table:table-cell>
          <table:table-cell office:value-type="float" office:value="1.10919624913e-05" calcext:value-type="float">
            <text:p>1.10919624913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6561843858" calcext:value-type="float">
            <text:p>0.058656184385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75765868563" calcext:value-type="float">
            <text:p>0.00275765868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39224925277" calcext:value-type="float">
            <text:p>0.00139224925277</text:p>
          </table:table-cell>
          <table:table-cell office:value-type="float" office:value="90.624" calcext:value-type="float">
            <text:p>90.624</text:p>
          </table:table-cell>
          <table:table-cell office:value-type="float" office:value="7.36739061613e-05" calcext:value-type="float">
            <text:p>7.36739061613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6706030149" calcext:value-type="float">
            <text:p>0.0076670603014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455044090544" calcext:value-type="float">
            <text:p>0.000455044090544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4000766146" calcext:value-type="float">
            <text:p>0.025400076614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05464561392e-05" calcext:value-type="float">
            <text:p>1.05464561392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3126991599" calcext:value-type="float">
            <text:p>0.058312699159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66273602729" calcext:value-type="float">
            <text:p>0.00266273602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38859888766" calcext:value-type="float">
            <text:p>0.00138859888766</text:p>
          </table:table-cell>
          <table:table-cell office:value-type="float" office:value="91.648" calcext:value-type="float">
            <text:p>91.648</text:p>
          </table:table-cell>
          <table:table-cell office:value-type="float" office:value="6.85677938531e-05" calcext:value-type="float">
            <text:p>6.85677938531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62557231376" calcext:value-type="float">
            <text:p>0.0076255723137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433785970844" calcext:value-type="float">
            <text:p>0.000433785970844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3028084677" calcext:value-type="float">
            <text:p>0.025302808467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9.81911433651e-06" calcext:value-type="float">
            <text:p>9.81911433651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9795305634" calcext:value-type="float">
            <text:p>0.057979530563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57487312736" calcext:value-type="float">
            <text:p>0.002574873127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3864086686" calcext:value-type="float">
            <text:p>0.0013864086686</text:p>
          </table:table-cell>
          <table:table-cell office:value-type="float" office:value="92.672" calcext:value-type="float">
            <text:p>92.672</text:p>
          </table:table-cell>
          <table:table-cell office:value-type="float" office:value="5.90850138521e-05" calcext:value-type="float">
            <text:p>5.90850138521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8248092555" calcext:value-type="float">
            <text:p>0.0075824809255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411124013052" calcext:value-type="float">
            <text:p>0.000411124013052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2038434311" calcext:value-type="float">
            <text:p>0.0252038434311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9.21299616763e-06" calcext:value-type="float">
            <text:p>9.21299616763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6488496647" calcext:value-type="float">
            <text:p>0.057648849664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49911789599" calcext:value-type="float">
            <text:p>0.00249911789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38348837651" calcext:value-type="float">
            <text:p>0.00138348837651</text:p>
          </table:table-cell>
          <table:table-cell office:value-type="float" office:value="93.696" calcext:value-type="float">
            <text:p>93.696</text:p>
          </table:table-cell>
          <table:table-cell office:value-type="float" office:value="4.66844553894e-05" calcext:value-type="float">
            <text:p>4.66844553894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54259633831" calcext:value-type="float">
            <text:p>0.00754259633831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38625602397" calcext:value-type="float">
            <text:p>0.00038625602397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51014846149" calcext:value-type="float">
            <text:p>0.025101484614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8.66748981554e-06" calcext:value-type="float">
            <text:p>8.66748981554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3165224954" calcext:value-type="float">
            <text:p>0.0573165224954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4345558567" calcext:value-type="float">
            <text:p>0.0024345558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38129815744" calcext:value-type="float">
            <text:p>0.00138129815744</text:p>
          </table:table-cell>
          <table:table-cell office:value-type="float" office:value="94.72" calcext:value-type="float">
            <text:p>94.72</text:p>
          </table:table-cell>
          <table:table-cell office:value-type="float" office:value="4.01194538502e-05" calcext:value-type="float">
            <text:p>4.01194538502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50090792553" calcext:value-type="float">
            <text:p>0.0075009079255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365599549167" calcext:value-type="float">
            <text:p>0.000365599549167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50037922457" calcext:value-type="float">
            <text:p>0.0250037922457</text:p>
          </table:table-cell>
          <table:table-cell office:value-type="float" office:value="189.44" calcext:value-type="float">
            <text:p>189.44</text:p>
          </table:table-cell>
          <table:table-cell office:value-type="float" office:value="8.48565436484e-06" calcext:value-type="float">
            <text:p>8.48565436484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9867927754" calcext:value-type="float">
            <text:p>0.056986792775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37646831087" calcext:value-type="float">
            <text:p>0.00237646831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37910793838" calcext:value-type="float">
            <text:p>0.00137910793838</text:p>
          </table:table-cell>
          <table:table-cell office:value-type="float" office:value="95.744" calcext:value-type="float">
            <text:p>95.744</text:p>
          </table:table-cell>
          <table:table-cell office:value-type="float" office:value="3.79311200038e-05" calcext:value-type="float">
            <text:p>3.79311200038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5741568719" calcext:value-type="float">
            <text:p>0.0074574156871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350959523337" calcext:value-type="float">
            <text:p>0.000350959523337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9022818744" calcext:value-type="float">
            <text:p>0.024902281874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8.24320709736e-06" calcext:value-type="float">
            <text:p>8.24320709736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6563679633" calcext:value-type="float">
            <text:p>0.0566563679633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32295314742" calcext:value-type="float">
            <text:p>0.00232295314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37837786535" calcext:value-type="float">
            <text:p>0.00137837786535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84483400029e-05" calcext:value-type="float">
            <text:p>2.84483400029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41512599922" calcext:value-type="float">
            <text:p>0.0074151259992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332107983226" calcext:value-type="float">
            <text:p>0.00033210798322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7973777235" calcext:value-type="float">
            <text:p>0.0247973777235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7.94014801286e-06" calcext:value-type="float">
            <text:p>7.94014801286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3271870001" calcext:value-type="float">
            <text:p>0.056327187000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27368115483" calcext:value-type="float">
            <text:p>0.00227368115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37399742722" calcext:value-type="float">
            <text:p>0.00137399742722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55305615411e-05" calcext:value-type="float">
            <text:p>2.55305615411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7063163557" calcext:value-type="float">
            <text:p>0.0073706316355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318871795489" calcext:value-type="float">
            <text:p>0.000318871795489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6955037329" calcext:value-type="float">
            <text:p>0.0246955037329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7.63708892837e-06" calcext:value-type="float">
            <text:p>7.63708892837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60035301896" calcext:value-type="float">
            <text:p>0.0560035301896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23216392276" calcext:value-type="float">
            <text:p>0.00223216392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37253728118" calcext:value-type="float">
            <text:p>0.00137253728118</text:p>
          </table:table-cell>
          <table:table-cell office:value-type="float" office:value="98.816" calcext:value-type="float">
            <text:p>98.816</text:p>
          </table:table-cell>
          <table:table-cell office:value-type="float" office:value="2.40716723101e-05" calcext:value-type="float">
            <text:p>2.40716723101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33074704834" calcext:value-type="float">
            <text:p>0.0073307470483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30603670435" calcext:value-type="float">
            <text:p>0.0003060367043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5937509488" calcext:value-type="float">
            <text:p>0.0245937509488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7.39464166077e-06" calcext:value-type="float">
            <text:p>7.39464166077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6837878449" calcext:value-type="float">
            <text:p>0.055683787844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19130511376" calcext:value-type="float">
            <text:p>0.00219130511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37180720816" calcext:value-type="float">
            <text:p>0.00137180720816</text:p>
          </table:table-cell>
          <table:table-cell office:value-type="float" office:value="99.84" calcext:value-type="float">
            <text:p>99.84</text:p>
          </table:table-cell>
          <table:table-cell office:value-type="float" office:value="2.18833384638e-05" calcext:value-type="float">
            <text:p>2.18833384638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9086246111" calcext:value-type="float">
            <text:p>0.0072908624611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96410385995" calcext:value-type="float">
            <text:p>0.00029641038599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4857560344" calcext:value-type="float">
            <text:p>0.0244857560344</text:p>
          </table:table-cell>
          <table:table-cell office:value-type="float" office:value="199.68" calcext:value-type="float">
            <text:p>199.68</text:p>
          </table:table-cell>
          <table:table-cell office:value-type="float" office:value="7.15219439329e-06" calcext:value-type="float">
            <text:p>7.15219439329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3607529588" calcext:value-type="float">
            <text:p>0.055360752958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15549421491" calcext:value-type="float">
            <text:p>0.00215549421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37107713514" calcext:value-type="float">
            <text:p>0.00137107713514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89655600019e-05" calcext:value-type="float">
            <text:p>1.89655600019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4797149795" calcext:value-type="float">
            <text:p>0.0072479714979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85981874445" calcext:value-type="float">
            <text:p>0.00028598187444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3810942963" calcext:value-type="float">
            <text:p>0.024381094296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90974712569e-06" calcext:value-type="float">
            <text:p>6.90974712569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50411203655" calcext:value-type="float">
            <text:p>0.055041120365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1216220062" calcext:value-type="float">
            <text:p>0.0021216220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36888691607" calcext:value-type="float">
            <text:p>0.0013688869160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82361153864e-05" calcext:value-type="float">
            <text:p>1.82361153864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21049201146" calcext:value-type="float">
            <text:p>0.00721049201146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77358297586" calcext:value-type="float">
            <text:p>0.00027735829758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276917384" calcext:value-type="float">
            <text:p>0.024276917384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4854644074e-06" calcext:value-type="float">
            <text:p>6.4854644074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7191098256" calcext:value-type="float">
            <text:p>0.0547191098256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09181007304" calcext:value-type="float">
            <text:p>0.00209181007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36742677003" calcext:value-type="float">
            <text:p>0.0013674267700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75066707711e-05" calcext:value-type="float">
            <text:p>1.75066707711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7080784929" calcext:value-type="float">
            <text:p>0.00717080784929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69135817325" calcext:value-type="float">
            <text:p>0.00026913581732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41717708202" calcext:value-type="float">
            <text:p>0.0241717708202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6.3642407736e-06" calcext:value-type="float">
            <text:p>6.3642407736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3928555658" calcext:value-type="float">
            <text:p>0.054392855565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06492446461" calcext:value-type="float">
            <text:p>0.00206492446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366696697" calcext:value-type="float">
            <text:p>0.00136669669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.67772261556e-05" calcext:value-type="float">
            <text:p>1.67772261556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13192538736" calcext:value-type="float">
            <text:p>0.0071319253873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63119368353" calcext:value-type="float">
            <text:p>0.000263119368353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40672908918" calcext:value-type="float">
            <text:p>0.0240672908918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6.18240532302e-06" calcext:value-type="float">
            <text:p>6.18240532302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40732595563" calcext:value-type="float">
            <text:p>0.0540732595563</text:p>
          </table:table-cell>
          <table:table-cell office:value-type="float" office:value="57.6" calcext:value-type="float">
            <text:p>57.6</text:p>
          </table:table-cell>
          <table:table-cell office:value-type="float" office:value="0.00203869727924" calcext:value-type="float">
            <text:p>0.002038697279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36523655096" calcext:value-type="float">
            <text:p>0.00136523655096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1.60477815401e-05" calcext:value-type="float">
            <text:p>1.60477815401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9344377556" calcext:value-type="float">
            <text:p>0.0070934437755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53894146597" calcext:value-type="float">
            <text:p>0.000253894146597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9625685506" calcext:value-type="float">
            <text:p>0.0239625685506</text:p>
          </table:table-cell>
          <table:table-cell office:value-type="float" office:value="209.92" calcext:value-type="float">
            <text:p>209.92</text:p>
          </table:table-cell>
          <table:table-cell office:value-type="float" office:value="6.12179350612e-06" calcext:value-type="float">
            <text:p>6.12179350612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7584194397" calcext:value-type="float">
            <text:p>0.053758419439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01371378188" calcext:value-type="float">
            <text:p>0.00201371378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36450647794" calcext:value-type="float">
            <text:p>0.0013645064779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1.53183369246e-05" calcext:value-type="float">
            <text:p>1.53183369246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5616471413" calcext:value-type="float">
            <text:p>0.0070561647141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4687495613" calcext:value-type="float">
            <text:p>0.00024687495613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8522101111" calcext:value-type="float">
            <text:p>0.0238522101111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6.06118168922e-06" calcext:value-type="float">
            <text:p>6.06118168922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4424452256" calcext:value-type="float">
            <text:p>0.053442445225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99041292125" calcext:value-type="float">
            <text:p>0.00199041292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36377640492" calcext:value-type="float">
            <text:p>0.0013637764049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1.45888923092e-05" calcext:value-type="float">
            <text:p>1.45888923092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01848480257" calcext:value-type="float">
            <text:p>0.0070184848025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237850282673" calcext:value-type="float">
            <text:p>0.000237850282673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7533056777" calcext:value-type="float">
            <text:p>0.0237533056777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6.00056987232e-06" calcext:value-type="float">
            <text:p>6.00056987232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31262880925" calcext:value-type="float">
            <text:p>0.053126288092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96788022085" calcext:value-type="float">
            <text:p>0.00196788022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36085611283" calcext:value-type="float">
            <text:p>0.00136085611283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1.38594476937e-05" calcext:value-type="float">
            <text:p>1.38594476937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7699681484" calcext:value-type="float">
            <text:p>0.0069769968148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225015191534" calcext:value-type="float">
            <text:p>0.000225015191534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650219623" calcext:value-type="float">
            <text:p>0.023650219623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87934623852e-06" calcext:value-type="float">
            <text:p>5.87934623852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8163502041" calcext:value-type="float">
            <text:p>0.052816350204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94754226399" calcext:value-type="float">
            <text:p>0.00194754226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36012603981" calcext:value-type="float">
            <text:p>0.00136012603981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1.31300030782e-05" calcext:value-type="float">
            <text:p>1.31300030782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3570925218" calcext:value-type="float">
            <text:p>0.00693570925218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213784486787" calcext:value-type="float">
            <text:p>0.000213784486787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5513757928" calcext:value-type="float">
            <text:p>0.0235513757928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5.75812260473e-06" calcext:value-type="float">
            <text:p>5.75812260473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4993882275" calcext:value-type="float">
            <text:p>0.052499388227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92958194598" calcext:value-type="float">
            <text:p>0.00192958194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35720574772" calcext:value-type="float">
            <text:p>0.0013572057477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1.24005584627e-05" calcext:value-type="float">
            <text:p>1.24005584627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9883104087" calcext:value-type="float">
            <text:p>0.0068988310408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06364199722" calcext:value-type="float">
            <text:p>0.000206364199722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4455625938" calcext:value-type="float">
            <text:p>0.0234455625938</text:p>
          </table:table-cell>
          <table:table-cell office:value-type="float" office:value="220.16" calcext:value-type="float">
            <text:p>220.16</text:p>
          </table:table-cell>
          <table:table-cell office:value-type="float" office:value="5.69751078783e-06" calcext:value-type="float">
            <text:p>5.69751078783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181731159" calcext:value-type="float">
            <text:p>0.052181731159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91198741856" calcext:value-type="float">
            <text:p>0.00191198741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35501552865" calcext:value-type="float">
            <text:p>0.0013550155286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1.02122246164e-05" calcext:value-type="float">
            <text:p>1.02122246164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5894645364" calcext:value-type="float">
            <text:p>0.00685894645364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97941171162" calcext:value-type="float">
            <text:p>0.000197941171162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3410220622" calcext:value-type="float">
            <text:p>0.0233410220622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5.57628715403e-06" calcext:value-type="float">
            <text:p>5.57628715403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8623912359" calcext:value-type="float">
            <text:p>0.0518623912359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89402710055" calcext:value-type="float">
            <text:p>0.00189402710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35282530959" calcext:value-type="float">
            <text:p>0.0013528253095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9.48278000101e-06" calcext:value-type="float">
            <text:p>9.48278000101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82968439466" calcext:value-type="float">
            <text:p>0.0068296843946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190320335798" calcext:value-type="float">
            <text:p>0.000190320335798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2379966107" calcext:value-type="float">
            <text:p>0.0232379966107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5.51567533713e-06" calcext:value-type="float">
            <text:p>5.51567533713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5502217362" calcext:value-type="float">
            <text:p>0.051550221736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87771284019" calcext:value-type="float">
            <text:p>0.00187771284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5063509052" calcext:value-type="float">
            <text:p>0.0013506350905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8.75333538553e-06" calcext:value-type="float">
            <text:p>8.75333538553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9681468458" calcext:value-type="float">
            <text:p>0.00679681468458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83902790229" calcext:value-type="float">
            <text:p>0.000183902790229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31384861452" calcext:value-type="float">
            <text:p>0.0231384861452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5.27322806965e-06" calcext:value-type="float">
            <text:p>5.27322806965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2347596952" calcext:value-type="float">
            <text:p>0.051234759695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86249595161" calcext:value-type="float">
            <text:p>0.00186249595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4698472541" calcext:value-type="float">
            <text:p>0.00134698472541</text:p>
          </table:table-cell>
          <table:table-cell office:value-type="float" office:value="168.96" calcext:value-type="float">
            <text:p>168.96</text:p>
          </table:table-cell>
          <table:table-cell office:value-type="float" office:value="8.02389077004e-06" calcext:value-type="float">
            <text:p>8.02389077004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75713052241" calcext:value-type="float">
            <text:p>0.0067571305224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77685792958" calcext:value-type="float">
            <text:p>0.000177685792958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30415210144" calcext:value-type="float">
            <text:p>0.0230415210144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5.15200443585e-06" calcext:value-type="float">
            <text:p>5.15200443585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9165904535" calcext:value-type="float">
            <text:p>0.0509165904535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84727906303" calcext:value-type="float">
            <text:p>0.00184727906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4187421426" calcext:value-type="float">
            <text:p>0.0013418742142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7.29444615455e-06" calcext:value-type="float">
            <text:p>7.29444615455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72065316122" calcext:value-type="float">
            <text:p>0.00672065316122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7086715079" calcext:value-type="float">
            <text:p>0.00017086715079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94788906" calcext:value-type="float">
            <text:p>0.02294788906</text:p>
          </table:table-cell>
          <table:table-cell office:value-type="float" office:value="230.4" calcext:value-type="float">
            <text:p>230.4</text:p>
          </table:table-cell>
          <table:table-cell office:value-type="float" office:value="5.03078080205e-06" calcext:value-type="float">
            <text:p>5.03078080205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5939945729" calcext:value-type="float">
            <text:p>0.050593994572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8310379608" calcext:value-type="float">
            <text:p>0.0018310379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4114414124" calcext:value-type="float">
            <text:p>0.0013411441412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56500153917e-06" calcext:value-type="float">
            <text:p>6.56500153917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8257239954" calcext:value-type="float">
            <text:p>0.00668257239954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63246315426" calcext:value-type="float">
            <text:p>0.00016324631542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8491664362" calcext:value-type="float">
            <text:p>0.0228491664362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4.97016898515e-06" calcext:value-type="float">
            <text:p>4.97016898515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2803251377" calcext:value-type="float">
            <text:p>0.0502803251377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8149431748" calcext:value-type="float">
            <text:p>0.0018149431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3968399519" calcext:value-type="float">
            <text:p>0.00133968399519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83555692368e-06" calcext:value-type="float">
            <text:p>5.83555692368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4389036268" calcext:value-type="float">
            <text:p>0.0066438903626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54422190268" calcext:value-type="float">
            <text:p>0.000154422190268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7561405139" calcext:value-type="float">
            <text:p>0.0227561405139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84894535135e-06" calcext:value-type="float">
            <text:p>4.84894535135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9580219275" calcext:value-type="float">
            <text:p>0.049958021927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79928733751" calcext:value-type="float">
            <text:p>0.00179928733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3895392217" calcext:value-type="float">
            <text:p>0.0013389539221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1061123082e-06" calcext:value-type="float">
            <text:p>5.1061123082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60500790076" calcext:value-type="float">
            <text:p>0.0066050079007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48405741297" calcext:value-type="float">
            <text:p>0.000148405741297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6609934793" calcext:value-type="float">
            <text:p>0.0226609934793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54588626686e-06" calcext:value-type="float">
            <text:p>4.54588626686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6377308259" calcext:value-type="float">
            <text:p>0.0496377308259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78531413694" calcext:value-type="float">
            <text:p>0.001785314136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3530355706" calcext:value-type="float">
            <text:p>0.00133530355706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37666769271e-06" calcext:value-type="float">
            <text:p>4.37666769271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56151566242" calcext:value-type="float">
            <text:p>0.00656151566242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39782164438" calcext:value-type="float">
            <text:p>0.000139782164438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5654222222" calcext:value-type="float">
            <text:p>0.0225654222222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42466263306e-06" calcext:value-type="float">
            <text:p>4.42466263306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3251589044" calcext:value-type="float">
            <text:p>0.049325158904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77108488295" calcext:value-type="float">
            <text:p>0.00177108488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3384341102" calcext:value-type="float">
            <text:p>0.00133384341102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64722307733e-06" calcext:value-type="float">
            <text:p>3.64722307733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52223235037" calcext:value-type="float">
            <text:p>0.00652223235037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32361877373" calcext:value-type="float">
            <text:p>0.000132361877373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478880843" calcext:value-type="float">
            <text:p>0.022478880843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30343899938e-06" calcext:value-type="float">
            <text:p>4.30343899938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90063311545" calcext:value-type="float">
            <text:p>0.049006331154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74284584933" calcext:value-type="float">
            <text:p>0.00174284584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3092311893" calcext:value-type="float">
            <text:p>0.00133092311893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91777846184e-06" calcext:value-type="float">
            <text:p>2.91777846184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44546955183" calcext:value-type="float">
            <text:p>0.0064454695518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2454049371" calcext:value-type="float">
            <text:p>0.00012454049371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385067079" calcext:value-type="float">
            <text:p>0.02238506707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18221536558e-06" calcext:value-type="float">
            <text:p>4.18221536558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6944177413" calcext:value-type="float">
            <text:p>0.048694417741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71559445031" calcext:value-type="float">
            <text:p>0.00171559445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2727275382" calcext:value-type="float">
            <text:p>0.00132727275382</text:p>
          </table:table-cell>
          <table:table-cell office:value-type="float" office:value="230.4" calcext:value-type="float">
            <text:p>230.4</text:p>
          </table:table-cell>
          <table:table-cell office:value-type="float" office:value="2.18833384635e-06" calcext:value-type="float">
            <text:p>2.18833384635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37732503093" calcext:value-type="float">
            <text:p>0.00637732503093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1812294814" calcext:value-type="float">
            <text:p>0.00011812294814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2929502047" calcext:value-type="float">
            <text:p>0.022292950204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4.00037991488e-06" calcext:value-type="float">
            <text:p>4.00037991488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3736876342" calcext:value-type="float">
            <text:p>0.0483736876342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68852594659" calcext:value-type="float">
            <text:p>0.00168852594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2289231569" calcext:value-type="float">
            <text:p>0.00132289231569</text:p>
          </table:table-cell>
          <table:table-cell office:value-type="float" office:value="240.64" calcext:value-type="float">
            <text:p>240.64</text:p>
          </table:table-cell>
          <table:table-cell office:value-type="float" office:value="1.45888923087e-06" calcext:value-type="float">
            <text:p>1.45888923087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34004596949" calcext:value-type="float">
            <text:p>0.0063400459694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10502112776" calcext:value-type="float">
            <text:p>0.00011050211277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2049543485" calcext:value-type="float">
            <text:p>0.0222049543485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87915628108e-06" calcext:value-type="float">
            <text:p>3.87915628108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7416294545" calcext:value-type="float">
            <text:p>0.047741629454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6614208638" calcext:value-type="float">
            <text:p>0.0016614208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1851187756" calcext:value-type="float">
            <text:p>0.0013185118775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7.29444615488e-07" calcext:value-type="float">
            <text:p>7.29444615488e-0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31358986138" calcext:value-type="float">
            <text:p>0.0063135898613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06691695094" calcext:value-type="float">
            <text:p>0.000106691695094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21175039212" calcext:value-type="float">
            <text:p>0.0221175039212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69732083039e-06" calcext:value-type="float">
            <text:p>3.69732083039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1714344677" calcext:value-type="float">
            <text:p>0.047171434467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63533999467" calcext:value-type="float">
            <text:p>0.00163533999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1486151245" calcext:value-type="float">
            <text:p>0.0013148615124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9134267955" calcext:value-type="float">
            <text:p>0.0062913426795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01477439319" calcext:value-type="float">
            <text:p>0.000101477439319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20291444457" calcext:value-type="float">
            <text:p>0.0220291444457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45487356279e-06" calcext:value-type="float">
            <text:p>3.45487356279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7362336744" calcext:value-type="float">
            <text:p>0.0467362336744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61057597167" calcext:value-type="float">
            <text:p>0.00161057597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097510013" calcext:value-type="float">
            <text:p>0.0013097510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27390569921" calcext:value-type="float">
            <text:p>0.0062739056992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9.706537674e-05" calcext:value-type="float">
            <text:p>9.706537674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941875828" calcext:value-type="float">
            <text:p>0.02194187582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3.15181447841e-06" calcext:value-type="float">
            <text:p>3.15181447841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4189424438" calcext:value-type="float">
            <text:p>0.046418942443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58460483972" calcext:value-type="float">
            <text:p>0.00158460483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0683070921" calcext:value-type="float">
            <text:p>0.00130683070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25466489331" calcext:value-type="float">
            <text:p>0.00625466489331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9.38566039552e-05" calcext:value-type="float">
            <text:p>9.38566039552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8518194628" calcext:value-type="float">
            <text:p>0.0218518194628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96997902771e-06" calcext:value-type="float">
            <text:p>2.96997902771e-0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1636241573" calcext:value-type="float">
            <text:p>0.046163624157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55808502188" calcext:value-type="float">
            <text:p>0.00155808502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0245027108" calcext:value-type="float">
            <text:p>0.00130245027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23201686136" calcext:value-type="float">
            <text:p>0.00623201686136</text:p>
          </table:table-cell>
          <table:table-cell office:value-type="float" office:value="104.96" calcext:value-type="float">
            <text:p>104.96</text:p>
          </table:table-cell>
          <table:table-cell office:value-type="float" office:value="8.94445413762e-05" calcext:value-type="float">
            <text:p>8.94445413762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7619449072" calcext:value-type="float">
            <text:p>0.021761944907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84875539391e-06" calcext:value-type="float">
            <text:p>2.84875539391e-06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9381948291" calcext:value-type="float">
            <text:p>0.045938194829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52944361861" calcext:value-type="float">
            <text:p>0.00152944361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29952997899" calcext:value-type="float">
            <text:p>0.00129952997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21177393015" calcext:value-type="float">
            <text:p>0.00621177393015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8.38291890027e-05" calcext:value-type="float">
            <text:p>8.38291890027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6772216242" calcext:value-type="float">
            <text:p>0.0216772216242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48508449252e-06" calcext:value-type="float">
            <text:p>2.48508449252e-06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7278380234" calcext:value-type="float">
            <text:p>0.045727838023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50226537771" calcext:value-type="float">
            <text:p>0.00150226537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29587961388" calcext:value-type="float">
            <text:p>0.00129587961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881237729" calcext:value-type="float">
            <text:p>0.0061881237729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7.94171264237e-05" calcext:value-type="float">
            <text:p>7.94171264237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5875894814" calcext:value-type="float">
            <text:p>0.021587589481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36386085883e-06" calcext:value-type="float">
            <text:p>2.36386085883e-06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530614799" calcext:value-type="float">
            <text:p>0.04553061479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47344107915" calcext:value-type="float">
            <text:p>0.00147344107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29295932179" calcext:value-type="float">
            <text:p>0.00129295932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16667829132" calcext:value-type="float">
            <text:p>0.00616667829132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7.62083536389e-05" calcext:value-type="float">
            <text:p>7.62083536389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4995936252" calcext:value-type="float">
            <text:p>0.0214995936252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24263722504e-06" calcext:value-type="float">
            <text:p>2.24263722504e-06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3284893466" calcext:value-type="float">
            <text:p>0.045328489346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44439730623" calcext:value-type="float">
            <text:p>0.00144439730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28419844553" calcext:value-type="float">
            <text:p>0.00128419844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5164641171" calcext:value-type="float">
            <text:p>0.00615164641171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7.32001291531e-05" calcext:value-type="float">
            <text:p>7.32001291531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3214808006" calcext:value-type="float">
            <text:p>0.0213214808006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18202540814e-06" calcext:value-type="float">
            <text:p>2.18202540814e-06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51330587281" calcext:value-type="float">
            <text:p>0.045133058728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41425616154" calcext:value-type="float">
            <text:p>0.00141425616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27835786135" calcext:value-type="float">
            <text:p>0.00127835786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13220518075" calcext:value-type="float">
            <text:p>0.00613220518075</text:p>
          </table:table-cell>
          <table:table-cell office:value-type="float" office:value="110.08" calcext:value-type="float">
            <text:p>110.08</text:p>
          </table:table-cell>
          <table:table-cell office:value-type="float" office:value="6.87880665741e-05" calcext:value-type="float">
            <text:p>6.87880665741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1466405491" calcext:value-type="float">
            <text:p>0.0211466405491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2.12141359124e-06" calcext:value-type="float">
            <text:p>2.12141359124e-06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937372023" calcext:value-type="float">
            <text:p>0.04493737202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38352975191" calcext:value-type="float">
            <text:p>0.00138352975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27470749624" calcext:value-type="float">
            <text:p>0.00127470749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11256352472" calcext:value-type="float">
            <text:p>0.0061125635247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6.59803903873e-05" calcext:value-type="float">
            <text:p>6.59803903873e-05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9600432755" calcext:value-type="float">
            <text:p>0.0209600432755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2.06080177434e-06" calcext:value-type="float">
            <text:p>2.06080177434e-06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7431852535" calcext:value-type="float">
            <text:p>0.044743185253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3523278145" calcext:value-type="float">
            <text:p>0.0013523278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26740676602" calcext:value-type="float">
            <text:p>0.00126740676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8951464265" calcext:value-type="float">
            <text:p>0.00608951464265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6.25710693035e-05" calcext:value-type="float">
            <text:p>6.25710693035e-05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7796275291" calcext:value-type="float">
            <text:p>0.0207796275291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00018995744e-06" calcext:value-type="float">
            <text:p>2.00018995744e-06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5468034564" calcext:value-type="float">
            <text:p>0.044546803456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31860192202" calcext:value-type="float">
            <text:p>0.00131860192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26083610883" calcext:value-type="float">
            <text:p>0.00126083610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06766831095" calcext:value-type="float">
            <text:p>0.0060676683109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5.99639414158e-05" calcext:value-type="float">
            <text:p>5.99639414158e-05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5979391152" calcext:value-type="float">
            <text:p>0.0205979391152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1.81835450674e-06" calcext:value-type="float">
            <text:p>1.81835450674e-06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3558726444" calcext:value-type="float">
            <text:p>0.044355872644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28505892484" calcext:value-type="float">
            <text:p>0.00128505892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5280530559" calcext:value-type="float">
            <text:p>0.00125280530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04762580481" calcext:value-type="float">
            <text:p>0.0060476258048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5.75573618272e-05" calcext:value-type="float">
            <text:p>5.75573618272e-05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4159476854" calcext:value-type="float">
            <text:p>0.0204159476854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69713087295e-06" calcext:value-type="float">
            <text:p>1.69713087295e-06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1703562336" calcext:value-type="float">
            <text:p>0.044170356233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25089408365" calcext:value-type="float">
            <text:p>0.00125089408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4769479443" calcext:value-type="float">
            <text:p>0.00124769479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02818457384" calcext:value-type="float">
            <text:p>0.00602818457384</text:p>
          </table:table-cell>
          <table:table-cell office:value-type="float" office:value="115.2" calcext:value-type="float">
            <text:p>115.2</text:p>
          </table:table-cell>
          <table:table-cell office:value-type="float" office:value="5.51507822386e-05" calcext:value-type="float">
            <text:p>5.51507822386e-05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2318957465" calcext:value-type="float">
            <text:p>0.0202318957465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57590723915e-06" calcext:value-type="float">
            <text:p>1.57590723915e-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9846934876" calcext:value-type="float">
            <text:p>0.043984693487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2152660801" calcext:value-type="float">
            <text:p>0.0012152660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4112413724" calcext:value-type="float">
            <text:p>0.00124112413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01054716843" calcext:value-type="float">
            <text:p>0.0060105471684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5.2543654351e-05" calcext:value-type="float">
            <text:p>5.2543654351e-05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200469347595" calcext:value-type="float">
            <text:p>0.0200469347595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51529542225e-06" calcext:value-type="float">
            <text:p>1.51529542225e-0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807079176" calcext:value-type="float">
            <text:p>0.043807079176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18311308716" calcext:value-type="float">
            <text:p>0.00118311308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367436991" calcext:value-type="float">
            <text:p>0.0012367436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8870083673" calcext:value-type="float">
            <text:p>0.00598870083673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5.13403645567e-05" calcext:value-type="float">
            <text:p>5.13403645567e-05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8601556763" calcext:value-type="float">
            <text:p>0.0198601556763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45468360546e-06" calcext:value-type="float">
            <text:p>1.45468360546e-06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634989017" calcext:value-type="float">
            <text:p>0.04363498901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14887508785" calcext:value-type="float">
            <text:p>0.00114887508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3017304191" calcext:value-type="float">
            <text:p>0.00123017304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96946003083" calcext:value-type="float">
            <text:p>0.0059694600308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4.853268837e-05" calcext:value-type="float">
            <text:p>4.853268837e-05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6691343686" calcext:value-type="float">
            <text:p>0.0196691343686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39407178856e-06" calcext:value-type="float">
            <text:p>1.39407178856e-06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4631549445" calcext:value-type="float">
            <text:p>0.0434631549445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11368603301" calcext:value-type="float">
            <text:p>0.00111368603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2506253075" calcext:value-type="float">
            <text:p>0.00122506253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9452085984" calcext:value-type="float">
            <text:p>0.005945208598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4.59255604823e-05" calcext:value-type="float">
            <text:p>4.59255604823e-05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4778706482" calcext:value-type="float">
            <text:p>0.0194778706482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21223633787e-06" calcext:value-type="float">
            <text:p>1.21223633787e-06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2948694999" calcext:value-type="float">
            <text:p>0.0432948694999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07871645252" calcext:value-type="float">
            <text:p>0.00107871645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1922194658" calcext:value-type="float">
            <text:p>0.00121922194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92015546571" calcext:value-type="float">
            <text:p>0.00592015546571</text:p>
          </table:table-cell>
          <table:table-cell office:value-type="float" office:value="120.32" calcext:value-type="float">
            <text:p>120.32</text:p>
          </table:table-cell>
          <table:table-cell office:value-type="float" office:value="4.35189808937e-05" calcext:value-type="float">
            <text:p>4.35189808937e-05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2810920358" calcext:value-type="float">
            <text:p>0.0192810920358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03040088717e-06" calcext:value-type="float">
            <text:p>1.03040088717e-06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31214257406" calcext:value-type="float">
            <text:p>0.0431214257406</text:p>
          </table:table-cell>
          <table:table-cell office:value-type="float" office:value="89.6" calcext:value-type="float">
            <text:p>89.6</text:p>
          </table:table-cell>
          <table:table-cell office:value-type="float" office:value="0.00104480766475" calcext:value-type="float">
            <text:p>0.00104480766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1484150845" calcext:value-type="float">
            <text:p>0.00121484150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9690615858" calcext:value-type="float">
            <text:p>0.0058969061585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4.13129496042e-05" calcext:value-type="float">
            <text:p>4.13129496042e-05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90887980608" calcext:value-type="float">
            <text:p>0.0190887980608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9.69789070271e-07" calcext:value-type="float">
            <text:p>9.69789070271e-07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9514208578" calcext:value-type="float">
            <text:p>0.042951420857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00950887273" calcext:value-type="float">
            <text:p>0.00100950887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1119114334" calcext:value-type="float">
            <text:p>0.00121119114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7365685145" calcext:value-type="float">
            <text:p>0.00587365685145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95080149128e-05" calcext:value-type="float">
            <text:p>3.95080149128e-05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8850500798" calcext:value-type="float">
            <text:p>0.0188850500798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9.09177253372e-07" calcext:value-type="float">
            <text:p>9.09177253372e-07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7811233046" calcext:value-type="float">
            <text:p>0.0427811233046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973295604229" calcext:value-type="float">
            <text:p>0.000973295604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0535055916" calcext:value-type="float">
            <text:p>0.00120535055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84900456889" calcext:value-type="float">
            <text:p>0.00584900456889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3.81041768194e-05" calcext:value-type="float">
            <text:p>3.81041768194e-05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6854231167" calcext:value-type="float">
            <text:p>0.0186854231167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8.48565436473e-07" calcext:value-type="float">
            <text:p>8.48565436473e-07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6044601716" calcext:value-type="float">
            <text:p>0.042604460171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939240500217" calcext:value-type="float">
            <text:p>0.000939240500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19804982894" calcext:value-type="float">
            <text:p>0.00119804982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8229493109" calcext:value-type="float">
            <text:p>0.0058229493109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64997904271e-05" calcext:value-type="float">
            <text:p>3.64997904271e-05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4787055785" calcext:value-type="float">
            <text:p>0.0184787055785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7.27341802675e-07" calcext:value-type="float">
            <text:p>7.27341802675e-07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4337967805" calcext:value-type="float">
            <text:p>0.0424337967805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903466180429" calcext:value-type="float">
            <text:p>0.000903466180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19147917175" calcext:value-type="float">
            <text:p>0.00119147917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9990042883" calcext:value-type="float">
            <text:p>0.00579990042883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48954040347e-05" calcext:value-type="float">
            <text:p>3.48954040347e-05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2697457217" calcext:value-type="float">
            <text:p>0.0182697457217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6.06118168878e-07" calcext:value-type="float">
            <text:p>6.06118168878e-07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2576824043" calcext:value-type="float">
            <text:p>0.0422576824043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867582123463" calcext:value-type="float">
            <text:p>0.0008675821234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18563858757" calcext:value-type="float">
            <text:p>0.00118563858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766511217" calcext:value-type="float">
            <text:p>0.0057766511217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3.18871795489e-05" calcext:value-type="float">
            <text:p>3.18871795489e-05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80612100873" calcext:value-type="float">
            <text:p>0.0180612100873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5.45506351979e-07" calcext:value-type="float">
            <text:p>5.45506351979e-07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20846044829" calcext:value-type="float">
            <text:p>0.0420846044829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832502805797" calcext:value-type="float">
            <text:p>0.000832502805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1797980034" calcext:value-type="float">
            <text:p>0.0011797980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75239968926" calcext:value-type="float">
            <text:p>0.00575239968926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98816965584e-05" calcext:value-type="float">
            <text:p>2.98816965584e-05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8432203526" calcext:value-type="float">
            <text:p>0.0178432203526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4.84894535191e-07" calcext:value-type="float">
            <text:p>4.84894535191e-07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9137947567" calcext:value-type="float">
            <text:p>0.0419137947567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79866717614" calcext:value-type="float">
            <text:p>0.00079866717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7395741922" calcext:value-type="float">
            <text:p>0.00117395741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2654485633" calcext:value-type="float">
            <text:p>0.00572654485633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8477858465e-05" calcext:value-type="float">
            <text:p>2.8477858465e-05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633472654" calcext:value-type="float">
            <text:p>0.017633472654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4.24282718292e-07" calcext:value-type="float">
            <text:p>4.24282718292e-07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7419606842" calcext:value-type="float">
            <text:p>0.041741960684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763075751647" calcext:value-type="float">
            <text:p>0.000763075751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6738676202" calcext:value-type="float">
            <text:p>0.00116738676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70309512414" calcext:value-type="float">
            <text:p>0.0057030951241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80767618669e-05" calcext:value-type="float">
            <text:p>2.80767618669e-05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4259066709" calcext:value-type="float">
            <text:p>0.0174259066709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3.63670901393e-07" calcext:value-type="float">
            <text:p>3.63670901393e-07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5682608383" calcext:value-type="float">
            <text:p>0.0415682608383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728398803631" calcext:value-type="float">
            <text:p>0.000728398803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6081610483" calcext:value-type="float">
            <text:p>0.00116081610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7643859096" calcext:value-type="float">
            <text:p>0.00567643859096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68734720726e-05" calcext:value-type="float">
            <text:p>2.68734720726e-05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2096138261" calcext:value-type="float">
            <text:p>0.0172096138261</text:p>
          </table:table-cell>
          <table:table-cell office:value-type="float" office:value="419.84" calcext:value-type="float">
            <text:p>419.84</text:p>
          </table:table-cell>
          <table:table-cell office:value-type="float" office:value="3.03059084494e-07" calcext:value-type="float">
            <text:p>3.03059084494e-07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3966462686" calcext:value-type="float">
            <text:p>0.041396646268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694855806446" calcext:value-type="float">
            <text:p>0.000694855806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5205522856" calcext:value-type="float">
            <text:p>0.0011520552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65579480963" calcext:value-type="float">
            <text:p>0.0056557948096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38652475869e-05" calcext:value-type="float">
            <text:p>2.38652475869e-05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70005327628" calcext:value-type="float">
            <text:p>0.0170005327628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2.42447267595e-07" calcext:value-type="float">
            <text:p>2.42447267595e-07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22484878" calcext:value-type="float">
            <text:p>0.0412248487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661056755849" calcext:value-type="float">
            <text:p>0.000661056755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4475449834" calcext:value-type="float">
            <text:p>0.00114475449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3194422732" calcext:value-type="float">
            <text:p>0.0056319442273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26619577927e-05" calcext:value-type="float">
            <text:p>2.26619577927e-05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7922395412" calcext:value-type="float">
            <text:p>0.0167922395412</text:p>
          </table:table-cell>
          <table:table-cell office:value-type="float" office:value="440.32" calcext:value-type="float">
            <text:p>440.32</text:p>
          </table:table-cell>
          <table:table-cell office:value-type="float" office:value="1.81835450697e-07" calcext:value-type="float">
            <text:p>1.81835450697e-07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10557219082" calcext:value-type="float">
            <text:p>0.0410557219082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628684288555" calcext:value-type="float">
            <text:p>0.000628684288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4037406021" calcext:value-type="float">
            <text:p>0.00114037406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608093645" calcext:value-type="float">
            <text:p>0.00560809364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12581196992e-05" calcext:value-type="float">
            <text:p>2.12581196992e-05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5921883557" calcext:value-type="float">
            <text:p>0.0165921883557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1.21223633798e-07" calcext:value-type="float">
            <text:p>1.21223633798e-07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8859731119" calcext:value-type="float">
            <text:p>0.040885973111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595689977257" calcext:value-type="float">
            <text:p>0.000595689977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3380340302" calcext:value-type="float">
            <text:p>0.00113380340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8584646318" calcext:value-type="float">
            <text:p>0.00558584646318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86509918116e-05" calcext:value-type="float">
            <text:p>1.86509918116e-05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3943794889" calcext:value-type="float">
            <text:p>0.0163943794889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6.06118168989e-08" calcext:value-type="float">
            <text:p>6.06118168989e-08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7176510835" calcext:value-type="float">
            <text:p>0.040717651083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565365937273" calcext:value-type="float">
            <text:p>0.000565365937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3015303791" calcext:value-type="float">
            <text:p>0.00113015303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56039248037" calcext:value-type="float">
            <text:p>0.0055603924803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76482503164e-05" calcext:value-type="float">
            <text:p>1.76482503164e-05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1959039868" calcext:value-type="float">
            <text:p>0.0161959039868</text:p>
          </table:table-cell>
          <table:table-cell office:value-type="float" office:value="464.896" calcext:value-type="float">
            <text:p>464.8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5500607309" calcext:value-type="float">
            <text:p>0.040550060730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3335926057" calcext:value-type="float">
            <text:p>0.00053335926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2796281884" calcext:value-type="float">
            <text:p>0.00112796281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3934784892" calcext:value-type="float">
            <text:p>0.0055393478489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72471537183e-05" calcext:value-type="float">
            <text:p>1.72471537183e-05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6003064583" calcext:value-type="float">
            <text:p>0.016003064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3781534909" calcext:value-type="float">
            <text:p>0.040378153490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503181536822" calcext:value-type="float">
            <text:p>0.000503181536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2285230769" calcext:value-type="float">
            <text:p>0.00112285230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51710066709" calcext:value-type="float">
            <text:p>0.0055171006670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6244412223e-05" calcext:value-type="float">
            <text:p>1.6244412223e-05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8153764517" calcext:value-type="float">
            <text:p>0.0158153764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2100509652" calcext:value-type="float">
            <text:p>0.0402100509652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72638022483" calcext:value-type="float">
            <text:p>0.000472638022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1774179653" calcext:value-type="float">
            <text:p>0.00111774179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962564607" calcext:value-type="float">
            <text:p>0.005496256460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48405741297e-05" calcext:value-type="float">
            <text:p>1.48405741297e-05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6332032122" calcext:value-type="float">
            <text:p>0.0156332032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400400460824" calcext:value-type="float">
            <text:p>0.0400400460824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43740565803" calcext:value-type="float">
            <text:p>0.000443740565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1263128538" calcext:value-type="float">
            <text:p>0.00111263128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47300715357" calcext:value-type="float">
            <text:p>0.00547300715357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44394775315e-05" calcext:value-type="float">
            <text:p>1.44394775315e-05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4486664476" calcext:value-type="float">
            <text:p>0.0154486664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8758580225" calcext:value-type="float">
            <text:p>0.039875858022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16123376192" calcext:value-type="float">
            <text:p>0.000416123376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0825084725" calcext:value-type="float">
            <text:p>0.00110825084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4615019533" calcext:value-type="float">
            <text:p>0.0054461501953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36372843353e-05" calcext:value-type="float">
            <text:p>1.36372843353e-05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636448575" calcext:value-type="float">
            <text:p>0.0152636448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7114504599" calcext:value-type="float">
            <text:p>0.0397114504599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88725660934" calcext:value-type="float">
            <text:p>0.000388725660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0387040912" calcext:value-type="float">
            <text:p>0.00110387040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2490513882" calcext:value-type="float">
            <text:p>0.00542490513882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28350911391e-05" calcext:value-type="float">
            <text:p>1.28350911391e-05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768657743" calcext:value-type="float">
            <text:p>0.0150768657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5453234591" calcext:value-type="float">
            <text:p>0.0395453234591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63266635809" calcext:value-type="float">
            <text:p>0.000363266635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0168019005" calcext:value-type="float">
            <text:p>0.00110168019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40305880712" calcext:value-type="float">
            <text:p>0.00540305880712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26345428402e-05" calcext:value-type="float">
            <text:p>1.26345428402e-05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8979045047" calcext:value-type="float">
            <text:p>0.0148979045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3836230971" calcext:value-type="float">
            <text:p>0.039383623097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38795245278" calcext:value-type="float">
            <text:p>0.000338795245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09948997099" calcext:value-type="float">
            <text:p>0.00109948997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8261545085" calcext:value-type="float">
            <text:p>0.00538261545085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20328979429e-05" calcext:value-type="float">
            <text:p>1.20328979429e-05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7128223113" calcext:value-type="float">
            <text:p>0.0147128223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2261298712" calcext:value-type="float">
            <text:p>0.039226129871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314177538512" calcext:value-type="float">
            <text:p>0.000314177538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09437945983" calcext:value-type="float">
            <text:p>0.00109437945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35916571866" calcext:value-type="float">
            <text:p>0.00535916571866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12307047467e-05" calcext:value-type="float">
            <text:p>1.12307047467e-05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5359821541" calcext:value-type="float">
            <text:p>0.0145359821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90699536619" calcext:value-type="float">
            <text:p>0.0390699536619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93620107304" calcext:value-type="float">
            <text:p>0.000293620107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0899990217" calcext:value-type="float">
            <text:p>0.0010899990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3832151226" calcext:value-type="float">
            <text:p>0.00533832151226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10301564478e-05" calcext:value-type="float">
            <text:p>1.10301564478e-05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526574536" calcext:value-type="float">
            <text:p>0.0143526574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9152042204" calcext:value-type="float">
            <text:p>0.0389152042204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71270302201" calcext:value-type="float">
            <text:p>0.000271270302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08269829148" calcext:value-type="float">
            <text:p>0.00108269829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32068410685" calcext:value-type="float">
            <text:p>0.00532068410685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9.82686665341e-06" calcext:value-type="float">
            <text:p>9.82686665341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746658354" calcext:value-type="float">
            <text:p>0.0141746658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7646619151" calcext:value-type="float">
            <text:p>0.038764661915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251407873116" calcext:value-type="float">
            <text:p>0.000251407873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07685770731" calcext:value-type="float">
            <text:p>0.00107685770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30244542626" calcext:value-type="float">
            <text:p>0.0053024454262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9.42577005536e-06" calcext:value-type="float">
            <text:p>9.42577005536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40044314277" calcext:value-type="float">
            <text:p>0.0140044314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6123635877" calcext:value-type="float">
            <text:p>0.0386123635877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231947813681" calcext:value-type="float">
            <text:p>0.000231947813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07247726918" calcext:value-type="float">
            <text:p>0.00107247726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8140079481" calcext:value-type="float">
            <text:p>0.00528140079481</text:p>
          </table:table-cell>
          <table:table-cell office:value-type="float" office:value="179.2" calcext:value-type="float">
            <text:p>179.2</text:p>
          </table:table-cell>
          <table:table-cell office:value-type="float" office:value="9.22522175628e-06" calcext:value-type="float">
            <text:p>9.22522175628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8305002243" calcext:value-type="float">
            <text:p>0.0138305002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4613822769" calcext:value-type="float">
            <text:p>0.0384613822769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214682497791" calcext:value-type="float">
            <text:p>0.000214682497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7101712313" calcext:value-type="float">
            <text:p>0.00107101712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6195956384" calcext:value-type="float">
            <text:p>0.00526195956384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8.82412515824e-06" calcext:value-type="float">
            <text:p>8.82412515824e-06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592355621" calcext:value-type="float">
            <text:p>0.013659235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3133276694" calcext:value-type="float">
            <text:p>0.038313327669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97307444724" calcext:value-type="float">
            <text:p>0.000197307444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6517653896" calcext:value-type="float">
            <text:p>0.00106517653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4352045819" calcext:value-type="float">
            <text:p>0.0052435204581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8.42302856008e-06" calcext:value-type="float">
            <text:p>8.42302856008e-06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5021520502" calcext:value-type="float">
            <text:p>0.0135021520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1671754192" calcext:value-type="float">
            <text:p>0.038167175419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82310030497" calcext:value-type="float">
            <text:p>0.000182310030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600660278" calcext:value-type="float">
            <text:p>0.0010600660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2147370143" calcext:value-type="float">
            <text:p>0.00522147370143</text:p>
          </table:table-cell>
          <table:table-cell office:value-type="float" office:value="189.44" calcext:value-type="float">
            <text:p>189.44</text:p>
          </table:table-cell>
          <table:table-cell office:value-type="float" office:value="8.222480261e-06" calcext:value-type="float">
            <text:p>8.222480261e-06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3481593018" calcext:value-type="float">
            <text:p>0.0133481593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80250108023" calcext:value-type="float">
            <text:p>0.0380250108023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66873667562" calcext:value-type="float">
            <text:p>0.000166873667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5057507852" calcext:value-type="float">
            <text:p>0.00105057507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0483842132" calcext:value-type="float">
            <text:p>0.0052048384213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8.02193196203e-06" calcext:value-type="float">
            <text:p>8.02193196203e-06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986511908" calcext:value-type="float">
            <text:p>0.0131986511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8787122169" calcext:value-type="float">
            <text:p>0.0378787122169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53229678522" calcext:value-type="float">
            <text:p>0.000153229678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4035405621" calcext:value-type="float">
            <text:p>0.00104035405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851967653" calcext:value-type="float">
            <text:p>0.0051851967653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7.62083536388e-06" calcext:value-type="float">
            <text:p>7.62083536388e-06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30579305447" calcext:value-type="float">
            <text:p>0.0130579305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7380841192" calcext:value-type="float">
            <text:p>0.0377380841192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141963328323" calcext:value-type="float">
            <text:p>0.000141963328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3524354506" calcext:value-type="float">
            <text:p>0.001035243545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6535468421" calcext:value-type="float">
            <text:p>0.00516535468421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7.4202870648e-06" calcext:value-type="float">
            <text:p>7.4202870648e-06</text:p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9219369488" calcext:value-type="float">
            <text:p>0.0129219369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5952244103" calcext:value-type="float">
            <text:p>0.0375952244103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3205040331" calcext:value-type="float">
            <text:p>0.00013205040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2794281484" calcext:value-type="float">
            <text:p>0.00102794281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4531217807" calcext:value-type="float">
            <text:p>0.00514531217807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7.21973876583e-06" calcext:value-type="float">
            <text:p>7.21973876583e-06</text:p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904279901" calcext:value-type="float">
            <text:p>0.0127904279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4515598579" calcext:value-type="float">
            <text:p>0.0374515598579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21844845824" calcext:value-type="float">
            <text:p>0.000121844845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1918193858" calcext:value-type="float">
            <text:p>0.00101918193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2526967192" calcext:value-type="float">
            <text:p>0.00512526967192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7.01919046675e-06" calcext:value-type="float">
            <text:p>7.01919046675e-06</text:p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6623128111" calcext:value-type="float">
            <text:p>0.0126623128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3092123221" calcext:value-type="float">
            <text:p>0.0373092123221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12444027638" calcext:value-type="float">
            <text:p>0.000112444027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0604062418" calcext:value-type="float">
            <text:p>0.00100604062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10522716577" calcext:value-type="float">
            <text:p>0.00510522716577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6.81864216767e-06" calcext:value-type="float">
            <text:p>6.81864216767e-06</text:p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551772562" calcext:value-type="float">
            <text:p>0.012551772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1665355321" calcext:value-type="float">
            <text:p>0.0371665355321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04250318402" calcext:value-type="float">
            <text:p>0.000104250318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0992169236767" calcext:value-type="float">
            <text:p>0.000992169236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8418253432" calcext:value-type="float">
            <text:p>0.00508418253432</text:p>
          </table:table-cell>
          <table:table-cell office:value-type="float" office:value="220.16" calcext:value-type="float">
            <text:p>220.16</text:p>
          </table:table-cell>
          <table:table-cell office:value-type="float" office:value="6.01644897147e-06" calcext:value-type="float">
            <text:p>6.01644897147e-06</text:p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4535953671" calcext:value-type="float">
            <text:p>0.0124535953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70230904824" calcext:value-type="float">
            <text:p>0.037023090482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9.73002971756e-05" calcext:value-type="float">
            <text:p>9.730029717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0976107630285" calcext:value-type="float">
            <text:p>0.000976107630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0655430036" calcext:value-type="float">
            <text:p>0.0050655430036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5.21425577527e-06" calcext:value-type="float">
            <text:p>5.21425577527e-06</text:p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3638420179" calcext:value-type="float">
            <text:p>0.0123638420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8857915099" calcext:value-type="float">
            <text:p>0.036885791509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9.00942225351e-05" calcext:value-type="float">
            <text:p>9.009422253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65156534957" calcext:value-type="float">
            <text:p>0.000965156534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4810602325" calcext:value-type="float">
            <text:p>0.0050481060232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5.01370747619e-06" calcext:value-type="float">
            <text:p>5.01370747619e-06</text:p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266270855" calcext:value-type="float">
            <text:p>0.012266270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7430049686" calcext:value-type="float">
            <text:p>0.0367430049686</text:p>
          </table:table-cell>
          <table:table-cell office:value-type="float" office:value="130.56" calcext:value-type="float">
            <text:p>130.56</text:p>
          </table:table-cell>
          <table:table-cell office:value-type="float" office:value="8.50097333218e-05" calcext:value-type="float">
            <text:p>8.5009733321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53475366606" calcext:value-type="float">
            <text:p>0.000953475366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3307414364" calcext:value-type="float">
            <text:p>0.00503307414364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61261087814e-06" calcext:value-type="float">
            <text:p>4.61261087814e-06</text:p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1739721711" calcext:value-type="float">
            <text:p>0.0121739721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6044987309" calcext:value-type="float">
            <text:p>0.036604498730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7.3889699359e-05" calcext:value-type="float">
            <text:p>7.388969935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38873906168" calcext:value-type="float">
            <text:p>0.000938873906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9880145813" calcext:value-type="float">
            <text:p>0.00499880145813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41206257906e-06" calcext:value-type="float">
            <text:p>4.41206257906e-06</text:p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0874307919" calcext:value-type="float">
            <text:p>0.0120874307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4610902651" calcext:value-type="float">
            <text:p>0.0364610902651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6.69396781321e-05" calcext:value-type="float">
            <text:p>6.693967813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19892007599" calcext:value-type="float">
            <text:p>0.000919892007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5931772102" calcext:value-type="float">
            <text:p>0.00495931772102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21151428009e-06" calcext:value-type="float">
            <text:p>4.21151428009e-06</text:p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9895011" calcext:value-type="float">
            <text:p>0.01199895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3197670754" calcext:value-type="float">
            <text:p>0.0363197670754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6.01725522007e-05" calcext:value-type="float">
            <text:p>6.017255220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06020620182" calcext:value-type="float">
            <text:p>0.000906020620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2243950971" calcext:value-type="float">
            <text:p>0.00492243950971</text:p>
          </table:table-cell>
          <table:table-cell office:value-type="float" office:value="250.88" calcext:value-type="float">
            <text:p>250.88</text:p>
          </table:table-cell>
          <table:table-cell office:value-type="float" office:value="4.01096598102e-06" calcext:value-type="float">
            <text:p>4.01096598102e-06</text:p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9102270154" calcext:value-type="float">
            <text:p>0.0119102270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60351085875" calcext:value-type="float">
            <text:p>0.0360351085875</text:p>
          </table:table-cell>
          <table:table-cell office:value-type="float" office:value="138.24" calcext:value-type="float">
            <text:p>138.24</text:p>
          </table:table-cell>
          <table:table-cell office:value-type="float" office:value="5.51246420465e-05" calcext:value-type="float">
            <text:p>5.512464204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885578575569" calcext:value-type="float">
            <text:p>0.000885578575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8776597408" calcext:value-type="float">
            <text:p>0.0048877659740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3.81041768194e-06" calcext:value-type="float">
            <text:p>3.81041768194e-06</text:p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8230190009" calcext:value-type="float">
            <text:p>0.0118230190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749316002" calcext:value-type="float">
            <text:p>0.03574931600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5.02230481286e-05" calcext:value-type="float">
            <text:p>5.022304812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69516969087" calcext:value-type="float">
            <text:p>0.000869516969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5469583894" calcext:value-type="float">
            <text:p>0.00485469583894</text:p>
          </table:table-cell>
          <table:table-cell office:value-type="float" office:value="261.12" calcext:value-type="float">
            <text:p>261.12</text:p>
          </table:table-cell>
          <table:table-cell office:value-type="float" office:value="3.60986938286e-06" calcext:value-type="float">
            <text:p>3.60986938286e-06</text:p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7324172068" calcext:value-type="float">
            <text:p>0.0117324172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4596821183" calcext:value-type="float">
            <text:p>0.035459682118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65651422198e-05" calcext:value-type="float">
            <text:p>4.6565142219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48344851452" calcext:value-type="float">
            <text:p>0.000848344851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81721635244" calcext:value-type="float">
            <text:p>0.0048172163524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3.20877278481e-06" calcext:value-type="float">
            <text:p>3.20877278481e-06</text:p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6446031602" calcext:value-type="float">
            <text:p>0.0116446031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1742553707" calcext:value-type="float">
            <text:p>0.0351742553707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4.27974991336e-05" calcext:value-type="float">
            <text:p>4.2797499133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30093025904" calcext:value-type="float">
            <text:p>0.000830093025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77212071361" calcext:value-type="float">
            <text:p>0.0047721207136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80767618666e-06" calcext:value-type="float">
            <text:p>2.80767618666e-06</text:p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5542437789" calcext:value-type="float">
            <text:p>0.0115542437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8823898757" calcext:value-type="float">
            <text:p>0.034882389875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00174906429e-05" calcext:value-type="float">
            <text:p>4.001749064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10381054313" calcext:value-type="float">
            <text:p>0.000810381054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2842805021" calcext:value-type="float">
            <text:p>0.0047284280502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60712788769e-06" calcext:value-type="float">
            <text:p>2.60712788769e-06</text:p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4662479227" calcext:value-type="float">
            <text:p>0.0114662479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5902682942" calcext:value-type="float">
            <text:p>0.0345902682942</text:p>
          </table:table-cell>
          <table:table-cell office:value-type="float" office:value="148.48" calcext:value-type="float">
            <text:p>148.48</text:p>
          </table:table-cell>
          <table:table-cell office:value-type="float" office:value="3.70180077977e-05" calcext:value-type="float">
            <text:p>3.701800779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798699885963" calcext:value-type="float">
            <text:p>0.000798699885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7872263496" calcext:value-type="float">
            <text:p>0.0046787226349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2.40657958861e-06" calcext:value-type="float">
            <text:p>2.40657958861e-06</text:p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812822269" calcext:value-type="float">
            <text:p>0.0113812822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2880861698" calcext:value-type="float">
            <text:p>0.034288086169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3.48964223705e-05" calcext:value-type="float">
            <text:p>3.489642237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784098425525" calcext:value-type="float">
            <text:p>0.000784098425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3442869638" calcext:value-type="float">
            <text:p>0.0046344286963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20603128953e-06" calcext:value-type="float">
            <text:p>2.20603128953e-06</text:p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917712905" calcext:value-type="float">
            <text:p>0.0112917712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9932208038" calcext:value-type="float">
            <text:p>0.033993220803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27382578843e-05" calcext:value-type="float">
            <text:p>3.2738257884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75337549262" calcext:value-type="float">
            <text:p>0.000775337549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8993433273" calcext:value-type="float">
            <text:p>0.00458993433273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80493469149e-06" calcext:value-type="float">
            <text:p>1.80493469149e-06</text:p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2001998451" calcext:value-type="float">
            <text:p>0.0112001998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6847828509" calcext:value-type="float">
            <text:p>0.033684782850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06532515162e-05" calcext:value-type="float">
            <text:p>3.065325151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67306746021" calcext:value-type="float">
            <text:p>0.000767306746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4463826884" calcext:value-type="float">
            <text:p>0.00454463826884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1.60438639241e-06" calcext:value-type="float">
            <text:p>1.60438639241e-06</text:p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10139055876" calcext:value-type="float">
            <text:p>0.01101390558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374223038" calcext:value-type="float">
            <text:p>0.03337422303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82024545573e-05" calcext:value-type="float">
            <text:p>2.820245455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63656380911" calcext:value-type="float">
            <text:p>0.000763656380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9433157841" calcext:value-type="float">
            <text:p>0.00449433157841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40383809333e-06" calcext:value-type="float">
            <text:p>1.40383809333e-06</text:p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8326413962" calcext:value-type="float">
            <text:p>0.0108326413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30615413652" calcext:value-type="float">
            <text:p>0.0330615413652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61174481893e-05" calcext:value-type="float">
            <text:p>2.611744818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58545869758" calcext:value-type="float">
            <text:p>0.000758545869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44502701329" calcext:value-type="float">
            <text:p>0.00444502701329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1.20328979425e-06" calcext:value-type="float">
            <text:p>1.20328979425e-06</text:p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6522256497" calcext:value-type="float">
            <text:p>0.0106522256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7483475192" calcext:value-type="float">
            <text:p>0.0327483475192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41787580575e-05" calcext:value-type="float">
            <text:p>2.4178758057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53435358605" calcext:value-type="float">
            <text:p>0.000753435358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9091224669" calcext:value-type="float">
            <text:p>0.00439091224669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00274149528e-06" calcext:value-type="float">
            <text:p>1.00274149528e-06</text:p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738098091" calcext:value-type="float">
            <text:p>0.0104738098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4211420809" calcext:value-type="float">
            <text:p>0.0324211420809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23498051031e-05" calcext:value-type="float">
            <text:p>2.2349805103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49784993495" calcext:value-type="float">
            <text:p>0.000749784993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3599577985" calcext:value-type="float">
            <text:p>0.00433599577985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8.02193196203e-07" calcext:value-type="float">
            <text:p>8.02193196203e-07</text:p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977574935" calcext:value-type="float">
            <text:p>0.0102977574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939000587" calcext:value-type="float">
            <text:p>0.0320939000587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2.01184824987e-05" calcext:value-type="float">
            <text:p>2.011848249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46864701407" calcext:value-type="float">
            <text:p>0.000746864701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27967633758" calcext:value-type="float">
            <text:p>0.00427967633758</text:p>
          </table:table-cell>
          <table:table-cell office:value-type="float" office:value="419.84" calcext:value-type="float">
            <text:p>419.84</text:p>
          </table:table-cell>
          <table:table-cell office:value-type="float" office:value="6.01644897125e-07" calcext:value-type="float">
            <text:p>6.01644897125e-07</text:p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1283715306" calcext:value-type="float">
            <text:p>0.0101283715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681945558" calcext:value-type="float">
            <text:p>0.0317681945558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83626876624e-05" calcext:value-type="float">
            <text:p>1.836268766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43214336298" calcext:value-type="float">
            <text:p>0.000743214336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2536114592" calcext:value-type="float">
            <text:p>0.00422536114592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4.01096598046e-07" calcext:value-type="float">
            <text:p>4.01096598046e-07</text:p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95650083629" calcext:value-type="float">
            <text:p>0.00995650083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4422329664" calcext:value-type="float">
            <text:p>0.0314422329664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66434718853e-05" calcext:value-type="float">
            <text:p>1.664347188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39563971188" calcext:value-type="float">
            <text:p>0.000739563971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17064510414" calcext:value-type="float">
            <text:p>0.00417064510414</text:p>
          </table:table-cell>
          <table:table-cell office:value-type="float" office:value="464.896" calcext:value-type="float">
            <text:p>464.896</text:p>
          </table:table-cell>
          <table:table-cell office:value-type="float" office:value="2.00548299079e-07" calcext:value-type="float">
            <text:p>2.00548299079e-07</text:p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859028093" calcext:value-type="float">
            <text:p>0.0097859028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1124300788" calcext:value-type="float">
            <text:p>0.0311124300788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54363629353e-05" calcext:value-type="float">
            <text:p>1.543636293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35183533057" calcext:value-type="float">
            <text:p>0.0007351835330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1089141852" calcext:value-type="float">
            <text:p>0.0041089141852</text:p>
          </table:table-cell>
          <table:table-cell office:value-type="float" office:value="489.472" calcext:value-type="float">
            <text:p>489.4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62306199278" calcext:value-type="float">
            <text:p>0.00962306199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799199905" calcext:value-type="float">
            <text:p>0.0307799199905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44121492809e-05" calcext:value-type="float">
            <text:p>1.4412149280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32263240969" calcext:value-type="float">
            <text:p>0.000732263240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5419814342" calcext:value-type="float">
            <text:p>0.004054198143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6416038469" calcext:value-type="float">
            <text:p>0.00946416038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449222044" calcext:value-type="float">
            <text:p>0.030444922204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31684612719e-05" calcext:value-type="float">
            <text:p>1.316846127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25692583772" calcext:value-type="float">
            <text:p>0.000725692583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9667615078" calcext:value-type="float">
            <text:p>0.00399667615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30422852209" calcext:value-type="float">
            <text:p>0.00930422852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1093390776" calcext:value-type="float">
            <text:p>0.030109339077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20710894992e-05" calcext:value-type="float">
            <text:p>1.207108949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24232437728" calcext:value-type="float">
            <text:p>0.000724232437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4236095912" calcext:value-type="float">
            <text:p>0.00394236095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14847828075" calcext:value-type="float">
            <text:p>0.00914847828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774874976" calcext:value-type="float">
            <text:p>0.0297774874976</text:p>
          </table:table-cell>
          <table:table-cell office:value-type="float" office:value="179.2" calcext:value-type="float">
            <text:p>179.2</text:p>
          </table:table-cell>
          <table:table-cell office:value-type="float" office:value="1.12663501993e-05" calcext:value-type="float">
            <text:p>1.126635019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17661780531" calcext:value-type="float">
            <text:p>0.000717661780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8884746771" calcext:value-type="float">
            <text:p>0.00388884746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9127356245" calcext:value-type="float">
            <text:p>0.00899127356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4493674644" calcext:value-type="float">
            <text:p>0.029449367464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1.06810852538e-05" calcext:value-type="float">
            <text:p>1.0681085253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14011415422" calcext:value-type="float">
            <text:p>0.000714011415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3854077728" calcext:value-type="float">
            <text:p>0.00383854077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83049325495" calcext:value-type="float">
            <text:p>0.00883049325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1178085547" calcext:value-type="float">
            <text:p>0.029117808554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9.94950407207e-06" calcext:value-type="float">
            <text:p>9.949504072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11091123334" calcext:value-type="float">
            <text:p>0.000711091123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9184173796" calcext:value-type="float">
            <text:p>0.00379184173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7025837632" calcext:value-type="float">
            <text:p>0.00867025837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891397647" calcext:value-type="float">
            <text:p>0.028789139764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9.1447647721e-06" calcext:value-type="float">
            <text:p>9.14476477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07440758225" calcext:value-type="float">
            <text:p>0.000707440758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4153504753" calcext:value-type="float">
            <text:p>0.00374153504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50008457177" calcext:value-type="float">
            <text:p>0.00850008457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708973554" calcext:value-type="float">
            <text:p>0.028470897355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8.66923700404e-06" calcext:value-type="float">
            <text:p>8.669237004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01600174049" calcext:value-type="float">
            <text:p>0.000701600174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9964620968" calcext:value-type="float">
            <text:p>0.00369964620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33421359491" calcext:value-type="float">
            <text:p>0.00833421359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1458503608" calcext:value-type="float">
            <text:p>0.0281458503608</text:p>
          </table:table-cell>
          <table:table-cell office:value-type="float" office:value="189.44" calcext:value-type="float">
            <text:p>189.44</text:p>
          </table:table-cell>
          <table:table-cell office:value-type="float" office:value="8.34002547223e-06" calcext:value-type="float">
            <text:p>8.340025472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699409954984" calcext:value-type="float">
            <text:p>0.000699409954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5936077233" calcext:value-type="float">
            <text:p>0.00365936077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6270651982" calcext:value-type="float">
            <text:p>0.00816270651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8332052718" calcext:value-type="float">
            <text:p>0.0278332052718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7.90107676318e-06" calcext:value-type="float">
            <text:p>7.901076763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698679881962" calcext:value-type="float">
            <text:p>0.0006986798819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2208171089" calcext:value-type="float">
            <text:p>0.00362208171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8938134853" calcext:value-type="float">
            <text:p>0.00798938134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5158774573" calcext:value-type="float">
            <text:p>0.0275158774573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7.53528617226e-06" calcext:value-type="float">
            <text:p>7.535286172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696489662896" calcext:value-type="float">
            <text:p>0.000696489662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856043497" calcext:value-type="float">
            <text:p>0.0035856043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81387446179" calcext:value-type="float">
            <text:p>0.00781387446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2040372117" calcext:value-type="float">
            <text:p>0.0272040372117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7.20607464044e-06" calcext:value-type="float">
            <text:p>7.206074640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693569370808" calcext:value-type="float">
            <text:p>0.000693569370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4772401309" calcext:value-type="float">
            <text:p>0.00354772401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4303402197" calcext:value-type="float">
            <text:p>0.00764303402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900751062" calcext:value-type="float">
            <text:p>0.026890075106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7.05975840409e-06" calcext:value-type="float">
            <text:p>7.059758404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92109224765" calcext:value-type="float">
            <text:p>0.000692109224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0824027598" calcext:value-type="float">
            <text:p>0.00350824027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7389047195" calcext:value-type="float">
            <text:p>0.00747389047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899782579" calcext:value-type="float">
            <text:p>0.0265899782579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91344216774e-06" calcext:value-type="float">
            <text:p>6.913442167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91379151743" calcext:value-type="float">
            <text:p>0.000691379151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7316589022" calcext:value-type="float">
            <text:p>0.00347316589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30856492394" calcext:value-type="float">
            <text:p>0.00730856492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854547707" calcext:value-type="float">
            <text:p>0.0262854547707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69396781317e-06" calcext:value-type="float">
            <text:p>6.693967813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87728786633" calcext:value-type="float">
            <text:p>0.000687728786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3849235459" calcext:value-type="float">
            <text:p>0.00343849235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5305709543" calcext:value-type="float">
            <text:p>0.00715305709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848091656" calcext:value-type="float">
            <text:p>0.0259848091656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51107251781e-06" calcext:value-type="float">
            <text:p>6.511072517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83348348502" calcext:value-type="float">
            <text:p>0.0006833483485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020149934" calcext:value-type="float">
            <text:p>0.0034020149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9427669376" calcext:value-type="float">
            <text:p>0.00699427669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831026305" calcext:value-type="float">
            <text:p>0.0256831026305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6.218440045e-06" calcext:value-type="float">
            <text:p>6.2184400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81888202458" calcext:value-type="float">
            <text:p>0.000681888202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6072743074" calcext:value-type="float">
            <text:p>0.00336072743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3773861073" calcext:value-type="float">
            <text:p>0.00683773861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869934155" calcext:value-type="float">
            <text:p>0.025386993415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6.10870286777e-06" calcext:value-type="float">
            <text:p>6.108702867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77507764327" calcext:value-type="float">
            <text:p>0.000677507764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2284709412" calcext:value-type="float">
            <text:p>0.00332284709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8410948163" calcext:value-type="float">
            <text:p>0.00668410948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848112911" calcext:value-type="float">
            <text:p>0.0250848112911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9258075723e-06" calcext:value-type="float">
            <text:p>5.92580757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3857399217" calcext:value-type="float">
            <text:p>0.000673857399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8436548231" calcext:value-type="float">
            <text:p>0.00328436548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3648007" calcext:value-type="float">
            <text:p>0.00653648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846412752" calcext:value-type="float">
            <text:p>0.0247846412752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70633321784e-06" calcext:value-type="float">
            <text:p>5.706333217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68746888064" calcext:value-type="float">
            <text:p>0.000668746888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5450214816" calcext:value-type="float">
            <text:p>0.00325450214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8006319339" calcext:value-type="float">
            <text:p>0.006380063193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924099423" calcext:value-type="float">
            <text:p>0.024492409942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63317509961e-06" calcext:value-type="float">
            <text:p>5.633175099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4366449932" calcext:value-type="float">
            <text:p>0.000664366449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1441713586" calcext:value-type="float">
            <text:p>0.00321441713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22485838091" calcext:value-type="float">
            <text:p>0.00622485838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2099830657" calcext:value-type="float">
            <text:p>0.0242099830657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56001698149e-06" calcext:value-type="float">
            <text:p>5.560016981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58525865757" calcext:value-type="float">
            <text:p>0.000658525865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8274997615" calcext:value-type="float">
            <text:p>0.00318274997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6359324776" calcext:value-type="float">
            <text:p>0.00606359324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936043629" calcext:value-type="float">
            <text:p>0.023936043629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5.48685886326e-06" calcext:value-type="float">
            <text:p>5.486858863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54875500648" calcext:value-type="float">
            <text:p>0.0006548755006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5048154125" calcext:value-type="float">
            <text:p>0.00315048154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9790408052" calcext:value-type="float">
            <text:p>0.00589790408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577141371" calcext:value-type="float">
            <text:p>0.0236577141371</text:p>
          </table:table-cell>
          <table:table-cell office:value-type="float" office:value="220.16" calcext:value-type="float">
            <text:p>220.16</text:p>
          </table:table-cell>
          <table:table-cell office:value-type="float" office:value="5.34054262691e-06" calcext:value-type="float">
            <text:p>5.3405426269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53415354604" calcext:value-type="float">
            <text:p>0.000653415354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1741140611" calcext:value-type="float">
            <text:p>0.00311741140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72500313167" calcext:value-type="float">
            <text:p>0.00572500313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852746358" calcext:value-type="float">
            <text:p>0.023385274635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5.15764733144e-06" calcext:value-type="float">
            <text:p>5.157647331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49764989494" calcext:value-type="float">
            <text:p>0.000649764989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9336039873" calcext:value-type="float">
            <text:p>0.00309336039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4810237118" calcext:value-type="float">
            <text:p>0.00554810237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1207738174" calcext:value-type="float">
            <text:p>0.023120773817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5.12106827244e-06" calcext:value-type="float">
            <text:p>5.121068272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46844697407" calcext:value-type="float">
            <text:p>0.000646844697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6670386556" calcext:value-type="float">
            <text:p>0.00306670386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6526249643" calcext:value-type="float">
            <text:p>0.00536526249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768696742" calcext:value-type="float">
            <text:p>0.0228768696742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82843579974e-06" calcext:value-type="float">
            <text:p>4.828435799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366236751" calcext:value-type="float">
            <text:p>0.0006366236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3844393189" calcext:value-type="float">
            <text:p>0.00303844393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8751329104" calcext:value-type="float">
            <text:p>0.00518751329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6454771878" calcext:value-type="float">
            <text:p>0.0226454771878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4.75527768151e-06" calcext:value-type="float">
            <text:p>4.755277681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0783090925" calcext:value-type="float">
            <text:p>0.000630783090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1359122427" calcext:value-type="float">
            <text:p>0.00301359122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501055192734" calcext:value-type="float">
            <text:p>0.00501055192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4170845725" calcext:value-type="float">
            <text:p>0.0224170845725</text:p>
          </table:table-cell>
          <table:table-cell office:value-type="float" office:value="230.4" calcext:value-type="float">
            <text:p>230.4</text:p>
          </table:table-cell>
          <table:table-cell office:value-type="float" office:value="4.64554050428e-06" calcext:value-type="float">
            <text:p>4.645540504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19831995596" calcext:value-type="float">
            <text:p>0.000619831995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9394956824" calcext:value-type="float">
            <text:p>0.00299394956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4134777411" calcext:value-type="float">
            <text:p>0.00484134777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896065519" calcext:value-type="float">
            <text:p>0.0221896065519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4.49922426793e-06" calcext:value-type="float">
            <text:p>4.499224267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12531265377" calcext:value-type="float">
            <text:p>0.000612531265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7350621197" calcext:value-type="float">
            <text:p>0.00297350621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7693127421" calcext:value-type="float">
            <text:p>0.00467693127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9719329877" calcext:value-type="float">
            <text:p>0.0219719329877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38948709058e-06" calcext:value-type="float">
            <text:p>4.389487090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04500462136" calcext:value-type="float">
            <text:p>0.000604500462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5807348224" calcext:value-type="float">
            <text:p>0.00295807348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1681760198" calcext:value-type="float">
            <text:p>0.00451681760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781120561" calcext:value-type="float">
            <text:p>0.0217781120561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35290803158e-06" calcext:value-type="float">
            <text:p>4.352908031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598659877961" calcext:value-type="float">
            <text:p>0.000598659877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4524627831" calcext:value-type="float">
            <text:p>0.002945246278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6270364723" calcext:value-type="float">
            <text:p>0.00436270364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6116192173" calcext:value-type="float">
            <text:p>0.0216116192173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27974991335e-06" calcext:value-type="float">
            <text:p>4.279749913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062907472" calcext:value-type="float">
            <text:p>0.000590629074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2881142327" calcext:value-type="float">
            <text:p>0.00292881142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20725642192" calcext:value-type="float">
            <text:p>0.00420725642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451565126" calcext:value-type="float">
            <text:p>0.02145156512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17001273612e-06" calcext:value-type="float">
            <text:p>4.170012736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1868198457" calcext:value-type="float">
            <text:p>0.000581868198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1357911859" calcext:value-type="float">
            <text:p>0.00291357911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4786998818" calcext:value-type="float">
            <text:p>0.00404786998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981692848" calcext:value-type="float">
            <text:p>0.0212981692848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4.133433677e-06" calcext:value-type="float">
            <text:p>4.1334336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77487760326" calcext:value-type="float">
            <text:p>0.000577487760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9514001294" calcext:value-type="float">
            <text:p>0.00289514001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9315000136" calcext:value-type="float">
            <text:p>0.00389315000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142615" calcext:value-type="float">
            <text:p>0.021142615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95053838154e-06" calcext:value-type="float">
            <text:p>3.950538381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69456957085" calcext:value-type="float">
            <text:p>0.000569456957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8231280901" calcext:value-type="float">
            <text:p>0.00288231280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4212681015" calcext:value-type="float">
            <text:p>0.003742126810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855973634" calcext:value-type="float">
            <text:p>0.0209855973634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8408012043e-06" calcext:value-type="float">
            <text:p>3.84080120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65076518953" calcext:value-type="float">
            <text:p>0.000565076518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6808262964" calcext:value-type="float">
            <text:p>0.00286808262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8801285539" calcext:value-type="float">
            <text:p>0.00358801285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8300796623" calcext:value-type="float">
            <text:p>0.0208300796623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65790590884e-06" calcext:value-type="float">
            <text:p>3.657905908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55585569669" calcext:value-type="float">
            <text:p>0.000555585569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516477746" calcext:value-type="float">
            <text:p>0.0028516477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3044451786" calcext:value-type="float">
            <text:p>0.00343044451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779642539" calcext:value-type="float">
            <text:p>0.0206779642539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3.51158967249e-06" calcext:value-type="float">
            <text:p>3.511589672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46824693406" calcext:value-type="float">
            <text:p>0.000546824693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3220654364" calcext:value-type="float">
            <text:p>0.002832206543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6633103399" calcext:value-type="float">
            <text:p>0.00326633103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5341533664" calcext:value-type="float">
            <text:p>0.0205341533664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3.29211531802e-06" calcext:value-type="float">
            <text:p>3.292115318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39523963187" calcext:value-type="float">
            <text:p>0.000539523963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1537083847" calcext:value-type="float">
            <text:p>0.00281537083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9688446793" calcext:value-type="float">
            <text:p>0.00309688446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874157754" calcext:value-type="float">
            <text:p>0.0203874157754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3.07264096344e-06" calcext:value-type="float">
            <text:p>3.072640963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31493159946" calcext:value-type="float">
            <text:p>0.000531493159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9873555837" calcext:value-type="float">
            <text:p>0.00279873555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1331735469" calcext:value-type="float">
            <text:p>0.00291331735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2402025952" calcext:value-type="float">
            <text:p>0.020240202595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96290378621e-06" calcext:value-type="float">
            <text:p>2.9629037862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24192429727" calcext:value-type="float">
            <text:p>0.000524192429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7869305223" calcext:value-type="float">
            <text:p>0.00277869305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2756852602" calcext:value-type="float">
            <text:p>0.0027275685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0885261923" calcext:value-type="float">
            <text:p>0.0200885261923</text:p>
          </table:table-cell>
          <table:table-cell office:value-type="float" office:value="261.12" calcext:value-type="float">
            <text:p>261.12</text:p>
          </table:table-cell>
          <table:table-cell office:value-type="float" office:value="2.92632472709e-06" calcext:value-type="float">
            <text:p>2.926324727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18351845552" calcext:value-type="float">
            <text:p>0.000518351845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5684672052" calcext:value-type="float">
            <text:p>0.00275684672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3545636063" calcext:value-type="float">
            <text:p>0.00253545636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9386058114" calcext:value-type="float">
            <text:p>0.0199386058114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74342943163e-06" calcext:value-type="float">
            <text:p>2.743429431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11051115333" calcext:value-type="float">
            <text:p>0.000511051115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3880846499" calcext:value-type="float">
            <text:p>0.00273880846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4849546782" calcext:value-type="float">
            <text:p>0.00234849546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7900390309" calcext:value-type="float">
            <text:p>0.0197900390309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59711319528e-06" calcext:value-type="float">
            <text:p>2.597113195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49863987396" calcext:value-type="float">
            <text:p>0.00049863987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9972557801" calcext:value-type="float">
            <text:p>0.00269972557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6577679948" calcext:value-type="float">
            <text:p>0.00216577679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6313019561" calcext:value-type="float">
            <text:p>0.019631301956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45079695893e-06" calcext:value-type="float">
            <text:p>2.450796958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89878997697" calcext:value-type="float">
            <text:p>0.000489878997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6164481633" calcext:value-type="float">
            <text:p>0.00266164481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8390657604" calcext:value-type="float">
            <text:p>0.00198390657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4808694021" calcext:value-type="float">
            <text:p>0.0194808694021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30448072258e-06" calcext:value-type="float">
            <text:p>2.304480722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78197829347" calcext:value-type="float">
            <text:p>0.000478197829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2356405465" calcext:value-type="float">
            <text:p>0.00262356405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0312721031" calcext:value-type="float">
            <text:p>0.001803127210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1745898929" calcext:value-type="float">
            <text:p>0.0191745898929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26790166347e-06" calcext:value-type="float">
            <text:p>2.267901663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69436953084" calcext:value-type="float">
            <text:p>0.000469436953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8087351655" calcext:value-type="float">
            <text:p>0.00258087351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1816622332" calcext:value-type="float">
            <text:p>0.00161816622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8660787724" calcext:value-type="float">
            <text:p>0.0188660787724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23132260435e-06" calcext:value-type="float">
            <text:p>2.231322604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3596368909" calcext:value-type="float">
            <text:p>0.0004635963689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4740253129" calcext:value-type="float">
            <text:p>0.00254740253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4478044882" calcext:value-type="float">
            <text:p>0.00144478044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562140626" calcext:value-type="float">
            <text:p>0.018562140626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2.085006368e-06" calcext:value-type="float">
            <text:p>2.0850063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5629563869" calcext:value-type="float">
            <text:p>0.00045629563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1312984578" calcext:value-type="float">
            <text:p>0.00251312984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7133407112" calcext:value-type="float">
            <text:p>0.00127133407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2563367061" calcext:value-type="float">
            <text:p>0.018256336706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90211107265e-06" calcext:value-type="float">
            <text:p>1.902111072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41694178252" calcext:value-type="float">
            <text:p>0.000441694178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7785503496" calcext:value-type="float">
            <text:p>0.00247785503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09576658117" calcext:value-type="float">
            <text:p>0.00109576658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9543009168" calcext:value-type="float">
            <text:p>0.0179543009168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7923738953e-06" calcext:value-type="float">
            <text:p>1.79237389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32933301989" calcext:value-type="float">
            <text:p>0.000432933301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5099807672" calcext:value-type="float">
            <text:p>0.00245099807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27895698487" calcext:value-type="float">
            <text:p>0.000927895698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6618866649" calcext:value-type="float">
            <text:p>0.0176618866649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1.71921577719e-06" calcext:value-type="float">
            <text:p>1.719215777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0522060616" calcext:value-type="float">
            <text:p>0.000420522060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1652496615" calcext:value-type="float">
            <text:p>0.00241652496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7420596618" calcext:value-type="float">
            <text:p>0.00077420596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3794597884" calcext:value-type="float">
            <text:p>0.0173794597884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68263671807e-06" calcext:value-type="float">
            <text:p>1.682636718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13951403419" calcext:value-type="float">
            <text:p>0.000413951403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8445695631" calcext:value-type="float">
            <text:p>0.00238445695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30636969398" calcext:value-type="float">
            <text:p>0.000630636969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900819912" calcext:value-type="float">
            <text:p>0.0170900819912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57289954084e-06" calcext:value-type="float">
            <text:p>1.572899540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11031111332" calcext:value-type="float">
            <text:p>0.000411031111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4958299562" calcext:value-type="float">
            <text:p>0.00234958299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01249122996" calcext:value-type="float">
            <text:p>0.000501249122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8115329966" calcext:value-type="float">
            <text:p>0.016811532996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53632048172e-06" calcext:value-type="float">
            <text:p>1.536320481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5920600178" calcext:value-type="float">
            <text:p>0.000405920600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11702659" calcext:value-type="float">
            <text:p>0.002311702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16954771281" calcext:value-type="float">
            <text:p>0.000316954771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5310084772" calcext:value-type="float">
            <text:p>0.0165310084772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46316236349e-06" calcext:value-type="float">
            <text:p>1.463162363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01540162047" calcext:value-type="float">
            <text:p>0.000401540162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7903337398" calcext:value-type="float">
            <text:p>0.00227903337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83142890786" calcext:value-type="float">
            <text:p>0.000183142890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2489840224" calcext:value-type="float">
            <text:p>0.0162489840224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42658330449e-06" calcext:value-type="float">
            <text:p>1.426583304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93509358806" calcext:value-type="float">
            <text:p>0.000393509358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4476068847" calcext:value-type="float">
            <text:p>0.00224476068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20562710471e-05" calcext:value-type="float">
            <text:p>9.205627104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970398444" calcext:value-type="float">
            <text:p>0.015970398444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39000424537e-06" calcext:value-type="float">
            <text:p>1.390004245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84748482543" calcext:value-type="float">
            <text:p>0.000384748482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1149012826" calcext:value-type="float">
            <text:p>0.00221149012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01799260725e-05" calcext:value-type="float">
            <text:p>4.017992607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6827400851" calcext:value-type="float">
            <text:p>0.0156827400851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31684612714e-06" calcext:value-type="float">
            <text:p>1.3168461271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75257533259" calcext:value-type="float">
            <text:p>0.000375257533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7200639115" calcext:value-type="float">
            <text:p>0.00217200639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9090010125e-05" calcext:value-type="float">
            <text:p>1.90900101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865577026" calcext:value-type="float">
            <text:p>0.0153865577026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09737177267e-06" calcext:value-type="float">
            <text:p>1.0973717726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61386145842" calcext:value-type="float">
            <text:p>0.000361386145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343264796" calcext:value-type="float">
            <text:p>0.0021343264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8.06022649724e-06" calcext:value-type="float">
            <text:p>8.060226497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890217198" calcext:value-type="float">
            <text:p>0.0150890217198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02421365444e-06" calcext:value-type="float">
            <text:p>1.024213654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42404247273" calcext:value-type="float">
            <text:p>0.000342404247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09384061718" calcext:value-type="float">
            <text:p>0.00209384061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09076354399e-06" calcext:value-type="float">
            <text:p>3.090763543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851567409" calcext:value-type="float">
            <text:p>0.0147851567409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9.1447647721e-07" calcext:value-type="float">
            <text:p>9.14476477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27802786835" calcext:value-type="float">
            <text:p>0.000327802786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5515858032" calcext:value-type="float">
            <text:p>0.00205515858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3938737552e-06" calcext:value-type="float">
            <text:p>1.39387375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770480421" calcext:value-type="float">
            <text:p>0.0144770480421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8.77897418095e-07" calcext:value-type="float">
            <text:p>8.778974180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11741180353" calcext:value-type="float">
            <text:p>0.000311741180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1507356802" calcext:value-type="float">
            <text:p>0.00201507356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09085772138e-06" calcext:value-type="float">
            <text:p>1.090857721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1673296564" calcext:value-type="float">
            <text:p>0.0141673296564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7.31581181745e-07" calcext:value-type="float">
            <text:p>7.3158118174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98599865959" calcext:value-type="float">
            <text:p>0.000298599865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7538940585" calcext:value-type="float">
            <text:p>0.001975389405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8.48444894452e-07" calcext:value-type="float">
            <text:p>8.484448944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86020872" calcext:value-type="float">
            <text:p>0.01386020872</text:p>
          </table:table-cell>
          <table:table-cell office:value-type="float" office:value="358.4" calcext:value-type="float">
            <text:p>358.4</text:p>
          </table:table-cell>
          <table:table-cell office:value-type="float" office:value="6.58423063626e-07" calcext:value-type="float">
            <text:p>6.584230636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88378843652" calcext:value-type="float">
            <text:p>0.000288378843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3730864417" calcext:value-type="float">
            <text:p>0.001937308644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7.87841687666e-07" calcext:value-type="float">
            <text:p>7.878416876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5602947907" calcext:value-type="float">
            <text:p>0.0135602947907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6.21844004511e-07" calcext:value-type="float">
            <text:p>6.218440045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78887894367" calcext:value-type="float">
            <text:p>0.000278887894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89822575719" calcext:value-type="float">
            <text:p>0.00189822575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7.27238480991e-07" calcext:value-type="float">
            <text:p>7.2723848099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665269385" calcext:value-type="float">
            <text:p>0.0132665269385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5.85264945396e-07" calcext:value-type="float">
            <text:p>5.852649453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65016506951" calcext:value-type="float">
            <text:p>0.000265016506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6595732229" calcext:value-type="float">
            <text:p>0.00186595732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6.66635274205e-07" calcext:value-type="float">
            <text:p>6.666352742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778076497" calcext:value-type="float">
            <text:p>0.0129778076497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5.12106827277e-07" calcext:value-type="float">
            <text:p>5.1210682727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55525557666" calcext:value-type="float">
            <text:p>0.000255525557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2988081122" calcext:value-type="float">
            <text:p>0.00182988081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6.06032067418e-07" calcext:value-type="float">
            <text:p>6.0603206741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983440602" calcext:value-type="float">
            <text:p>0.0126983440602</text:p>
          </table:table-cell>
          <table:table-cell office:value-type="float" office:value="378.88" calcext:value-type="float">
            <text:p>378.88</text:p>
          </table:table-cell>
          <table:table-cell office:value-type="float" office:value="4.75527768162e-07" calcext:value-type="float">
            <text:p>4.755277681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49684973491" calcext:value-type="float">
            <text:p>0.000249684973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79781280139" calcext:value-type="float">
            <text:p>0.00179781280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5.45428860743e-07" calcext:value-type="float">
            <text:p>5.4542886074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166122757" calcext:value-type="float">
            <text:p>0.0124166122757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2.92632472698e-07" calcext:value-type="float">
            <text:p>2.9263247269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40194024206" calcext:value-type="float">
            <text:p>0.000240194024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6033331489" calcext:value-type="float">
            <text:p>0.00176033331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4.84825653957e-07" calcext:value-type="float">
            <text:p>4.8482565395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135612167" calcext:value-type="float">
            <text:p>0.012135612167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2.56053413583e-07" calcext:value-type="float">
            <text:p>2.560534135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299730019" calcext:value-type="float">
            <text:p>0.0002299730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2445722889" calcext:value-type="float">
            <text:p>0.001724457228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4.24222447171e-07" calcext:value-type="float">
            <text:p>4.242224471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625507413" calcext:value-type="float">
            <text:p>0.0118625507413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2.19474354579e-07" calcext:value-type="float">
            <text:p>2.1947435457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2672271681" calcext:value-type="float">
            <text:p>0.000222672271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68597561709" calcext:value-type="float">
            <text:p>0.00168597561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3.03016033709e-07" calcext:value-type="float">
            <text:p>3.030160337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883186341" calcext:value-type="float">
            <text:p>0.0115883186341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1.82895295464e-07" calcext:value-type="float">
            <text:p>1.828952954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3911395418" calcext:value-type="float">
            <text:p>0.000213911395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5270505688" calcext:value-type="float">
            <text:p>0.00165270505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81809620248e-07" calcext:value-type="float">
            <text:p>1.818096202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3143791974" calcext:value-type="float">
            <text:p>0.0113143791974</text:p>
          </table:table-cell>
          <table:table-cell office:value-type="float" office:value="415.744" calcext:value-type="float">
            <text:p>415.744</text:p>
          </table:table-cell>
          <table:table-cell office:value-type="float" office:value="1.46316236349e-07" calcext:value-type="float">
            <text:p>1.463162363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0770081023" calcext:value-type="float">
            <text:p>0.000200770081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1502514533" calcext:value-type="float">
            <text:p>0.00161502514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1.21206413461e-07" calcext:value-type="float">
            <text:p>1.212064134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0367082138" calcext:value-type="float">
            <text:p>0.0110367082138</text:p>
          </table:table-cell>
          <table:table-cell office:value-type="float" office:value="419.84" calcext:value-type="float">
            <text:p>419.84</text:p>
          </table:table-cell>
          <table:table-cell office:value-type="float" office:value="7.31581182301e-08" calcext:value-type="float">
            <text:p>7.3158118230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90549058717" calcext:value-type="float">
            <text:p>0.000190549058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7694438365" calcext:value-type="float">
            <text:p>0.00157694438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6.06032067862e-08" calcext:value-type="float">
            <text:p>6.0603206786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7504034552" calcext:value-type="float">
            <text:p>0.0107504034552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3.6579059115e-08" calcext:value-type="float">
            <text:p>3.657905911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73027306191" calcext:value-type="float">
            <text:p>0.000173027306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3245002" calcext:value-type="float">
            <text:p>0.00153245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86.4" calcext:value-type="float">
            <text:p>3686.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537454834" calcext:value-type="float">
            <text:p>0.0104537454834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47474750425" calcext:value-type="float">
            <text:p>0.000147474750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48555055562" calcext:value-type="float">
            <text:p>0.001485550555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519657807" calcext:value-type="float">
            <text:p>0.0101519657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17541756526" calcext:value-type="float">
            <text:p>0.000117541756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4105619197" calcext:value-type="float">
            <text:p>0.00144105619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3705249653" calcext:value-type="float">
            <text:p>0.00983705249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02210223067" calcext:value-type="float">
            <text:p>0.000102210223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38754270056" calcext:value-type="float">
            <text:p>0.00138754270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51548096218" calcext:value-type="float">
            <text:p>0.00951548096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24982514751e-05" calcext:value-type="float">
            <text:p>8.249825147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4044281111" calcext:value-type="float">
            <text:p>0.00134044281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20111643491" calcext:value-type="float">
            <text:p>0.00920111643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6.64366449933e-05" calcext:value-type="float">
            <text:p>6.643664499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29394419685" calcext:value-type="float">
            <text:p>0.00129394419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9483692573" calcext:value-type="float">
            <text:p>0.00889483692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54855496647e-05" calcext:value-type="float">
            <text:p>5.548554966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4924940814" calcext:value-type="float">
            <text:p>0.00124924940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9367914748" calcext:value-type="float">
            <text:p>0.00859367914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4.01540162047e-05" calcext:value-type="float">
            <text:p>4.0154016204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0776142042" calcext:value-type="float">
            <text:p>0.00120776142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9782601912" calcext:value-type="float">
            <text:p>0.00829782601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92029208762e-05" calcext:value-type="float">
            <text:p>2.920292087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7008150886" calcext:value-type="float">
            <text:p>0.001170081508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0969207093" calcext:value-type="float">
            <text:p>0.00800969207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3362336701e-05" calcext:value-type="float">
            <text:p>2.336233670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2498587003" calcext:value-type="float">
            <text:p>0.00112498587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2382631786" calcext:value-type="float">
            <text:p>0.00772382631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60616064819e-05" calcext:value-type="float">
            <text:p>1.6061606481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09151488477" calcext:value-type="float">
            <text:p>0.00109151488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412531061" calcext:value-type="float">
            <text:p>0.0074412531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09510953286e-05" calcext:value-type="float">
            <text:p>1.095109532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5163029753" calcext:value-type="float">
            <text:p>0.00105163029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702769565" calcext:value-type="float">
            <text:p>0.0071702769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5.84058417519e-06" calcext:value-type="float">
            <text:p>5.840584175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0673508377" calcext:value-type="float">
            <text:p>0.00100673508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482495954" calcext:value-type="float">
            <text:p>0.00690482495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2.92029208759e-06" calcext:value-type="float">
            <text:p>2.920292087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0963242845427" calcext:value-type="float">
            <text:p>0.000963242845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361668249" calcext:value-type="float">
            <text:p>0.00664361668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7.30073021926e-07" calcext:value-type="float">
            <text:p>7.300730219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20953157456" calcext:value-type="float">
            <text:p>0.000920953157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7871344241" calcext:value-type="float">
            <text:p>0.00637871344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874654968257" calcext:value-type="float">
            <text:p>0.000874654968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087250552" calcext:value-type="float">
            <text:p>0.0061087250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23947427705" calcext:value-type="float">
            <text:p>0.000823947427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3452953188" calcext:value-type="float">
            <text:p>0.00583452953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66826285186" calcext:value-type="float">
            <text:p>0.000766826285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5020029809" calcext:value-type="float">
            <text:p>0.00555020029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02289415392" calcext:value-type="float">
            <text:p>0.000702289415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6129809026" calcext:value-type="float">
            <text:p>0.00526129809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37752545599" calcext:value-type="float">
            <text:p>0.00063775254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96522545914" calcext:value-type="float">
            <text:p>0.00496522545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58203437851" calcext:value-type="float">
            <text:p>0.00058203437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66732363841" calcext:value-type="float">
            <text:p>0.00466732363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24311960806" calcext:value-type="float">
            <text:p>0.0005243119608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36269039989" calcext:value-type="float">
            <text:p>0.004362690399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474806970623" calcext:value-type="float">
            <text:p>0.000474806970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05556946349" calcext:value-type="float">
            <text:p>0.00405556946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28308356362" calcext:value-type="float">
            <text:p>0.000428308356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75049721947" calcext:value-type="float">
            <text:p>0.00375049721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383813992716" calcext:value-type="float">
            <text:p>0.000383813992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44758341919" calcext:value-type="float">
            <text:p>0.003447583419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34910277717" calcext:value-type="float">
            <text:p>0.000334910277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14953526328" calcext:value-type="float">
            <text:p>0.00314953526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288211238394" calcext:value-type="float">
            <text:p>0.000288211238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84914574467" calcext:value-type="float">
            <text:p>0.00284914574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47524950916" calcext:value-type="float">
            <text:p>0.000247524950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54970740466" calcext:value-type="float">
            <text:p>0.00254970740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07640363683" calcext:value-type="float">
            <text:p>0.000207640363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2576224069" calcext:value-type="float">
            <text:p>0.0022576224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65951950897" calcext:value-type="float">
            <text:p>0.000165951950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97340292449" calcext:value-type="float">
            <text:p>0.00197340292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31478840325" calcext:value-type="float">
            <text:p>0.000131478840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8753717142" calcext:value-type="float">
            <text:p>0.00168753717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00012105674" calcext:value-type="float">
            <text:p>0.000100012105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1692685974" calcext:value-type="float">
            <text:p>0.00141692685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5.85241179494e-05" calcext:value-type="float">
            <text:p>5.852411794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651572011" calcext:value-type="float">
            <text:p>0.0011651572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2.98633341591e-05" calcext:value-type="float">
            <text:p>2.9863334159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39691289132" calcext:value-type="float">
            <text:p>0.000939691289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1.38293292414e-05" calcext:value-type="float">
            <text:p>1.3829329241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95840225262" calcext:value-type="float">
            <text:p>0.000595840225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01487715149e-06" calcext:value-type="float">
            <text:p>7.014877151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53801855376" calcext:value-type="float">
            <text:p>0.000353801855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80807616795e-06" calcext:value-type="float">
            <text:p>3.808076167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4418897007" calcext:value-type="float">
            <text:p>0.000184418897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20467567613e-06" calcext:value-type="float">
            <text:p>2.204675676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64840850077e-05" calcext:value-type="float">
            <text:p>8.648408500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01700245856e-07" calcext:value-type="float">
            <text:p>8.017002458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02787553272e-05" calcext:value-type="float">
            <text:p>4.027875532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6.0127518442e-07" calcext:value-type="float">
            <text:p>6.01275184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82553123599e-05" calcext:value-type="float">
            <text:p>1.825531235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4.00850122984e-07" calcext:value-type="float">
            <text:p>4.008501229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04843430702e-06" calcext:value-type="float">
            <text:p>8.048434307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2.00425061436e-07" calcext:value-type="float">
            <text:p>2.004250614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40229268436e-06" calcext:value-type="float">
            <text:p>3.402292684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79260582289e-06" calcext:value-type="float">
            <text:p>1.7926058228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39018410761e-06" calcext:value-type="float">
            <text:p>1.3901841076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20726514607e-06" calcext:value-type="float">
            <text:p>1.2072651460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09751376909e-06" calcext:value-type="float">
            <text:p>1.097513769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9.87762392213e-07" calcext:value-type="float">
            <text:p>9.877623922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8.78011015337e-07" calcext:value-type="float">
            <text:p>8.7801101533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8.0484343068e-07" calcext:value-type="float">
            <text:p>8.04843430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7.68259638351e-07" calcext:value-type="float">
            <text:p>7.6825963835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6.58508261475e-07" calcext:value-type="float">
            <text:p>6.585082614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6.21924469146e-07" calcext:value-type="float">
            <text:p>6.219244691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5.85340676817e-07" calcext:value-type="float">
            <text:p>5.853406768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5.487568846e-07" calcext:value-type="float">
            <text:p>5.4875688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5.12173092271e-07" calcext:value-type="float">
            <text:p>5.121730922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4.75589299942e-07" calcext:value-type="float">
            <text:p>4.755892999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3.65837923066e-07" calcext:value-type="float">
            <text:p>3.658379230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3.29254130738e-07" calcext:value-type="float">
            <text:p>3.2925413073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2.92670338409e-07" calcext:value-type="float">
            <text:p>2.926703384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27.648" calcext:value-type="float">
            <text:p>3227.648</text:p>
          </table:table-cell>
          <table:table-cell office:value-type="float" office:value="2.5608654608e-07" calcext:value-type="float">
            <text:p>2.56086546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2.19502753862e-07" calcext:value-type="float">
            <text:p>2.195027538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82918961533e-07" calcext:value-type="float">
            <text:p>1.829189615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09751376876e-07" calcext:value-type="float">
            <text:p>1.097513768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7.31675846577e-08" calcext:value-type="float">
            <text:p>7.3167584657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3.65837923288e-08" calcext:value-type="float">
            <text:p>3.6583792328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0.864" calcext:value-type="float">
            <text:p>3620.8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